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line-height="125%" fo:margin-top="0.776cm" fo:margin-bottom="0.247cm" style:writing-mode="lr-tb"/>
    </style:style>
    <style:style style:name="T1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1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break-before="auto" fo:line-height="132%" fo:margin-top="0.071cm" style:writing-mode="lr-tb"/>
    </style:style>
    <style:style style:name="T2_1" style:family="text">
      <style:text-properties fo:background-color="#ffffff" fo:color="#0b0c0c" fo:font-size="12pt" style:font-size-asian="12pt" style:font-size-complex="12pt"/>
    </style:style>
    <style:style style:name="T2_2" style:family="text">
      <style:text-properties fo:background-color="#ffffff" fo:color="#0b0c0c" fo:font-size="12pt" style:font-size-asian="12pt" style:font-size-complex="12pt"/>
    </style:style>
    <style:style style:name="T2_3" style:family="text">
      <style:text-properties fo:background-color="#ffffff" fo:color="#0b0c0c" fo:font-size="12pt" style:font-size-asian="12pt" style:font-size-complex="12pt"/>
    </style:style>
    <style:style style:name="T2_4" style:family="text">
      <style:text-properties fo:background-color="#ffffff" fo:color="#0b0c0c" fo:font-size="12pt" style:font-size-asian="12pt" style:font-size-complex="12pt"/>
    </style:style>
    <style:style style:name="T2_5" style:family="text">
      <style:text-properties fo:background-color="#ffffff" fo:color="#0b0c0c" fo:font-size="12pt" style:font-size-asian="12pt" style:font-size-complex="12pt"/>
    </style:style>
    <style:style style:name="T2_6" style:family="text">
      <style:text-properties fo:background-color="#ffffff" fo:color="#0b0c0c" fo:font-size="12pt" style:font-size-asian="12pt" style:font-size-complex="12pt"/>
    </style:style>
    <style:style style:name="T2_7" style:family="text">
      <style:text-properties fo:background-color="#ffffff" fo:color="#0b0c0c" fo:font-size="12pt" style:font-size-asian="12pt" style:font-size-complex="12pt"/>
    </style:style>
    <style:style style:name="T2_8" style:family="text">
      <style:text-properties fo:background-color="#ffffff" fo:color="#0b0c0c" fo:font-size="12pt" style:font-size-asian="12pt" style:font-size-complex="12pt"/>
    </style:style>
    <style:style style:name="T2_9" style:family="text">
      <style:text-properties fo:background-color="#ffffff" fo:color="#0b0c0c" fo:font-size="12pt" style:font-size-asian="12pt" style:font-size-complex="12pt"/>
    </style:style>
    <style:style style:name="T2_10" style:family="text">
      <style:text-properties fo:background-color="#ffffff" fo:color="#0b0c0c" fo:font-size="12pt" style:font-size-asian="12pt" style:font-size-complex="12pt"/>
    </style:style>
    <style:style style:name="T2_11" style:family="text">
      <style:text-properties fo:background-color="#ffffff" fo:color="#0b0c0c" fo:font-size="12pt" style:font-size-asian="12pt" style:font-size-complex="12pt"/>
    </style:style>
    <style:style style:name="T2_12" style:family="text">
      <style:text-properties fo:background-color="#ffffff" fo:color="#0b0c0c" fo:font-size="12pt" style:font-size-asian="12pt" style:font-size-complex="12pt"/>
    </style:style>
    <style:style style:name="T2_13" style:family="text">
      <style:text-properties fo:background-color="#ffffff" fo:color="#0b0c0c" fo:font-size="12pt" style:font-size-asian="12pt" style:font-size-complex="12pt"/>
    </style:style>
    <style:style style:name="T2_14" style:family="text">
      <style:text-properties fo:background-color="#ffffff" fo:color="#0b0c0c" fo:font-size="12pt" style:font-size-asian="12pt" style:font-size-complex="12pt"/>
    </style:style>
    <style:style style:name="T2_15" style:family="text">
      <style:text-properties fo:background-color="#ffffff" fo:color="#0b0c0c" fo:font-size="12pt" style:font-size-asian="12pt" style:font-size-complex="12pt"/>
    </style:style>
    <style:style style:name="T2_16" style:family="text">
      <style:text-properties fo:background-color="#ffffff" fo:color="#0b0c0c" fo:font-size="12pt" style:font-size-asian="12pt" style:font-size-complex="12pt"/>
    </style:style>
    <style:style style:name="T2_17" style:family="text"/>
    <style:style style:name="T2_1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19" style:family="text"/>
    <style:style style:name="T2_2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21" style:family="text"/>
    <style:style style:name="T2_2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23" style:family="text">
      <style:text-properties fo:background-color="#ffffff" fo:color="#0b0c0c" fo:font-size="12pt" style:font-size-asian="12pt" style:font-size-complex="12pt"/>
    </style:style>
    <style:style style:name="T2_24" style:family="text">
      <style:text-properties fo:background-color="#ffffff" fo:color="#0b0c0c" fo:font-size="12pt" style:font-size-asian="12pt" style:font-size-complex="12pt"/>
    </style:style>
    <style:style style:name="T2_25" style:family="text">
      <style:text-properties fo:background-color="#ffffff" fo:color="#0b0c0c" fo:font-size="12pt" style:font-size-asian="12pt" style:font-size-complex="12pt"/>
    </style:style>
    <style:style style:name="T2_26" style:family="text">
      <style:text-properties fo:background-color="#ffffff" fo:color="#0b0c0c" fo:font-size="12pt" style:font-size-asian="12pt" style:font-size-complex="12pt"/>
    </style:style>
    <style:style style:name="T2_27" style:family="text">
      <style:text-properties fo:background-color="#ffffff" fo:color="#0b0c0c" fo:font-size="12pt" style:font-size-asian="12pt" style:font-size-complex="12pt"/>
    </style:style>
    <style:style style:name="T2_28" style:family="text">
      <style:text-properties fo:background-color="#ffffff" fo:color="#0b0c0c" fo:font-size="12pt" style:font-size-asian="12pt" style:font-size-complex="12pt"/>
    </style:style>
    <style:style style:name="T2_29" style:family="text">
      <style:text-properties fo:background-color="#ffffff" fo:color="#0b0c0c" fo:font-size="12pt" style:font-size-asian="12pt" style:font-size-complex="12pt"/>
    </style:style>
    <style:style style:name="T2_30" style:family="text">
      <style:text-properties fo:background-color="#ffffff" fo:color="#0b0c0c" fo:font-size="12pt" style:font-size-asian="12pt" style:font-size-complex="12pt"/>
    </style:style>
    <style:style style:name="T2_31" style:family="text">
      <style:text-properties fo:background-color="#ffffff" fo:color="#0b0c0c" fo:font-size="12pt" style:font-size-asian="12pt" style:font-size-complex="12pt"/>
    </style:style>
    <style:style style:name="T2_32" style:family="text">
      <style:text-properties fo:background-color="#ffffff" fo:color="#0b0c0c" fo:font-size="12pt" style:font-size-asian="12pt" style:font-size-complex="12pt"/>
    </style:style>
    <style:style style:name="T2_33" style:family="text">
      <style:text-properties fo:background-color="#ffffff" fo:color="#0b0c0c" fo:font-size="12pt" style:font-size-asian="12pt" style:font-size-complex="12pt"/>
    </style:style>
    <style:style style:name="T2_34" style:family="text">
      <style:text-properties fo:background-color="#ffffff" fo:color="#0b0c0c" fo:font-size="12pt" style:font-size-asian="12pt" style:font-size-complex="12pt"/>
    </style:style>
    <style:style style:name="T2_35" style:family="text">
      <style:text-properties fo:background-color="#ffffff" fo:color="#0b0c0c" fo:font-size="12pt" style:font-size-asian="12pt" style:font-size-complex="12pt"/>
    </style:style>
    <style:style style:name="T2_36" style:family="text">
      <style:text-properties fo:background-color="#ffffff" fo:color="#0b0c0c" fo:font-size="12pt" style:font-size-asian="12pt" style:font-size-complex="12pt"/>
    </style:style>
    <style:style style:name="T2_37" style:family="text">
      <style:text-properties fo:background-color="#ffffff" fo:color="#0b0c0c" fo:font-size="12pt" style:font-size-asian="12pt" style:font-size-complex="12pt"/>
    </style:style>
    <style:style style:name="T2_38" style:family="text">
      <style:text-properties fo:background-color="#ffffff" fo:color="#0b0c0c" fo:font-size="12pt" style:font-size-asian="12pt" style:font-size-complex="12pt"/>
    </style:style>
    <style:style style:name="T2_39" style:family="text">
      <style:text-properties fo:background-color="#ffffff" fo:color="#0b0c0c" fo:font-size="12pt" style:font-size-asian="12pt" style:font-size-complex="12pt"/>
    </style:style>
    <style:style style:name="T2_40" style:family="text">
      <style:text-properties fo:background-color="#ffffff" fo:color="#0b0c0c" fo:font-size="12pt" style:font-size-asian="12pt" style:font-size-complex="12pt"/>
    </style:style>
    <style:style style:name="T2_41" style:family="text">
      <style:text-properties fo:background-color="#ffffff" fo:color="#0b0c0c" fo:font-size="12pt" style:font-size-asian="12pt" style:font-size-complex="12pt"/>
    </style:style>
    <style:style style:name="T2_42" style:family="text">
      <style:text-properties fo:background-color="#ffffff" fo:color="#0b0c0c" fo:font-size="12pt" style:font-size-asian="12pt" style:font-size-complex="12pt"/>
    </style:style>
    <style:style style:name="T2_43" style:family="text">
      <style:text-properties fo:background-color="#ffffff" fo:color="#0b0c0c" fo:font-size="12pt" style:font-size-asian="12pt" style:font-size-complex="12pt"/>
    </style:style>
    <style:style style:name="T2_44" style:family="text">
      <style:text-properties fo:background-color="#ffffff" fo:color="#0b0c0c" fo:font-size="12pt" style:font-size-asian="12pt" style:font-size-complex="12pt"/>
    </style:style>
    <style:style style:name="T2_45" style:family="text">
      <style:text-properties fo:background-color="#ffffff" fo:color="#0b0c0c" fo:font-size="12pt" style:font-size-asian="12pt" style:font-size-complex="12pt"/>
    </style:style>
    <style:style style:name="T2_46" style:family="text">
      <style:text-properties fo:background-color="#ffffff" fo:color="#0b0c0c" fo:font-size="12pt" style:font-size-asian="12pt" style:font-size-complex="12pt"/>
    </style:style>
    <style:style style:name="T2_47" style:family="text">
      <style:text-properties fo:background-color="#ffffff" fo:color="#0b0c0c" fo:font-size="12pt" style:font-size-asian="12pt" style:font-size-complex="12pt"/>
    </style:style>
    <style:style style:name="T2_48" style:family="text">
      <style:text-properties fo:background-color="#ffffff" fo:color="#0b0c0c" fo:font-size="12pt" style:font-size-asian="12pt" style:font-size-complex="12pt"/>
    </style:style>
    <style:style style:name="T2_49" style:family="text">
      <style:text-properties fo:background-color="#ffffff" fo:color="#0b0c0c" fo:font-size="12pt" style:font-size-asian="12pt" style:font-size-complex="12pt"/>
    </style:style>
    <style:style style:name="T2_50" style:family="text">
      <style:text-properties fo:background-color="#ffffff" fo:color="#0b0c0c" fo:font-size="12pt" style:font-size-asian="12pt" style:font-size-complex="12pt"/>
    </style:style>
    <style:style style:name="T2_51" style:family="text">
      <style:text-properties fo:background-color="#ffffff" fo:color="#0b0c0c" fo:font-size="12pt" style:font-size-asian="12pt" style:font-size-complex="12pt"/>
    </style:style>
    <style:style style:name="T2_52" style:family="text">
      <style:text-properties fo:background-color="#ffffff" fo:color="#0b0c0c" fo:font-size="12pt" style:font-size-asian="12pt" style:font-size-complex="12pt"/>
    </style:style>
    <style:style style:name="T2_53" style:family="text">
      <style:text-properties fo:background-color="#ffffff" fo:color="#0b0c0c" fo:font-size="12pt" style:font-size-asian="12pt" style:font-size-complex="12pt"/>
    </style:style>
    <style:style style:name="T2_54" style:family="text">
      <style:text-properties fo:background-color="#ffffff" fo:color="#0b0c0c" fo:font-size="12pt" style:font-size-asian="12pt" style:font-size-complex="12pt"/>
    </style:style>
    <style:style style:name="T2_55" style:family="text">
      <style:text-properties fo:background-color="#ffffff" fo:color="#0b0c0c" fo:font-size="12pt" style:font-size-asian="12pt" style:font-size-complex="12pt"/>
    </style:style>
    <style:style style:name="T2_56" style:family="text">
      <style:text-properties fo:background-color="#ffffff" fo:color="#0b0c0c" fo:font-size="12pt" style:font-size-asian="12pt" style:font-size-complex="12pt"/>
    </style:style>
    <style:style style:name="T2_57" style:family="text">
      <style:text-properties fo:background-color="#ffffff" fo:color="#0b0c0c" fo:font-size="12pt" style:font-size-asian="12pt" style:font-size-complex="12pt"/>
    </style:style>
    <style:style style:name="T2_58" style:family="text">
      <style:text-properties fo:background-color="#ffffff" fo:color="#0b0c0c" fo:font-size="12pt" style:font-size-asian="12pt" style:font-size-complex="12pt"/>
    </style:style>
    <style:style style:name="T2_59" style:family="text">
      <style:text-properties fo:background-color="#ffffff" fo:color="#0b0c0c" fo:font-size="12pt" style:font-size-asian="12pt" style:font-size-complex="12pt"/>
    </style:style>
    <style:style style:name="T2_60" style:family="text">
      <style:text-properties fo:background-color="#ffffff" fo:color="#0b0c0c" fo:font-size="12pt" style:font-size-asian="12pt" style:font-size-complex="12pt"/>
    </style:style>
    <style:style style:name="T2_61" style:family="text">
      <style:text-properties fo:background-color="#ffffff" fo:color="#0b0c0c" fo:font-size="12pt" style:font-size-asian="12pt" style:font-size-complex="12pt"/>
    </style:style>
    <style:style style:name="T2_62" style:family="text">
      <style:text-properties fo:background-color="#ffffff" fo:color="#0b0c0c" fo:font-size="12pt" style:font-size-asian="12pt" style:font-size-complex="12pt"/>
    </style:style>
    <style:style style:name="T2_63" style:family="text">
      <style:text-properties fo:background-color="#ffffff" fo:color="#0b0c0c" fo:font-size="12pt" style:font-size-asian="12pt" style:font-size-complex="12pt"/>
    </style:style>
    <style:style style:name="T2_64" style:family="text">
      <style:text-properties fo:background-color="#ffffff" fo:color="#0b0c0c" fo:font-size="12pt" style:font-size-asian="12pt" style:font-size-complex="12pt"/>
    </style:style>
    <style:style style:name="T2_65" style:family="text">
      <style:text-properties fo:background-color="#ffffff" fo:color="#0b0c0c" fo:font-size="12pt" style:font-size-asian="12pt" style:font-size-complex="12pt"/>
    </style:style>
    <style:style style:name="T2_66" style:family="text">
      <style:text-properties fo:background-color="#ffffff" fo:color="#0b0c0c" fo:font-size="12pt" style:font-size-asian="12pt" style:font-size-complex="12pt"/>
    </style:style>
    <style:style style:name="T2_67" style:family="text">
      <style:text-properties fo:background-color="#ffffff" fo:color="#0b0c0c" fo:font-size="12pt" style:font-size-asian="12pt" style:font-size-complex="12pt"/>
    </style:style>
    <style:style style:name="T2_68" style:family="text">
      <style:text-properties fo:background-color="#ffffff" fo:color="#0b0c0c" fo:font-size="12pt" style:font-size-asian="12pt" style:font-size-complex="12pt"/>
    </style:style>
    <style:style style:name="T2_69" style:family="text">
      <style:text-properties fo:background-color="#ffffff" fo:color="#0b0c0c" fo:font-size="12pt" style:font-size-asian="12pt" style:font-size-complex="12pt"/>
    </style:style>
    <style:style style:name="T2_70" style:family="text">
      <style:text-properties fo:background-color="#ffffff" fo:color="#0b0c0c" fo:font-size="12pt" style:font-size-asian="12pt" style:font-size-complex="12pt"/>
    </style:style>
    <style:style style:name="T2_71" style:family="text">
      <style:text-properties fo:background-color="#ffffff" fo:color="#0b0c0c" fo:font-size="12pt" style:font-size-asian="12pt" style:font-size-complex="12pt"/>
    </style:style>
    <style:style style:name="T2_72" style:family="text">
      <style:text-properties fo:background-color="#ffffff" fo:color="#0b0c0c" fo:font-size="12pt" style:font-size-asian="12pt" style:font-size-complex="12pt"/>
    </style:style>
    <style:style style:name="T2_73" style:family="text">
      <style:text-properties fo:background-color="#ffffff" fo:color="#0b0c0c" fo:font-size="12pt" style:font-size-asian="12pt" style:font-size-complex="12pt"/>
    </style:style>
    <style:style style:name="T2_74" style:family="text">
      <style:text-properties fo:background-color="#ffffff" fo:color="#0b0c0c" fo:font-size="12pt" style:font-size-asian="12pt" style:font-size-complex="12pt"/>
    </style:style>
    <style:style style:name="T2_75" style:family="text">
      <style:text-properties fo:background-color="#ffffff" fo:color="#0b0c0c" fo:font-size="12pt" style:font-size-asian="12pt" style:font-size-complex="12pt"/>
    </style:style>
    <style:style style:name="T2_76" style:family="text">
      <style:text-properties fo:background-color="#ffffff" fo:color="#0b0c0c" fo:font-size="12pt" style:font-size-asian="12pt" style:font-size-complex="12pt"/>
    </style:style>
    <style:style style:name="T2_77" style:family="text">
      <style:text-properties fo:background-color="#ffffff" fo:color="#0b0c0c" fo:font-size="12pt" style:font-size-asian="12pt" style:font-size-complex="12pt"/>
    </style:style>
    <style:style style:name="T2_78" style:family="text">
      <style:text-properties fo:background-color="#ffffff" fo:color="#0b0c0c" fo:font-size="12pt" style:font-size-asian="12pt" style:font-size-complex="12pt"/>
    </style:style>
    <style:style style:name="T2_79" style:family="text">
      <style:text-properties fo:background-color="#ffffff" fo:color="#0b0c0c" fo:font-size="12pt" style:font-size-asian="12pt" style:font-size-complex="12pt"/>
    </style:style>
    <style:style style:name="T2_80" style:family="text">
      <style:text-properties fo:background-color="#ffffff" fo:color="#0b0c0c" fo:font-size="12pt" style:font-size-asian="12pt" style:font-size-complex="12pt"/>
    </style:style>
    <style:style style:name="T2_81" style:family="text">
      <style:text-properties fo:background-color="#ffffff" fo:color="#0b0c0c" fo:font-size="12pt" style:font-size-asian="12pt" style:font-size-complex="12pt"/>
    </style:style>
    <style:style style:name="T2_82" style:family="text">
      <style:text-properties fo:background-color="#ffffff" fo:color="#0b0c0c" fo:font-size="12pt" style:font-size-asian="12pt" style:font-size-complex="12pt"/>
    </style:style>
    <style:style style:name="T2_83" style:family="text">
      <style:text-properties fo:background-color="#ffffff" fo:color="#0b0c0c" fo:font-size="12pt" style:font-size-asian="12pt" style:font-size-complex="12pt"/>
    </style:style>
    <style:style style:name="T2_84" style:family="text">
      <style:text-properties fo:background-color="#ffffff" fo:color="#0b0c0c" fo:font-size="12pt" style:font-size-asian="12pt" style:font-size-complex="12pt"/>
    </style:style>
    <style:style style:name="T2_85" style:family="text">
      <style:text-properties fo:background-color="#ffffff" fo:color="#0b0c0c" fo:font-size="12pt" style:font-size-asian="12pt" style:font-size-complex="12pt"/>
    </style:style>
    <style:style style:name="T2_86" style:family="text">
      <style:text-properties fo:background-color="#ffffff" fo:color="#0b0c0c" fo:font-size="12pt" style:font-size-asian="12pt" style:font-size-complex="12pt"/>
    </style:style>
    <style:style style:name="T2_87" style:family="text">
      <style:text-properties fo:background-color="#ffffff" fo:color="#0b0c0c" fo:font-size="12pt" style:font-size-asian="12pt" style:font-size-complex="12pt"/>
    </style:style>
    <style:style style:name="T2_88" style:family="text">
      <style:text-properties fo:background-color="#ffffff" fo:color="#0b0c0c" fo:font-size="12pt" style:font-size-asian="12pt" style:font-size-complex="12pt"/>
    </style:style>
    <style:style style:name="T2_89" style:family="text">
      <style:text-properties fo:background-color="#ffffff" fo:color="#0b0c0c" fo:font-size="12pt" style:font-size-asian="12pt" style:font-size-complex="12pt"/>
    </style:style>
    <style:style style:name="T2_90" style:family="text">
      <style:text-properties fo:background-color="#ffffff" fo:color="#0b0c0c" fo:font-size="12pt" style:font-size-asian="12pt" style:font-size-complex="12pt"/>
    </style:style>
    <style:style style:name="T2_91" style:family="text">
      <style:text-properties fo:background-color="#ffffff" fo:color="#0b0c0c" fo:font-size="12pt" style:font-size-asian="12pt" style:font-size-complex="12pt"/>
    </style:style>
    <style:style style:name="T2_92" style:family="text">
      <style:text-properties fo:background-color="#ffffff" fo:color="#0b0c0c" fo:font-size="12pt" style:font-size-asian="12pt" style:font-size-complex="12pt"/>
    </style:style>
    <style:style style:name="T2_93" style:family="text">
      <style:text-properties fo:background-color="#ffffff" fo:color="#0b0c0c" fo:font-size="12pt" style:font-size-asian="12pt" style:font-size-complex="12pt"/>
    </style:style>
    <style:style style:name="T2_94" style:family="text">
      <style:text-properties fo:background-color="#ffffff" fo:color="#0b0c0c" fo:font-size="12pt" style:font-size-asian="12pt" style:font-size-complex="12pt"/>
    </style:style>
    <style:style style:name="T2_95" style:family="text">
      <style:text-properties fo:background-color="#ffffff" fo:color="#0b0c0c" fo:font-size="12pt" style:font-size-asian="12pt" style:font-size-complex="12pt"/>
    </style:style>
    <style:style style:name="T2_96" style:family="text">
      <style:text-properties fo:background-color="#ffffff" fo:color="#0b0c0c" fo:font-size="12pt" style:font-size-asian="12pt" style:font-size-complex="12pt"/>
    </style:style>
    <style:style style:name="T2_97" style:family="text">
      <style:text-properties fo:background-color="#ffffff" fo:color="#0b0c0c" fo:font-size="12pt" style:font-size-asian="12pt" style:font-size-complex="12pt"/>
    </style:style>
    <style:style style:name="T2_98" style:family="text">
      <style:text-properties fo:background-color="#ffffff" fo:color="#0b0c0c" fo:font-size="12pt" style:font-size-asian="12pt" style:font-size-complex="12pt"/>
    </style:style>
    <style:style style:name="T2_99" style:family="text">
      <style:text-properties fo:background-color="#ffffff" fo:color="#0b0c0c" fo:font-size="12pt" style:font-size-asian="12pt" style:font-size-complex="12pt"/>
    </style:style>
    <style:style style:name="T2_100" style:family="text">
      <style:text-properties fo:background-color="#ffffff" fo:color="#0b0c0c" fo:font-size="12pt" style:font-size-asian="12pt" style:font-size-complex="12pt"/>
    </style:style>
    <style:style style:name="T2_101" style:family="text">
      <style:text-properties fo:background-color="#ffffff" fo:color="#0b0c0c" fo:font-size="12pt" style:font-size-asian="12pt" style:font-size-complex="12pt"/>
    </style:style>
    <style:style style:name="T2_102" style:family="text">
      <style:text-properties fo:background-color="#ffffff" fo:color="#0b0c0c" fo:font-size="12pt" style:font-size-asian="12pt" style:font-size-complex="12pt"/>
    </style:style>
    <style:style style:name="T2_103" style:family="text">
      <style:text-properties fo:background-color="#ffffff" fo:color="#0b0c0c" fo:font-size="12pt" style:font-size-asian="12pt" style:font-size-complex="12pt"/>
    </style:style>
    <style:style style:name="T2_104" style:family="text">
      <style:text-properties fo:background-color="#ffffff" fo:color="#0b0c0c" fo:font-size="12pt" style:font-size-asian="12pt" style:font-size-complex="12pt"/>
    </style:style>
    <style:style style:name="T2_105" style:family="text">
      <style:text-properties fo:background-color="#ffffff" fo:color="#0b0c0c" fo:font-size="12pt" style:font-size-asian="12pt" style:font-size-complex="12pt"/>
    </style:style>
    <style:style style:name="P3" style:family="paragraph" style:parent-style-name="Standard">
      <style:paragraph-properties fo:break-before="auto" fo:line-height="132%" fo:margin-top="0.282cm" style:writing-mode="lr-tb"/>
    </style:style>
    <style:style style:name="T3_1" style:family="text">
      <style:text-properties fo:background-color="#ffffff" fo:color="#0b0c0c" fo:font-size="12pt" style:font-size-asian="12pt" style:font-size-complex="12pt"/>
    </style:style>
    <style:style style:name="T3_2" style:family="text">
      <style:text-properties fo:background-color="#ffffff" fo:color="#0b0c0c" fo:font-size="12pt" style:font-size-asian="12pt" style:font-size-complex="12pt"/>
    </style:style>
    <style:style style:name="T3_3" style:family="text">
      <style:text-properties fo:background-color="#ffffff" fo:color="#0b0c0c" fo:font-size="12pt" style:font-size-asian="12pt" style:font-size-complex="12pt"/>
    </style:style>
    <style:style style:name="T3_4" style:family="text">
      <style:text-properties fo:background-color="#ffffff" fo:color="#0b0c0c" fo:font-size="12pt" style:font-size-asian="12pt" style:font-size-complex="12pt"/>
    </style:style>
    <style:style style:name="T3_5" style:family="text">
      <style:text-properties fo:background-color="#ffffff" fo:color="#0b0c0c" fo:font-size="12pt" style:font-size-asian="12pt" style:font-size-complex="12pt"/>
    </style:style>
    <style:style style:name="T3_6" style:family="text">
      <style:text-properties fo:background-color="#ffffff" fo:color="#0b0c0c" fo:font-size="12pt" style:font-size-asian="12pt" style:font-size-complex="12pt"/>
    </style:style>
    <style:style style:name="T3_7" style:family="text">
      <style:text-properties fo:background-color="#ffffff" fo:color="#0b0c0c" fo:font-size="12pt" style:font-size-asian="12pt" style:font-size-complex="12pt"/>
    </style:style>
    <style:style style:name="T3_8" style:family="text">
      <style:text-properties fo:background-color="#ffffff" fo:color="#0b0c0c" fo:font-size="12pt" style:font-size-asian="12pt" style:font-size-complex="12pt"/>
    </style:style>
    <style:style style:name="T3_9" style:family="text">
      <style:text-properties fo:background-color="#ffffff" fo:color="#0b0c0c" fo:font-size="12pt" style:font-size-asian="12pt" style:font-size-complex="12pt"/>
    </style:style>
    <style:style style:name="T3_10" style:family="text">
      <style:text-properties fo:background-color="#ffffff" fo:color="#0b0c0c" fo:font-size="12pt" style:font-size-asian="12pt" style:font-size-complex="12pt"/>
    </style:style>
    <style:style style:name="T3_11" style:family="text">
      <style:text-properties fo:background-color="#ffffff" fo:color="#0b0c0c" fo:font-size="12pt" style:font-size-asian="12pt" style:font-size-complex="12pt"/>
    </style:style>
    <style:style style:name="T3_12" style:family="text">
      <style:text-properties fo:background-color="#ffffff" fo:color="#0b0c0c" fo:font-size="12pt" style:font-size-asian="12pt" style:font-size-complex="12pt"/>
    </style:style>
    <style:style style:name="T3_13" style:family="text">
      <style:text-properties fo:background-color="#ffffff" fo:color="#0b0c0c" fo:font-size="12pt" style:font-size-asian="12pt" style:font-size-complex="12pt"/>
    </style:style>
    <style:style style:name="T3_14" style:family="text">
      <style:text-properties fo:background-color="#ffffff" fo:color="#0b0c0c" fo:font-size="12pt" style:font-size-asian="12pt" style:font-size-complex="12pt"/>
    </style:style>
    <style:style style:name="T3_15" style:family="text">
      <style:text-properties fo:background-color="#ffffff" fo:color="#0b0c0c" fo:font-size="12pt" style:font-size-asian="12pt" style:font-size-complex="12pt"/>
    </style:style>
    <style:style style:name="T3_16" style:family="text">
      <style:text-properties fo:background-color="#ffffff" fo:color="#0b0c0c" fo:font-size="12pt" style:font-size-asian="12pt" style:font-size-complex="12pt"/>
    </style:style>
    <style:style style:name="T3_17" style:family="text">
      <style:text-properties fo:background-color="#ffffff" fo:color="#0b0c0c" fo:font-size="12pt" style:font-size-asian="12pt" style:font-size-complex="12pt"/>
    </style:style>
    <style:style style:name="T3_18" style:family="text">
      <style:text-properties fo:background-color="#ffffff" fo:color="#0b0c0c" fo:font-size="12pt" style:font-size-asian="12pt" style:font-size-complex="12pt"/>
    </style:style>
    <style:style style:name="T3_19" style:family="text">
      <style:text-properties fo:background-color="#ffffff" fo:color="#0b0c0c" fo:font-size="12pt" style:font-size-asian="12pt" style:font-size-complex="12pt"/>
    </style:style>
    <style:style style:name="T3_20" style:family="text">
      <style:text-properties fo:background-color="#ffffff" fo:color="#0b0c0c" fo:font-size="12pt" style:font-size-asian="12pt" style:font-size-complex="12pt"/>
    </style:style>
    <style:style style:name="T3_21" style:family="text">
      <style:text-properties fo:background-color="#ffffff" fo:color="#0b0c0c" fo:font-size="12pt" style:font-size-asian="12pt" style:font-size-complex="12pt"/>
    </style:style>
    <style:style style:name="T3_22" style:family="text">
      <style:text-properties fo:background-color="#ffffff" fo:color="#0b0c0c" fo:font-size="12pt" style:font-size-asian="12pt" style:font-size-complex="12pt"/>
    </style:style>
    <style:style style:name="T3_23" style:family="text">
      <style:text-properties fo:background-color="#ffffff" fo:color="#0b0c0c" fo:font-size="12pt" style:font-size-asian="12pt" style:font-size-complex="12pt"/>
    </style:style>
    <style:style style:name="T3_24" style:family="text">
      <style:text-properties fo:background-color="#ffffff" fo:color="#0b0c0c" fo:font-size="12pt" style:font-size-asian="12pt" style:font-size-complex="12pt"/>
    </style:style>
    <style:style style:name="T3_25" style:family="text">
      <style:text-properties fo:background-color="#ffffff" fo:color="#0b0c0c" fo:font-size="12pt" style:font-size-asian="12pt" style:font-size-complex="12pt"/>
    </style:style>
    <style:style style:name="T3_26" style:family="text">
      <style:text-properties fo:background-color="#ffffff" fo:color="#0b0c0c" fo:font-size="12pt" style:font-size-asian="12pt" style:font-size-complex="12pt"/>
    </style:style>
    <style:style style:name="T3_27" style:family="text">
      <style:text-properties fo:background-color="#ffffff" fo:color="#0b0c0c" fo:font-size="12pt" style:font-size-asian="12pt" style:font-size-complex="12pt"/>
    </style:style>
    <style:style style:name="T3_28" style:family="text">
      <style:text-properties fo:background-color="#ffffff" fo:color="#0b0c0c" fo:font-size="12pt" style:font-size-asian="12pt" style:font-size-complex="12pt"/>
    </style:style>
    <style:style style:name="T3_29" style:family="text">
      <style:text-properties fo:background-color="#ffffff" fo:color="#0b0c0c" fo:font-size="12pt" style:font-size-asian="12pt" style:font-size-complex="12pt"/>
    </style:style>
    <style:style style:name="T3_30" style:family="text">
      <style:text-properties fo:background-color="#ffffff" fo:color="#0b0c0c" fo:font-size="12pt" style:font-size-asian="12pt" style:font-size-complex="12pt"/>
    </style:style>
    <style:style style:name="T3_31" style:family="text">
      <style:text-properties fo:background-color="#ffffff" fo:color="#0b0c0c" fo:font-size="12pt" style:font-size-asian="12pt" style:font-size-complex="12pt"/>
    </style:style>
    <style:style style:name="T3_32" style:family="text">
      <style:text-properties fo:background-color="#ffffff" fo:color="#0b0c0c" fo:font-size="12pt" style:font-size-asian="12pt" style:font-size-complex="12pt"/>
    </style:style>
    <style:style style:name="T3_33" style:family="text">
      <style:text-properties fo:background-color="#ffffff" fo:color="#0b0c0c" fo:font-size="12pt" style:font-size-asian="12pt" style:font-size-complex="12pt"/>
    </style:style>
    <style:style style:name="T3_34" style:family="text">
      <style:text-properties fo:background-color="#ffffff" fo:color="#0b0c0c" fo:font-size="12pt" style:font-size-asian="12pt" style:font-size-complex="12pt"/>
    </style:style>
    <style:style style:name="T3_35" style:family="text">
      <style:text-properties fo:background-color="#ffffff" fo:color="#0b0c0c" fo:font-size="12pt" style:font-size-asian="12pt" style:font-size-complex="12pt"/>
    </style:style>
    <style:style style:name="T3_36" style:family="text">
      <style:text-properties fo:background-color="#ffffff" fo:color="#0b0c0c" fo:font-size="12pt" style:font-size-asian="12pt" style:font-size-complex="12pt"/>
    </style:style>
    <style:style style:name="T3_37" style:family="text">
      <style:text-properties fo:background-color="#ffffff" fo:color="#0b0c0c" fo:font-size="12pt" style:font-size-asian="12pt" style:font-size-complex="12pt"/>
    </style:style>
    <style:style style:name="T3_38" style:family="text">
      <style:text-properties fo:background-color="#ffffff" fo:color="#0b0c0c" fo:font-size="12pt" style:font-size-asian="12pt" style:font-size-complex="12pt"/>
    </style:style>
    <style:style style:name="T3_39" style:family="text">
      <style:text-properties fo:background-color="#ffffff" fo:color="#0b0c0c" fo:font-size="12pt" style:font-size-asian="12pt" style:font-size-complex="12pt"/>
    </style:style>
    <style:style style:name="T3_40" style:family="text">
      <style:text-properties fo:background-color="#ffffff" fo:color="#0b0c0c" fo:font-size="12pt" style:font-size-asian="12pt" style:font-size-complex="12pt"/>
    </style:style>
    <style:style style:name="T3_41" style:family="text">
      <style:text-properties fo:background-color="#ffffff" fo:color="#0b0c0c" fo:font-size="12pt" style:font-size-asian="12pt" style:font-size-complex="12pt"/>
    </style:style>
    <style:style style:name="T3_42" style:family="text">
      <style:text-properties fo:background-color="#ffffff" fo:color="#0b0c0c" fo:font-size="12pt" style:font-size-asian="12pt" style:font-size-complex="12pt"/>
    </style:style>
    <style:style style:name="T3_43" style:family="text">
      <style:text-properties fo:background-color="#ffffff" fo:color="#0b0c0c" fo:font-size="12pt" style:font-size-asian="12pt" style:font-size-complex="12pt"/>
    </style:style>
    <style:style style:name="T3_44" style:family="text">
      <style:text-properties fo:background-color="#ffffff" fo:color="#0b0c0c" fo:font-size="12pt" style:font-size-asian="12pt" style:font-size-complex="12pt"/>
    </style:style>
    <style:style style:name="T3_45" style:family="text">
      <style:text-properties fo:background-color="#ffffff" fo:color="#0b0c0c" fo:font-size="12pt" style:font-size-asian="12pt" style:font-size-complex="12pt"/>
    </style:style>
    <style:style style:name="T3_46" style:family="text">
      <style:text-properties fo:background-color="#ffffff" fo:color="#0b0c0c" fo:font-size="12pt" style:font-size-asian="12pt" style:font-size-complex="12pt"/>
    </style:style>
    <style:style style:name="T3_47" style:family="text">
      <style:text-properties fo:background-color="#ffffff" fo:color="#0b0c0c" fo:font-size="12pt" style:font-size-asian="12pt" style:font-size-complex="12pt"/>
    </style:style>
    <style:style style:name="T3_48" style:family="text">
      <style:text-properties fo:background-color="#ffffff" fo:color="#0b0c0c" fo:font-size="12pt" style:font-size-asian="12pt" style:font-size-complex="12pt"/>
    </style:style>
    <style:style style:name="T3_49" style:family="text">
      <style:text-properties fo:background-color="#ffffff" fo:color="#0b0c0c" fo:font-size="12pt" style:font-size-asian="12pt" style:font-size-complex="12pt"/>
    </style:style>
    <style:style style:name="T3_50" style:family="text">
      <style:text-properties fo:background-color="#ffffff" fo:color="#0b0c0c" fo:font-size="12pt" style:font-size-asian="12pt" style:font-size-complex="12pt"/>
    </style:style>
    <style:style style:name="T3_51" style:family="text">
      <style:text-properties fo:background-color="#ffffff" fo:color="#0b0c0c" fo:font-size="12pt" style:font-size-asian="12pt" style:font-size-complex="12pt"/>
    </style:style>
    <style:style style:name="T3_52" style:family="text">
      <style:text-properties fo:background-color="#ffffff" fo:color="#0b0c0c" fo:font-size="12pt" style:font-size-asian="12pt" style:font-size-complex="12pt"/>
    </style:style>
    <style:style style:name="P4" style:family="paragraph" style:parent-style-name="Standard">
      <style:paragraph-properties fo:break-before="auto" fo:line-height="132%" fo:margin-top="0.282cm" style:writing-mode="lr-tb"/>
    </style:style>
    <style:style style:name="T4_1" style:family="text">
      <style:text-properties fo:background-color="#ffffff" fo:color="#0b0c0c" fo:font-size="12pt" style:font-size-asian="12pt" style:font-size-complex="12pt"/>
    </style:style>
    <style:style style:name="T4_2" style:family="text">
      <style:text-properties fo:background-color="#ffffff" fo:color="#0b0c0c" fo:font-size="12pt" style:font-size-asian="12pt" style:font-size-complex="12pt"/>
    </style:style>
    <style:style style:name="T4_3" style:family="text">
      <style:text-properties fo:background-color="#ffffff" fo:color="#0b0c0c" fo:font-size="12pt" style:font-size-asian="12pt" style:font-size-complex="12pt"/>
    </style:style>
    <style:style style:name="T4_4" style:family="text">
      <style:text-properties fo:background-color="#ffffff" fo:color="#0b0c0c" fo:font-size="12pt" style:font-size-asian="12pt" style:font-size-complex="12pt"/>
    </style:style>
    <style:style style:name="T4_5" style:family="text">
      <style:text-properties fo:background-color="#ffffff" fo:color="#0b0c0c" fo:font-size="12pt" style:font-size-asian="12pt" style:font-size-complex="12pt"/>
    </style:style>
    <style:style style:name="T4_6" style:family="text">
      <style:text-properties fo:background-color="#ffffff" fo:color="#0b0c0c" fo:font-size="12pt" style:font-size-asian="12pt" style:font-size-complex="12pt"/>
    </style:style>
    <style:style style:name="T4_7" style:family="text">
      <style:text-properties fo:background-color="#ffffff" fo:color="#0b0c0c" fo:font-size="12pt" style:font-size-asian="12pt" style:font-size-complex="12pt"/>
    </style:style>
    <style:style style:name="T4_8" style:family="text">
      <style:text-properties fo:background-color="#ffffff" fo:color="#0b0c0c" fo:font-size="12pt" style:font-size-asian="12pt" style:font-size-complex="12pt"/>
    </style:style>
    <style:style style:name="T4_9" style:family="text">
      <style:text-properties fo:background-color="#ffffff" fo:color="#0b0c0c" fo:font-size="12pt" style:font-size-asian="12pt" style:font-size-complex="12pt"/>
    </style:style>
    <style:style style:name="T4_10" style:family="text">
      <style:text-properties fo:background-color="#ffffff" fo:color="#0b0c0c" fo:font-size="12pt" style:font-size-asian="12pt" style:font-size-complex="12pt"/>
    </style:style>
    <style:style style:name="T4_11" style:family="text">
      <style:text-properties fo:background-color="#ffffff" fo:color="#0b0c0c" fo:font-size="12pt" style:font-size-asian="12pt" style:font-size-complex="12pt"/>
    </style:style>
    <style:style style:name="T4_12" style:family="text">
      <style:text-properties fo:background-color="#ffffff" fo:color="#0b0c0c" fo:font-size="12pt" style:font-size-asian="12pt" style:font-size-complex="12pt"/>
    </style:style>
    <style:style style:name="T4_13" style:family="text">
      <style:text-properties fo:background-color="#ffffff" fo:color="#0b0c0c" fo:font-size="12pt" style:font-size-asian="12pt" style:font-size-complex="12pt"/>
    </style:style>
    <style:style style:name="T4_14" style:family="text">
      <style:text-properties fo:background-color="#ffffff" fo:color="#0b0c0c" fo:font-size="12pt" style:font-size-asian="12pt" style:font-size-complex="12pt"/>
    </style:style>
    <style:style style:name="T4_15" style:family="text">
      <style:text-properties fo:background-color="#ffffff" fo:color="#0b0c0c" fo:font-size="12pt" style:font-size-asian="12pt" style:font-size-complex="12pt"/>
    </style:style>
    <style:style style:name="T4_16" style:family="text">
      <style:text-properties fo:background-color="#ffffff" fo:color="#0b0c0c" fo:font-size="12pt" style:font-size-asian="12pt" style:font-size-complex="12pt"/>
    </style:style>
    <style:style style:name="T4_17" style:family="text">
      <style:text-properties fo:background-color="#ffffff" fo:color="#0b0c0c" fo:font-size="12pt" style:font-size-asian="12pt" style:font-size-complex="12pt"/>
    </style:style>
    <style:style style:name="T4_18" style:family="text">
      <style:text-properties fo:background-color="#ffffff" fo:color="#0b0c0c" fo:font-size="12pt" style:font-size-asian="12pt" style:font-size-complex="12pt"/>
    </style:style>
    <style:style style:name="T4_19" style:family="text">
      <style:text-properties fo:background-color="#ffffff" fo:color="#0b0c0c" fo:font-size="12pt" style:font-size-asian="12pt" style:font-size-complex="12pt"/>
    </style:style>
    <style:style style:name="T4_20" style:family="text">
      <style:text-properties fo:background-color="#ffffff" fo:color="#0b0c0c" fo:font-size="12pt" style:font-size-asian="12pt" style:font-size-complex="12pt"/>
    </style:style>
    <style:style style:name="T4_21" style:family="text">
      <style:text-properties fo:background-color="#ffffff" fo:color="#0b0c0c" fo:font-size="12pt" style:font-size-asian="12pt" style:font-size-complex="12pt"/>
    </style:style>
    <style:style style:name="T4_22" style:family="text">
      <style:text-properties fo:background-color="#ffffff" fo:color="#0b0c0c" fo:font-size="12pt" style:font-size-asian="12pt" style:font-size-complex="12pt"/>
    </style:style>
    <style:style style:name="T4_23" style:family="text">
      <style:text-properties fo:background-color="#ffffff" fo:color="#0b0c0c" fo:font-size="12pt" style:font-size-asian="12pt" style:font-size-complex="12pt"/>
    </style:style>
    <style:style style:name="T4_24" style:family="text">
      <style:text-properties fo:background-color="#ffffff" fo:color="#0b0c0c" fo:font-size="12pt" style:font-size-asian="12pt" style:font-size-complex="12pt"/>
    </style:style>
    <style:style style:name="T4_25" style:family="text">
      <style:text-properties fo:background-color="#ffffff" fo:color="#0b0c0c" fo:font-size="12pt" style:font-size-asian="12pt" style:font-size-complex="12pt"/>
    </style:style>
    <style:style style:name="T4_26" style:family="text">
      <style:text-properties fo:background-color="#ffffff" fo:color="#0b0c0c" fo:font-size="12pt" style:font-size-asian="12pt" style:font-size-complex="12pt"/>
    </style:style>
    <style:style style:name="T4_27" style:family="text">
      <style:text-properties fo:background-color="#ffffff" fo:color="#0b0c0c" fo:font-size="12pt" style:font-size-asian="12pt" style:font-size-complex="12pt"/>
    </style:style>
    <style:style style:name="T4_28" style:family="text">
      <style:text-properties fo:background-color="#ffffff" fo:color="#0b0c0c" fo:font-size="12pt" style:font-size-asian="12pt" style:font-size-complex="12pt"/>
    </style:style>
    <style:style style:name="T4_29" style:family="text">
      <style:text-properties fo:background-color="#ffffff" fo:color="#0b0c0c" fo:font-size="12pt" style:font-size-asian="12pt" style:font-size-complex="12pt"/>
    </style:style>
    <style:style style:name="T4_30" style:family="text">
      <style:text-properties fo:background-color="#ffffff" fo:color="#0b0c0c" fo:font-size="12pt" style:font-size-asian="12pt" style:font-size-complex="12pt"/>
    </style:style>
    <style:style style:name="T4_31" style:family="text">
      <style:text-properties fo:background-color="#ffffff" fo:color="#0b0c0c" fo:font-size="12pt" style:font-size-asian="12pt" style:font-size-complex="12pt"/>
    </style:style>
    <style:style style:name="T4_32" style:family="text">
      <style:text-properties fo:background-color="#ffffff" fo:color="#0b0c0c" fo:font-size="12pt" style:font-size-asian="12pt" style:font-size-complex="12pt"/>
    </style:style>
    <style:style style:name="T4_33" style:family="text">
      <style:text-properties fo:background-color="#ffffff" fo:color="#0b0c0c" fo:font-size="12pt" style:font-size-asian="12pt" style:font-size-complex="12pt"/>
    </style:style>
    <style:style style:name="T4_34" style:family="text">
      <style:text-properties fo:background-color="#ffffff" fo:color="#0b0c0c" fo:font-size="12pt" style:font-size-asian="12pt" style:font-size-complex="12pt"/>
    </style:style>
    <style:style style:name="T4_35" style:family="text">
      <style:text-properties fo:background-color="#ffffff" fo:color="#0b0c0c" fo:font-size="12pt" style:font-size-asian="12pt" style:font-size-complex="12pt"/>
    </style:style>
    <style:style style:name="T4_36" style:family="text">
      <style:text-properties fo:background-color="#ffffff" fo:color="#0b0c0c" fo:font-size="12pt" style:font-size-asian="12pt" style:font-size-complex="12pt"/>
    </style:style>
    <style:style style:name="T4_37" style:family="text">
      <style:text-properties fo:background-color="#ffffff" fo:color="#0b0c0c" fo:font-size="12pt" style:font-size-asian="12pt" style:font-size-complex="12pt"/>
    </style:style>
    <style:style style:name="T4_38" style:family="text">
      <style:text-properties fo:background-color="#ffffff" fo:color="#0b0c0c" fo:font-size="12pt" style:font-size-asian="12pt" style:font-size-complex="12pt"/>
    </style:style>
    <style:style style:name="T4_39" style:family="text">
      <style:text-properties fo:background-color="#ffffff" fo:color="#0b0c0c" fo:font-size="12pt" style:font-size-asian="12pt" style:font-size-complex="12pt"/>
    </style:style>
    <style:style style:name="T4_40" style:family="text">
      <style:text-properties fo:background-color="#ffffff" fo:color="#0b0c0c" fo:font-size="12pt" style:font-size-asian="12pt" style:font-size-complex="12pt"/>
    </style:style>
    <style:style style:name="T4_41" style:family="text">
      <style:text-properties fo:background-color="#ffffff" fo:color="#0b0c0c" fo:font-size="12pt" style:font-size-asian="12pt" style:font-size-complex="12pt"/>
    </style:style>
    <style:style style:name="T4_42" style:family="text">
      <style:text-properties fo:background-color="#ffffff" fo:color="#0b0c0c" fo:font-size="12pt" style:font-size-asian="12pt" style:font-size-complex="12pt"/>
    </style:style>
    <style:style style:name="T4_43" style:family="text">
      <style:text-properties fo:background-color="#ffffff" fo:color="#0b0c0c" fo:font-size="12pt" style:font-size-asian="12pt" style:font-size-complex="12pt"/>
    </style:style>
    <style:style style:name="T4_44" style:family="text">
      <style:text-properties fo:background-color="#ffffff" fo:color="#0b0c0c" fo:font-size="12pt" style:font-size-asian="12pt" style:font-size-complex="12pt"/>
    </style:style>
    <style:style style:name="T4_45" style:family="text">
      <style:text-properties fo:background-color="#ffffff" fo:color="#0b0c0c" fo:font-size="12pt" style:font-size-asian="12pt" style:font-size-complex="12pt"/>
    </style:style>
    <style:style style:name="T4_46" style:family="text">
      <style:text-properties fo:background-color="#ffffff" fo:color="#0b0c0c" fo:font-size="12pt" style:font-size-asian="12pt" style:font-size-complex="12pt"/>
    </style:style>
    <style:style style:name="T4_47" style:family="text">
      <style:text-properties fo:background-color="#ffffff" fo:color="#0b0c0c" fo:font-size="12pt" style:font-size-asian="12pt" style:font-size-complex="12pt"/>
    </style:style>
    <style:style style:name="T4_48" style:family="text">
      <style:text-properties fo:background-color="#ffffff" fo:color="#0b0c0c" fo:font-size="12pt" style:font-size-asian="12pt" style:font-size-complex="12pt"/>
    </style:style>
    <style:style style:name="T4_49" style:family="text">
      <style:text-properties fo:background-color="#ffffff" fo:color="#0b0c0c" fo:font-size="12pt" style:font-size-asian="12pt" style:font-size-complex="12pt"/>
    </style:style>
    <style:style style:name="T4_50" style:family="text">
      <style:text-properties fo:background-color="#ffffff" fo:color="#0b0c0c" fo:font-size="12pt" style:font-size-asian="12pt" style:font-size-complex="12pt"/>
    </style:style>
    <style:style style:name="T4_51" style:family="text"/>
    <style:style style:name="T4_5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53" style:family="text"/>
    <style:style style:name="T4_5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55" style:family="text"/>
    <style:style style:name="T4_56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57" style:family="text">
      <style:text-properties fo:background-color="#ffffff" fo:color="#0b0c0c" fo:font-size="12pt" style:font-size-asian="12pt" style:font-size-complex="12pt"/>
    </style:style>
    <style:style style:name="T4_58" style:family="text"/>
    <style:style style:name="T4_59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60" style:family="text"/>
    <style:style style:name="T4_61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62" style:family="text"/>
    <style:style style:name="T4_63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64" style:family="text">
      <style:text-properties fo:background-color="#ffffff" fo:color="#0b0c0c" fo:font-size="12pt" style:font-size-asian="12pt" style:font-size-complex="12pt"/>
    </style:style>
    <style:style style:name="T4_65" style:family="text">
      <style:text-properties fo:background-color="#ffffff" fo:color="#0b0c0c" fo:font-size="12pt" style:font-size-asian="12pt" style:font-size-complex="12pt"/>
    </style:style>
    <style:style style:name="T4_66" style:family="text">
      <style:text-properties fo:background-color="#ffffff" fo:color="#0b0c0c" fo:font-size="12pt" style:font-size-asian="12pt" style:font-size-complex="12pt"/>
    </style:style>
    <style:style style:name="T4_67" style:family="text"/>
    <style:style style:name="T4_6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69" style:family="text"/>
    <style:style style:name="T4_7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71" style:family="text"/>
    <style:style style:name="T4_7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4_73" style:family="text">
      <style:text-properties fo:background-color="#ffffff" fo:color="#0b0c0c" fo:font-size="12pt" style:font-size-asian="12pt" style:font-size-complex="12pt"/>
    </style:style>
    <style:style style:name="P5" style:family="paragraph" style:parent-style-name="Standard">
      <style:paragraph-properties fo:break-before="auto" fo:line-height="132%" fo:margin-top="0.282cm" style:writing-mode="lr-tb"/>
    </style:style>
    <style:style style:name="T5_1" style:family="text">
      <style:text-properties fo:background-color="#ffffff" fo:color="#0b0c0c" fo:font-size="12pt" style:font-size-asian="12pt" style:font-size-complex="12pt"/>
    </style:style>
    <style:style style:name="T5_2" style:family="text">
      <style:text-properties fo:background-color="#ffffff" fo:color="#0b0c0c" fo:font-size="12pt" style:font-size-asian="12pt" style:font-size-complex="12pt"/>
    </style:style>
    <style:style style:name="T5_3" style:family="text">
      <style:text-properties fo:background-color="#ffffff" fo:color="#0b0c0c" fo:font-size="12pt" style:font-size-asian="12pt" style:font-size-complex="12pt"/>
    </style:style>
    <style:style style:name="T5_4" style:family="text">
      <style:text-properties fo:background-color="#ffffff" fo:color="#0b0c0c" fo:font-size="12pt" style:font-size-asian="12pt" style:font-size-complex="12pt"/>
    </style:style>
    <style:style style:name="T5_5" style:family="text">
      <style:text-properties fo:background-color="#ffffff" fo:color="#0b0c0c" fo:font-size="12pt" style:font-size-asian="12pt" style:font-size-complex="12pt"/>
    </style:style>
    <style:style style:name="T5_6" style:family="text">
      <style:text-properties fo:background-color="#ffffff" fo:color="#0b0c0c" fo:font-size="12pt" style:font-size-asian="12pt" style:font-size-complex="12pt"/>
    </style:style>
    <style:style style:name="T5_7" style:family="text">
      <style:text-properties fo:background-color="#ffffff" fo:color="#0b0c0c" fo:font-size="12pt" style:font-size-asian="12pt" style:font-size-complex="12pt"/>
    </style:style>
    <style:style style:name="T5_8" style:family="text">
      <style:text-properties fo:background-color="#ffffff" fo:color="#0b0c0c" fo:font-size="12pt" style:font-size-asian="12pt" style:font-size-complex="12pt"/>
    </style:style>
    <style:style style:name="T5_9" style:family="text">
      <style:text-properties fo:background-color="#ffffff" fo:color="#0b0c0c" fo:font-size="12pt" style:font-size-asian="12pt" style:font-size-complex="12pt"/>
    </style:style>
    <style:style style:name="T5_10" style:family="text">
      <style:text-properties fo:background-color="#ffffff" fo:color="#0b0c0c" fo:font-size="12pt" style:font-size-asian="12pt" style:font-size-complex="12pt"/>
    </style:style>
    <style:style style:name="T5_11" style:family="text">
      <style:text-properties fo:background-color="#ffffff" fo:color="#0b0c0c" fo:font-size="12pt" style:font-size-asian="12pt" style:font-size-complex="12pt"/>
    </style:style>
    <style:style style:name="T5_12" style:family="text">
      <style:text-properties fo:background-color="#ffffff" fo:color="#0b0c0c" fo:font-size="12pt" style:font-size-asian="12pt" style:font-size-complex="12pt"/>
    </style:style>
    <style:style style:name="T5_13" style:family="text">
      <style:text-properties fo:background-color="#ffffff" fo:color="#0b0c0c" fo:font-size="12pt" style:font-size-asian="12pt" style:font-size-complex="12pt"/>
    </style:style>
    <style:style style:name="T5_14" style:family="text">
      <style:text-properties fo:background-color="#ffffff" fo:color="#0b0c0c" fo:font-size="12pt" style:font-size-asian="12pt" style:font-size-complex="12pt"/>
    </style:style>
    <style:style style:name="T5_15" style:family="text">
      <style:text-properties fo:background-color="#ffffff" fo:color="#0b0c0c" fo:font-size="12pt" style:font-size-asian="12pt" style:font-size-complex="12pt"/>
    </style:style>
    <style:style style:name="T5_16" style:family="text">
      <style:text-properties fo:background-color="#ffffff" fo:color="#0b0c0c" fo:font-size="12pt" style:font-size-asian="12pt" style:font-size-complex="12pt"/>
    </style:style>
    <style:style style:name="T5_17" style:family="text">
      <style:text-properties fo:background-color="#ffffff" fo:color="#0b0c0c" fo:font-size="12pt" style:font-size-asian="12pt" style:font-size-complex="12pt"/>
    </style:style>
    <style:style style:name="T5_18" style:family="text">
      <style:text-properties fo:background-color="#ffffff" fo:color="#0b0c0c" fo:font-size="12pt" style:font-size-asian="12pt" style:font-size-complex="12pt"/>
    </style:style>
    <style:style style:name="T5_19" style:family="text">
      <style:text-properties fo:background-color="#ffffff" fo:color="#0b0c0c" fo:font-size="12pt" style:font-size-asian="12pt" style:font-size-complex="12pt"/>
    </style:style>
    <style:style style:name="T5_20" style:family="text">
      <style:text-properties fo:background-color="#ffffff" fo:color="#0b0c0c" fo:font-size="12pt" style:font-size-asian="12pt" style:font-size-complex="12pt"/>
    </style:style>
    <style:style style:name="T5_21" style:family="text">
      <style:text-properties fo:background-color="#ffffff" fo:color="#0b0c0c" fo:font-size="12pt" style:font-size-asian="12pt" style:font-size-complex="12pt"/>
    </style:style>
    <style:style style:name="T5_22" style:family="text">
      <style:text-properties fo:background-color="#ffffff" fo:color="#0b0c0c" fo:font-size="12pt" style:font-size-asian="12pt" style:font-size-complex="12pt"/>
    </style:style>
    <style:style style:name="T5_23" style:family="text">
      <style:text-properties fo:background-color="#ffffff" fo:color="#0b0c0c" fo:font-size="12pt" style:font-size-asian="12pt" style:font-size-complex="12pt"/>
    </style:style>
    <style:style style:name="T5_24" style:family="text">
      <style:text-properties fo:background-color="#ffffff" fo:color="#0b0c0c" fo:font-size="12pt" style:font-size-asian="12pt" style:font-size-complex="12pt"/>
    </style:style>
    <style:style style:name="T5_25" style:family="text">
      <style:text-properties fo:background-color="#ffffff" fo:color="#0b0c0c" fo:font-size="12pt" style:font-size-asian="12pt" style:font-size-complex="12pt"/>
    </style:style>
    <style:style style:name="T5_26" style:family="text">
      <style:text-properties fo:background-color="#ffffff" fo:color="#0b0c0c" fo:font-size="12pt" style:font-size-asian="12pt" style:font-size-complex="12pt"/>
    </style:style>
    <style:style style:name="T5_27" style:family="text">
      <style:text-properties fo:background-color="#ffffff" fo:color="#0b0c0c" fo:font-size="12pt" style:font-size-asian="12pt" style:font-size-complex="12pt"/>
    </style:style>
    <style:style style:name="T5_28" style:family="text">
      <style:text-properties fo:background-color="#ffffff" fo:color="#0b0c0c" fo:font-size="12pt" style:font-size-asian="12pt" style:font-size-complex="12pt"/>
    </style:style>
    <style:style style:name="T5_29" style:family="text">
      <style:text-properties fo:background-color="#ffffff" fo:color="#0b0c0c" fo:font-size="12pt" style:font-size-asian="12pt" style:font-size-complex="12pt"/>
    </style:style>
    <style:style style:name="T5_30" style:family="text">
      <style:text-properties fo:background-color="#ffffff" fo:color="#0b0c0c" fo:font-size="12pt" style:font-size-asian="12pt" style:font-size-complex="12pt"/>
    </style:style>
    <style:style style:name="T5_31" style:family="text">
      <style:text-properties fo:background-color="#ffffff" fo:color="#0b0c0c" fo:font-size="12pt" style:font-size-asian="12pt" style:font-size-complex="12pt"/>
    </style:style>
    <style:style style:name="T5_32" style:family="text">
      <style:text-properties fo:background-color="#ffffff" fo:color="#0b0c0c" fo:font-size="12pt" style:font-size-asian="12pt" style:font-size-complex="12pt"/>
    </style:style>
    <style:style style:name="T5_33" style:family="text">
      <style:text-properties fo:background-color="#ffffff" fo:color="#0b0c0c" fo:font-size="12pt" style:font-size-asian="12pt" style:font-size-complex="12pt"/>
    </style:style>
    <style:style style:name="T5_34" style:family="text">
      <style:text-properties fo:background-color="#ffffff" fo:color="#0b0c0c" fo:font-size="12pt" style:font-size-asian="12pt" style:font-size-complex="12pt"/>
    </style:style>
    <style:style style:name="T5_35" style:family="text">
      <style:text-properties fo:background-color="#ffffff" fo:color="#0b0c0c" fo:font-size="12pt" style:font-size-asian="12pt" style:font-size-complex="12pt"/>
    </style:style>
    <style:style style:name="T5_36" style:family="text">
      <style:text-properties fo:background-color="#ffffff" fo:color="#0b0c0c" fo:font-size="12pt" style:font-size-asian="12pt" style:font-size-complex="12pt"/>
    </style:style>
    <style:style style:name="T5_37" style:family="text">
      <style:text-properties fo:background-color="#ffffff" fo:color="#0b0c0c" fo:font-size="12pt" style:font-size-asian="12pt" style:font-size-complex="12pt"/>
    </style:style>
    <style:style style:name="T5_38" style:family="text">
      <style:text-properties fo:background-color="#ffffff" fo:color="#0b0c0c" fo:font-size="12pt" style:font-size-asian="12pt" style:font-size-complex="12pt"/>
    </style:style>
    <style:style style:name="T5_39" style:family="text">
      <style:text-properties fo:background-color="#ffffff" fo:color="#0b0c0c" fo:font-size="12pt" style:font-size-asian="12pt" style:font-size-complex="12pt"/>
    </style:style>
    <style:style style:name="T5_40" style:family="text">
      <style:text-properties fo:background-color="#ffffff" fo:color="#0b0c0c" fo:font-size="12pt" style:font-size-asian="12pt" style:font-size-complex="12pt"/>
    </style:style>
    <style:style style:name="T5_41" style:family="text">
      <style:text-properties fo:background-color="#ffffff" fo:color="#0b0c0c" fo:font-size="12pt" style:font-size-asian="12pt" style:font-size-complex="12pt"/>
    </style:style>
    <style:style style:name="T5_42" style:family="text">
      <style:text-properties fo:background-color="#ffffff" fo:color="#0b0c0c" fo:font-size="12pt" style:font-size-asian="12pt" style:font-size-complex="12pt"/>
    </style:style>
    <style:style style:name="T5_43" style:family="text">
      <style:text-properties fo:background-color="#ffffff" fo:color="#0b0c0c" fo:font-size="12pt" style:font-size-asian="12pt" style:font-size-complex="12pt"/>
    </style:style>
    <style:style style:name="T5_44" style:family="text">
      <style:text-properties fo:background-color="#ffffff" fo:color="#0b0c0c" fo:font-size="12pt" style:font-size-asian="12pt" style:font-size-complex="12pt"/>
    </style:style>
    <style:style style:name="T5_45" style:family="text">
      <style:text-properties fo:background-color="#ffffff" fo:color="#0b0c0c" fo:font-size="12pt" style:font-size-asian="12pt" style:font-size-complex="12pt"/>
    </style:style>
    <style:style style:name="T5_46" style:family="text">
      <style:text-properties fo:background-color="#ffffff" fo:color="#0b0c0c" fo:font-size="12pt" style:font-size-asian="12pt" style:font-size-complex="12pt"/>
    </style:style>
    <style:style style:name="T5_47" style:family="text">
      <style:text-properties fo:background-color="#ffffff" fo:color="#0b0c0c" fo:font-size="12pt" style:font-size-asian="12pt" style:font-size-complex="12pt"/>
    </style:style>
    <style:style style:name="T5_48" style:family="text">
      <style:text-properties fo:background-color="#ffffff" fo:color="#0b0c0c" fo:font-size="12pt" style:font-size-asian="12pt" style:font-size-complex="12pt"/>
    </style:style>
    <style:style style:name="T5_49" style:family="text">
      <style:text-properties fo:background-color="#ffffff" fo:color="#0b0c0c" fo:font-size="12pt" style:font-size-asian="12pt" style:font-size-complex="12pt"/>
    </style:style>
    <style:style style:name="T5_50" style:family="text">
      <style:text-properties fo:background-color="#ffffff" fo:color="#0b0c0c" fo:font-size="12pt" style:font-size-asian="12pt" style:font-size-complex="12pt"/>
    </style:style>
    <style:style style:name="T5_51" style:family="text">
      <style:text-properties fo:background-color="#ffffff" fo:color="#0b0c0c" fo:font-size="12pt" style:font-size-asian="12pt" style:font-size-complex="12pt"/>
    </style:style>
    <style:style style:name="T5_52" style:family="text">
      <style:text-properties fo:background-color="#ffffff" fo:color="#0b0c0c" fo:font-size="12pt" style:font-size-asian="12pt" style:font-size-complex="12pt"/>
    </style:style>
    <style:style style:name="T5_53" style:family="text">
      <style:text-properties fo:background-color="#ffffff" fo:color="#0b0c0c" fo:font-size="12pt" style:font-size-asian="12pt" style:font-size-complex="12pt"/>
    </style:style>
    <style:style style:name="T5_54" style:family="text">
      <style:text-properties fo:background-color="#ffffff" fo:color="#0b0c0c" fo:font-size="12pt" style:font-size-asian="12pt" style:font-size-complex="12pt"/>
    </style:style>
    <style:style style:name="T5_55" style:family="text">
      <style:text-properties fo:background-color="#ffffff" fo:color="#0b0c0c" fo:font-size="12pt" style:font-size-asian="12pt" style:font-size-complex="12pt"/>
    </style:style>
    <style:style style:name="T5_56" style:family="text">
      <style:text-properties fo:background-color="#ffffff" fo:color="#0b0c0c" fo:font-size="12pt" style:font-size-asian="12pt" style:font-size-complex="12pt"/>
    </style:style>
    <style:style style:name="T5_57" style:family="text">
      <style:text-properties fo:background-color="#ffffff" fo:color="#0b0c0c" fo:font-size="12pt" style:font-size-asian="12pt" style:font-size-complex="12pt"/>
    </style:style>
    <style:style style:name="T5_58" style:family="text">
      <style:text-properties fo:background-color="#ffffff" fo:color="#0b0c0c" fo:font-size="12pt" style:font-size-asian="12pt" style:font-size-complex="12pt"/>
    </style:style>
    <style:style style:name="T5_59" style:family="text">
      <style:text-properties fo:background-color="#ffffff" fo:color="#0b0c0c" fo:font-size="12pt" style:font-size-asian="12pt" style:font-size-complex="12pt"/>
    </style:style>
    <style:style style:name="T5_60" style:family="text">
      <style:text-properties fo:background-color="#ffffff" fo:color="#0b0c0c" fo:font-size="12pt" style:font-size-asian="12pt" style:font-size-complex="12pt"/>
    </style:style>
    <style:style style:name="T5_61" style:family="text">
      <style:text-properties fo:background-color="#ffffff" fo:color="#0b0c0c" fo:font-size="12pt" style:font-size-asian="12pt" style:font-size-complex="12pt"/>
    </style:style>
    <style:style style:name="T5_62" style:family="text">
      <style:text-properties fo:background-color="#ffffff" fo:color="#0b0c0c" fo:font-size="12pt" style:font-size-asian="12pt" style:font-size-complex="12pt"/>
    </style:style>
    <style:style style:name="T5_63" style:family="text">
      <style:text-properties fo:background-color="#ffffff" fo:color="#0b0c0c" fo:font-size="12pt" style:font-size-asian="12pt" style:font-size-complex="12pt"/>
    </style:style>
    <style:style style:name="T5_64" style:family="text">
      <style:text-properties fo:background-color="#ffffff" fo:color="#0b0c0c" fo:font-size="12pt" style:font-size-asian="12pt" style:font-size-complex="12pt"/>
    </style:style>
    <style:style style:name="T5_65" style:family="text">
      <style:text-properties fo:background-color="#ffffff" fo:color="#0b0c0c" fo:font-size="12pt" style:font-size-asian="12pt" style:font-size-complex="12pt"/>
    </style:style>
    <style:style style:name="T5_66" style:family="text">
      <style:text-properties fo:background-color="#ffffff" fo:color="#0b0c0c" fo:font-size="12pt" style:font-size-asian="12pt" style:font-size-complex="12pt"/>
    </style:style>
    <style:style style:name="T5_67" style:family="text">
      <style:text-properties fo:background-color="#ffffff" fo:color="#0b0c0c" fo:font-size="12pt" style:font-size-asian="12pt" style:font-size-complex="12pt"/>
    </style:style>
    <style:style style:name="T5_68" style:family="text">
      <style:text-properties fo:background-color="#ffffff" fo:color="#0b0c0c" fo:font-size="12pt" style:font-size-asian="12pt" style:font-size-complex="12pt"/>
    </style:style>
    <style:style style:name="T5_69" style:family="text">
      <style:text-properties fo:background-color="#ffffff" fo:color="#0b0c0c" fo:font-size="12pt" style:font-size-asian="12pt" style:font-size-complex="12pt"/>
    </style:style>
    <style:style style:name="T5_70" style:family="text">
      <style:text-properties fo:background-color="#ffffff" fo:color="#0b0c0c" fo:font-size="12pt" style:font-size-asian="12pt" style:font-size-complex="12pt"/>
    </style:style>
    <style:style style:name="T5_71" style:family="text">
      <style:text-properties fo:background-color="#ffffff" fo:color="#0b0c0c" fo:font-size="12pt" style:font-size-asian="12pt" style:font-size-complex="12pt"/>
    </style:style>
    <style:style style:name="T5_72" style:family="text">
      <style:text-properties fo:background-color="#ffffff" fo:color="#0b0c0c" fo:font-size="12pt" style:font-size-asian="12pt" style:font-size-complex="12pt"/>
    </style:style>
    <style:style style:name="T5_73" style:family="text">
      <style:text-properties fo:background-color="#ffffff" fo:color="#0b0c0c" fo:font-size="12pt" style:font-size-asian="12pt" style:font-size-complex="12pt"/>
    </style:style>
    <style:style style:name="T5_74" style:family="text">
      <style:text-properties fo:background-color="#ffffff" fo:color="#0b0c0c" fo:font-size="12pt" style:font-size-asian="12pt" style:font-size-complex="12pt"/>
    </style:style>
    <style:style style:name="T5_75" style:family="text">
      <style:text-properties fo:background-color="#ffffff" fo:color="#0b0c0c" fo:font-size="12pt" style:font-size-asian="12pt" style:font-size-complex="12pt"/>
    </style:style>
    <style:style style:name="T5_76" style:family="text">
      <style:text-properties fo:background-color="#ffffff" fo:color="#0b0c0c" fo:font-size="12pt" style:font-size-asian="12pt" style:font-size-complex="12pt"/>
    </style:style>
    <style:style style:name="T5_77" style:family="text">
      <style:text-properties fo:background-color="#ffffff" fo:color="#0b0c0c" fo:font-size="12pt" style:font-size-asian="12pt" style:font-size-complex="12pt"/>
    </style:style>
    <style:style style:name="T5_78" style:family="text">
      <style:text-properties fo:background-color="#ffffff" fo:color="#0b0c0c" fo:font-size="12pt" style:font-size-asian="12pt" style:font-size-complex="12pt"/>
    </style:style>
    <style:style style:name="T5_79" style:family="text">
      <style:text-properties fo:background-color="#ffffff" fo:color="#0b0c0c" fo:font-size="12pt" style:font-size-asian="12pt" style:font-size-complex="12pt"/>
    </style:style>
    <style:style style:name="T5_80" style:family="text">
      <style:text-properties fo:background-color="#ffffff" fo:color="#0b0c0c" fo:font-size="12pt" style:font-size-asian="12pt" style:font-size-complex="12pt"/>
    </style:style>
    <style:style style:name="T5_81" style:family="text">
      <style:text-properties fo:background-color="#ffffff" fo:color="#0b0c0c" fo:font-size="12pt" style:font-size-asian="12pt" style:font-size-complex="12pt"/>
    </style:style>
    <style:style style:name="T5_82" style:family="text">
      <style:text-properties fo:background-color="#ffffff" fo:color="#0b0c0c" fo:font-size="12pt" style:font-size-asian="12pt" style:font-size-complex="12pt"/>
    </style:style>
    <style:style style:name="T5_83" style:family="text">
      <style:text-properties fo:background-color="#ffffff" fo:color="#0b0c0c" fo:font-size="12pt" style:font-size-asian="12pt" style:font-size-complex="12pt"/>
    </style:style>
    <style:style style:name="T5_84" style:family="text">
      <style:text-properties fo:background-color="#ffffff" fo:color="#0b0c0c" fo:font-size="12pt" style:font-size-asian="12pt" style:font-size-complex="12pt"/>
    </style:style>
    <style:style style:name="P6" style:family="paragraph" style:parent-style-name="Standard">
      <style:paragraph-properties fo:break-before="auto" fo:line-height="132%" fo:margin-top="0.282cm" fo:margin-bottom="0.282cm" style:writing-mode="lr-tb"/>
    </style:style>
    <style:style style:name="T6_1" style:family="text">
      <style:text-properties fo:background-color="#ffffff" fo:color="#0b0c0c" fo:font-size="12pt" style:font-size-asian="12pt" style:font-size-complex="12pt"/>
    </style:style>
    <style:style style:name="T6_2" style:family="text">
      <style:text-properties fo:background-color="#ffffff" fo:color="#0b0c0c" fo:font-size="12pt" style:font-size-asian="12pt" style:font-size-complex="12pt"/>
    </style:style>
    <style:style style:name="T6_3" style:family="text">
      <style:text-properties fo:background-color="#ffffff" fo:color="#0b0c0c" fo:font-size="12pt" style:font-size-asian="12pt" style:font-size-complex="12pt"/>
    </style:style>
    <style:style style:name="T6_4" style:family="text">
      <style:text-properties fo:background-color="#ffffff" fo:color="#0b0c0c" fo:font-size="12pt" style:font-size-asian="12pt" style:font-size-complex="12pt"/>
    </style:style>
    <style:style style:name="T6_5" style:family="text">
      <style:text-properties fo:background-color="#ffffff" fo:color="#0b0c0c" fo:font-size="12pt" style:font-size-asian="12pt" style:font-size-complex="12pt"/>
    </style:style>
    <style:style style:name="T6_6" style:family="text">
      <style:text-properties fo:background-color="#ffffff" fo:color="#0b0c0c" fo:font-size="12pt" style:font-size-asian="12pt" style:font-size-complex="12pt"/>
    </style:style>
    <style:style style:name="T6_7" style:family="text">
      <style:text-properties fo:background-color="#ffffff" fo:color="#0b0c0c" fo:font-size="12pt" style:font-size-asian="12pt" style:font-size-complex="12pt"/>
    </style:style>
    <style:style style:name="T6_8" style:family="text">
      <style:text-properties fo:background-color="#ffffff" fo:color="#0b0c0c" fo:font-size="12pt" style:font-size-asian="12pt" style:font-size-complex="12pt"/>
    </style:style>
    <style:style style:name="T6_9" style:family="text">
      <style:text-properties fo:background-color="#ffffff" fo:color="#0b0c0c" fo:font-size="12pt" style:font-size-asian="12pt" style:font-size-complex="12pt"/>
    </style:style>
    <style:style style:name="T6_10" style:family="text">
      <style:text-properties fo:background-color="#ffffff" fo:color="#0b0c0c" fo:font-size="12pt" style:font-size-asian="12pt" style:font-size-complex="12pt"/>
    </style:style>
    <style:style style:name="T6_11" style:family="text">
      <style:text-properties fo:background-color="#ffffff" fo:color="#0b0c0c" fo:font-size="12pt" style:font-size-asian="12pt" style:font-size-complex="12pt"/>
    </style:style>
    <style:style style:name="T6_12" style:family="text">
      <style:text-properties fo:background-color="#ffffff" fo:color="#0b0c0c" fo:font-size="12pt" style:font-size-asian="12pt" style:font-size-complex="12pt"/>
    </style:style>
    <style:style style:name="T6_13" style:family="text">
      <style:text-properties fo:background-color="#ffffff" fo:color="#0b0c0c" fo:font-size="12pt" style:font-size-asian="12pt" style:font-size-complex="12pt"/>
    </style:style>
    <style:style style:name="T6_14" style:family="text">
      <style:text-properties fo:background-color="#ffffff" fo:color="#0b0c0c" fo:font-size="12pt" style:font-size-asian="12pt" style:font-size-complex="12pt"/>
    </style:style>
    <style:style style:name="T6_15" style:family="text">
      <style:text-properties fo:background-color="#ffffff" fo:color="#0b0c0c" fo:font-size="12pt" style:font-size-asian="12pt" style:font-size-complex="12pt"/>
    </style:style>
    <style:style style:name="T6_16" style:family="text">
      <style:text-properties fo:background-color="#ffffff" fo:color="#0b0c0c" fo:font-size="12pt" style:font-size-asian="12pt" style:font-size-complex="12pt"/>
    </style:style>
    <style:style style:name="P7" style:family="paragraph" style:parent-style-name="Standard">
      <style:paragraph-properties fo:break-before="auto" fo:line-height="132%" fo:margin-top="0cm" style:writing-mode="lr-tb"/>
    </style:style>
    <style:style style:name="T7_1" style:family="text">
      <style:text-properties fo:background-color="#ffffff" fo:color="#0b0c0c" fo:font-size="12pt" style:font-size-asian="12pt" style:font-size-complex="12pt"/>
    </style:style>
    <style:style style:name="T7_2" style:family="text">
      <style:text-properties fo:background-color="#ffffff" fo:color="#0b0c0c" fo:font-size="12pt" style:font-size-asian="12pt" style:font-size-complex="12pt"/>
    </style:style>
    <style:style style:name="T7_3" style:family="text">
      <style:text-properties fo:background-color="#ffffff" fo:color="#0b0c0c" fo:font-size="12pt" style:font-size-asian="12pt" style:font-size-complex="12pt"/>
    </style:style>
    <style:style style:name="T7_4" style:family="text">
      <style:text-properties fo:background-color="#ffffff" fo:color="#0b0c0c" fo:font-size="12pt" style:font-size-asian="12pt" style:font-size-complex="12pt"/>
    </style:style>
    <style:style style:name="T7_5" style:family="text"/>
    <style:style style:name="T7_6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7" style:family="text"/>
    <style:style style:name="T7_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9" style:family="text"/>
    <style:style style:name="T7_1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11" style:family="text">
      <style:text-properties fo:background-color="#ffffff" fo:color="#0b0c0c" fo:font-size="12pt" style:font-size-asian="12pt" style:font-size-complex="12pt"/>
    </style:style>
    <style:style style:name="T7_12" style:family="text">
      <style:text-properties fo:background-color="#ffffff" fo:color="#0b0c0c" fo:font-size="12pt" style:font-size-asian="12pt" style:font-size-complex="12pt"/>
    </style:style>
    <style:style style:name="T7_13" style:family="text">
      <style:text-properties fo:background-color="#ffffff" fo:color="#0b0c0c" fo:font-size="12pt" style:font-size-asian="12pt" style:font-size-complex="12pt"/>
    </style:style>
    <style:style style:name="T7_14" style:family="text">
      <style:text-properties fo:background-color="#ffffff" fo:color="#0b0c0c" fo:font-size="12pt" style:font-size-asian="12pt" style:font-size-complex="12pt"/>
    </style:style>
    <style:style style:name="T7_15" style:family="text">
      <style:text-properties fo:background-color="#ffffff" fo:color="#0b0c0c" fo:font-size="12pt" style:font-size-asian="12pt" style:font-size-complex="12pt"/>
    </style:style>
    <style:style style:name="T7_16" style:family="text">
      <style:text-properties fo:background-color="#ffffff" fo:color="#0b0c0c" fo:font-size="12pt" style:font-size-asian="12pt" style:font-size-complex="12pt"/>
    </style:style>
    <style:style style:name="T7_17" style:family="text">
      <style:text-properties fo:background-color="#ffffff" fo:color="#0b0c0c" fo:font-size="12pt" style:font-size-asian="12pt" style:font-size-complex="12pt"/>
    </style:style>
    <style:style style:name="T7_18" style:family="text">
      <style:text-properties fo:background-color="#ffffff" fo:color="#0b0c0c" fo:font-size="12pt" style:font-size-asian="12pt" style:font-size-complex="12pt"/>
    </style:style>
    <style:style style:name="T7_19" style:family="text">
      <style:text-properties fo:background-color="#ffffff" fo:color="#0b0c0c" fo:font-size="12pt" style:font-size-asian="12pt" style:font-size-complex="12pt"/>
    </style:style>
    <style:style style:name="T7_20" style:family="text">
      <style:text-properties fo:background-color="#ffffff" fo:color="#0b0c0c" fo:font-size="12pt" style:font-size-asian="12pt" style:font-size-complex="12pt"/>
    </style:style>
    <style:style style:name="T7_21" style:family="text">
      <style:text-properties fo:background-color="#ffffff" fo:color="#0b0c0c" fo:font-size="12pt" style:font-size-asian="12pt" style:font-size-complex="12pt"/>
    </style:style>
    <style:style style:name="T7_22" style:family="text">
      <style:text-properties fo:background-color="#ffffff" fo:color="#0b0c0c" fo:font-size="12pt" style:font-size-asian="12pt" style:font-size-complex="12pt"/>
    </style:style>
    <style:style style:name="T7_23" style:family="text">
      <style:text-properties fo:background-color="#ffffff" fo:color="#0b0c0c" fo:font-size="12pt" style:font-size-asian="12pt" style:font-size-complex="12pt"/>
    </style:style>
    <style:style style:name="T7_24" style:family="text">
      <style:text-properties fo:background-color="#ffffff" fo:color="#0b0c0c" fo:font-size="12pt" style:font-size-asian="12pt" style:font-size-complex="12pt"/>
    </style:style>
    <style:style style:name="T7_25" style:family="text">
      <style:text-properties fo:background-color="#ffffff" fo:color="#0b0c0c" fo:font-size="12pt" style:font-size-asian="12pt" style:font-size-complex="12pt"/>
    </style:style>
    <style:style style:name="T7_26" style:family="text">
      <style:text-properties fo:background-color="#ffffff" fo:color="#0b0c0c" fo:font-size="12pt" style:font-size-asian="12pt" style:font-size-complex="12pt"/>
    </style:style>
    <style:style style:name="T7_27" style:family="text">
      <style:text-properties fo:background-color="#ffffff" fo:color="#0b0c0c" fo:font-size="12pt" style:font-size-asian="12pt" style:font-size-complex="12pt"/>
    </style:style>
    <style:style style:name="T7_28" style:family="text">
      <style:text-properties fo:background-color="#ffffff" fo:color="#0b0c0c" fo:font-size="12pt" style:font-size-asian="12pt" style:font-size-complex="12pt"/>
    </style:style>
    <style:style style:name="T7_29" style:family="text">
      <style:text-properties fo:background-color="#ffffff" fo:color="#0b0c0c" fo:font-size="12pt" style:font-size-asian="12pt" style:font-size-complex="12pt"/>
    </style:style>
    <style:style style:name="T7_30" style:family="text">
      <style:text-properties fo:background-color="#ffffff" fo:color="#0b0c0c" fo:font-size="12pt" style:font-size-asian="12pt" style:font-size-complex="12pt"/>
    </style:style>
    <style:style style:name="T7_31" style:family="text">
      <style:text-properties fo:background-color="#ffffff" fo:color="#0b0c0c" fo:font-size="12pt" style:font-size-asian="12pt" style:font-size-complex="12pt"/>
    </style:style>
    <style:style style:name="T7_32" style:family="text">
      <style:text-properties fo:background-color="#ffffff" fo:color="#0b0c0c" fo:font-size="12pt" style:font-size-asian="12pt" style:font-size-complex="12pt"/>
    </style:style>
    <style:style style:name="T7_33" style:family="text">
      <style:text-properties fo:background-color="#ffffff" fo:color="#0b0c0c" fo:font-size="12pt" style:font-size-asian="12pt" style:font-size-complex="12pt"/>
    </style:style>
    <style:style style:name="T7_34" style:family="text">
      <style:text-properties fo:background-color="#ffffff" fo:color="#0b0c0c" fo:font-size="12pt" style:font-size-asian="12pt" style:font-size-complex="12pt"/>
    </style:style>
    <style:style style:name="T7_35" style:family="text">
      <style:text-properties fo:background-color="#ffffff" fo:color="#0b0c0c" fo:font-size="12pt" style:font-size-asian="12pt" style:font-size-complex="12pt"/>
    </style:style>
    <style:style style:name="T7_36" style:family="text">
      <style:text-properties fo:background-color="#ffffff" fo:color="#0b0c0c" fo:font-size="12pt" style:font-size-asian="12pt" style:font-size-complex="12pt"/>
    </style:style>
    <style:style style:name="T7_37" style:family="text">
      <style:text-properties fo:background-color="#ffffff" fo:color="#0b0c0c" fo:font-size="12pt" style:font-size-asian="12pt" style:font-size-complex="12pt"/>
    </style:style>
    <style:style style:name="T7_38" style:family="text"/>
    <style:style style:name="T7_39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40" style:family="text"/>
    <style:style style:name="T7_41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42" style:family="text"/>
    <style:style style:name="T7_43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44" style:family="text"/>
    <style:style style:name="T7_45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46" style:family="text"/>
    <style:style style:name="T7_47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48" style:family="text"/>
    <style:style style:name="T7_49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50" style:family="text"/>
    <style:style style:name="T7_51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52" style:family="text"/>
    <style:style style:name="T7_53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7_54" style:family="text"/>
    <style:style style:name="T7_55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P8" style:family="paragraph" style:parent-style-name="Standard">
      <style:paragraph-properties fo:break-before="auto" fo:line-height="132%" fo:margin-top="0cm" style:writing-mode="lr-tb"/>
    </style:style>
    <style:style style:name="T8_1" style:family="text">
      <style:text-properties fo:background-color="#ffffff" fo:color="#0b0c0c" fo:font-size="12pt" style:font-size-asian="12pt" style:font-size-complex="12pt"/>
    </style:style>
    <style:style style:name="T8_2" style:family="text">
      <style:text-properties fo:background-color="#ffffff" fo:color="#0b0c0c" fo:font-size="12pt" style:font-size-asian="12pt" style:font-size-complex="12pt"/>
    </style:style>
    <style:style style:name="T8_3" style:family="text">
      <style:text-properties fo:background-color="#ffffff" fo:color="#0b0c0c" fo:font-size="12pt" style:font-size-asian="12pt" style:font-size-complex="12pt"/>
    </style:style>
    <style:style style:name="T8_4" style:family="text">
      <style:text-properties fo:background-color="#ffffff" fo:color="#0b0c0c" fo:font-size="12pt" style:font-size-asian="12pt" style:font-size-complex="12pt"/>
    </style:style>
    <style:style style:name="T8_5" style:family="text">
      <style:text-properties fo:background-color="#ffffff" fo:color="#0b0c0c" fo:font-size="12pt" style:font-size-asian="12pt" style:font-size-complex="12pt"/>
    </style:style>
    <style:style style:name="T8_6" style:family="text">
      <style:text-properties fo:background-color="#ffffff" fo:color="#0b0c0c" fo:font-size="12pt" style:font-size-asian="12pt" style:font-size-complex="12pt"/>
    </style:style>
    <style:style style:name="T8_7" style:family="text">
      <style:text-properties fo:background-color="#ffffff" fo:color="#0b0c0c" fo:font-size="12pt" style:font-size-asian="12pt" style:font-size-complex="12pt"/>
    </style:style>
    <style:style style:name="T8_8" style:family="text">
      <style:text-properties fo:background-color="#ffffff" fo:color="#0b0c0c" fo:font-size="12pt" style:font-size-asian="12pt" style:font-size-complex="12pt"/>
    </style:style>
    <style:style style:name="T8_9" style:family="text">
      <style:text-properties fo:background-color="#ffffff" fo:color="#0b0c0c" fo:font-size="12pt" style:font-size-asian="12pt" style:font-size-complex="12pt"/>
    </style:style>
    <style:style style:name="T8_10" style:family="text">
      <style:text-properties fo:background-color="#ffffff" fo:color="#0b0c0c" fo:font-size="12pt" style:font-size-asian="12pt" style:font-size-complex="12pt"/>
    </style:style>
    <style:style style:name="T8_11" style:family="text">
      <style:text-properties fo:background-color="#ffffff" fo:color="#0b0c0c" fo:font-size="12pt" style:font-size-asian="12pt" style:font-size-complex="12pt"/>
    </style:style>
    <style:style style:name="T8_12" style:family="text">
      <style:text-properties fo:background-color="#ffffff" fo:color="#0b0c0c" fo:font-size="12pt" style:font-size-asian="12pt" style:font-size-complex="12pt"/>
    </style:style>
    <style:style style:name="T8_13" style:family="text">
      <style:text-properties fo:background-color="#ffffff" fo:color="#0b0c0c" fo:font-size="12pt" style:font-size-asian="12pt" style:font-size-complex="12pt"/>
    </style:style>
    <style:style style:name="T8_14" style:family="text">
      <style:text-properties fo:background-color="#ffffff" fo:color="#0b0c0c" fo:font-size="12pt" style:font-size-asian="12pt" style:font-size-complex="12pt"/>
    </style:style>
    <style:style style:name="T8_15" style:family="text">
      <style:text-properties fo:background-color="#ffffff" fo:color="#0b0c0c" fo:font-size="12pt" style:font-size-asian="12pt" style:font-size-complex="12pt"/>
    </style:style>
    <style:style style:name="T8_16" style:family="text">
      <style:text-properties fo:background-color="#ffffff" fo:color="#0b0c0c" fo:font-size="12pt" style:font-size-asian="12pt" style:font-size-complex="12pt"/>
    </style:style>
    <style:style style:name="T8_17" style:family="text">
      <style:text-properties fo:background-color="#ffffff" fo:color="#0b0c0c" fo:font-size="12pt" style:font-size-asian="12pt" style:font-size-complex="12pt"/>
    </style:style>
    <style:style style:name="T8_18" style:family="text">
      <style:text-properties fo:background-color="#ffffff" fo:color="#0b0c0c" fo:font-size="12pt" style:font-size-asian="12pt" style:font-size-complex="12pt"/>
    </style:style>
    <style:style style:name="T8_19" style:family="text">
      <style:text-properties fo:background-color="#ffffff" fo:color="#0b0c0c" fo:font-size="12pt" style:font-size-asian="12pt" style:font-size-complex="12pt"/>
    </style:style>
    <style:style style:name="T8_20" style:family="text">
      <style:text-properties fo:background-color="#ffffff" fo:color="#0b0c0c" fo:font-size="12pt" style:font-size-asian="12pt" style:font-size-complex="12pt"/>
    </style:style>
    <style:style style:name="T8_21" style:family="text">
      <style:text-properties fo:background-color="#ffffff" fo:color="#0b0c0c" fo:font-size="12pt" style:font-size-asian="12pt" style:font-size-complex="12pt"/>
    </style:style>
    <style:style style:name="T8_22" style:family="text">
      <style:text-properties fo:background-color="#ffffff" fo:color="#0b0c0c" fo:font-size="12pt" style:font-size-asian="12pt" style:font-size-complex="12pt"/>
    </style:style>
    <style:style style:name="T8_23" style:family="text">
      <style:text-properties fo:background-color="#ffffff" fo:color="#0b0c0c" fo:font-size="12pt" style:font-size-asian="12pt" style:font-size-complex="12pt"/>
    </style:style>
    <style:style style:name="T8_24" style:family="text">
      <style:text-properties fo:background-color="#ffffff" fo:color="#0b0c0c" fo:font-size="12pt" style:font-size-asian="12pt" style:font-size-complex="12pt"/>
    </style:style>
    <style:style style:name="T8_25" style:family="text">
      <style:text-properties fo:background-color="#ffffff" fo:color="#0b0c0c" fo:font-size="12pt" style:font-size-asian="12pt" style:font-size-complex="12pt"/>
    </style:style>
    <style:style style:name="T8_26" style:family="text">
      <style:text-properties fo:background-color="#ffffff" fo:color="#0b0c0c" fo:font-size="12pt" style:font-size-asian="12pt" style:font-size-complex="12pt"/>
    </style:style>
    <style:style style:name="T8_27" style:family="text">
      <style:text-properties fo:background-color="#ffffff" fo:color="#0b0c0c" fo:font-size="12pt" style:font-size-asian="12pt" style:font-size-complex="12pt"/>
    </style:style>
    <style:style style:name="T8_28" style:family="text">
      <style:text-properties fo:background-color="#ffffff" fo:color="#0b0c0c" fo:font-size="12pt" style:font-size-asian="12pt" style:font-size-complex="12pt"/>
    </style:style>
    <style:style style:name="T8_29" style:family="text">
      <style:text-properties fo:background-color="#ffffff" fo:color="#0b0c0c" fo:font-size="12pt" style:font-size-asian="12pt" style:font-size-complex="12pt"/>
    </style:style>
    <style:style style:name="T8_30" style:family="text">
      <style:text-properties fo:background-color="#ffffff" fo:color="#0b0c0c" fo:font-size="12pt" style:font-size-asian="12pt" style:font-size-complex="12pt"/>
    </style:style>
    <style:style style:name="T8_31" style:family="text">
      <style:text-properties fo:background-color="#ffffff" fo:color="#0b0c0c" fo:font-size="12pt" style:font-size-asian="12pt" style:font-size-complex="12pt"/>
    </style:style>
    <style:style style:name="T8_32" style:family="text">
      <style:text-properties fo:background-color="#ffffff" fo:color="#0b0c0c" fo:font-size="12pt" style:font-size-asian="12pt" style:font-size-complex="12pt"/>
    </style:style>
    <style:style style:name="T8_33" style:family="text">
      <style:text-properties fo:background-color="#ffffff" fo:color="#0b0c0c" fo:font-size="12pt" style:font-size-asian="12pt" style:font-size-complex="12pt"/>
    </style:style>
    <style:style style:name="P9" style:family="paragraph" style:parent-style-name="Standard">
      <style:paragraph-properties fo:break-before="auto" fo:line-height="132%" fo:margin-top="0cm" style:writing-mode="lr-tb"/>
    </style:style>
    <style:style style:name="T9_1" style:family="text">
      <style:text-properties fo:background-color="#ffffff" fo:color="#0b0c0c" fo:font-size="12pt" style:font-size-asian="12pt" style:font-size-complex="12pt"/>
    </style:style>
    <style:style style:name="T9_2" style:family="text">
      <style:text-properties fo:background-color="#ffffff" fo:color="#0b0c0c" fo:font-size="12pt" style:font-size-asian="12pt" style:font-size-complex="12pt"/>
    </style:style>
    <style:style style:name="T9_3" style:family="text">
      <style:text-properties fo:background-color="#ffffff" fo:color="#0b0c0c" fo:font-size="12pt" style:font-size-asian="12pt" style:font-size-complex="12pt"/>
    </style:style>
    <style:style style:name="T9_4" style:family="text">
      <style:text-properties fo:background-color="#ffffff" fo:color="#0b0c0c" fo:font-size="12pt" style:font-size-asian="12pt" style:font-size-complex="12pt"/>
    </style:style>
    <style:style style:name="T9_5" style:family="text">
      <style:text-properties fo:background-color="#ffffff" fo:color="#0b0c0c" fo:font-size="12pt" style:font-size-asian="12pt" style:font-size-complex="12pt"/>
    </style:style>
    <style:style style:name="T9_6" style:family="text">
      <style:text-properties fo:background-color="#ffffff" fo:color="#0b0c0c" fo:font-size="12pt" style:font-size-asian="12pt" style:font-size-complex="12pt"/>
    </style:style>
    <style:style style:name="T9_7" style:family="text">
      <style:text-properties fo:background-color="#ffffff" fo:color="#0b0c0c" fo:font-size="12pt" style:font-size-asian="12pt" style:font-size-complex="12pt"/>
    </style:style>
    <style:style style:name="T9_8" style:family="text">
      <style:text-properties fo:background-color="#ffffff" fo:color="#0b0c0c" fo:font-size="12pt" style:font-size-asian="12pt" style:font-size-complex="12pt"/>
    </style:style>
    <style:style style:name="T9_9" style:family="text">
      <style:text-properties fo:background-color="#ffffff" fo:color="#0b0c0c" fo:font-size="12pt" style:font-size-asian="12pt" style:font-size-complex="12pt"/>
    </style:style>
    <style:style style:name="T9_10" style:family="text">
      <style:text-properties fo:background-color="#ffffff" fo:color="#0b0c0c" fo:font-size="12pt" style:font-size-asian="12pt" style:font-size-complex="12pt"/>
    </style:style>
    <style:style style:name="T9_11" style:family="text">
      <style:text-properties fo:background-color="#ffffff" fo:color="#0b0c0c" fo:font-size="12pt" style:font-size-asian="12pt" style:font-size-complex="12pt"/>
    </style:style>
    <style:style style:name="T9_12" style:family="text">
      <style:text-properties fo:background-color="#ffffff" fo:color="#0b0c0c" fo:font-size="12pt" style:font-size-asian="12pt" style:font-size-complex="12pt"/>
    </style:style>
    <style:style style:name="T9_13" style:family="text"/>
    <style:style style:name="T9_1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9_15" style:family="text"/>
    <style:style style:name="T9_16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9_17" style:family="text"/>
    <style:style style:name="T9_1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P10" style:family="paragraph" style:parent-style-name="Standard">
      <style:paragraph-properties fo:break-before="auto" fo:line-height="132%" fo:margin-top="0cm" style:writing-mode="lr-tb"/>
    </style:style>
    <style:style style:name="T10_1" style:family="text">
      <style:text-properties fo:background-color="#ffffff" fo:color="#0b0c0c" fo:font-size="12pt" style:font-size-asian="12pt" style:font-size-complex="12pt"/>
    </style:style>
    <style:style style:name="T10_2" style:family="text">
      <style:text-properties fo:background-color="#ffffff" fo:color="#0b0c0c" fo:font-size="12pt" style:font-size-asian="12pt" style:font-size-complex="12pt"/>
    </style:style>
    <style:style style:name="T10_3" style:family="text">
      <style:text-properties fo:background-color="#ffffff" fo:color="#0b0c0c" fo:font-size="12pt" style:font-size-asian="12pt" style:font-size-complex="12pt"/>
    </style:style>
    <style:style style:name="T10_4" style:family="text">
      <style:text-properties fo:background-color="#ffffff" fo:color="#0b0c0c" fo:font-size="12pt" style:font-size-asian="12pt" style:font-size-complex="12pt"/>
    </style:style>
    <style:style style:name="T10_5" style:family="text">
      <style:text-properties fo:background-color="#ffffff" fo:color="#0b0c0c" fo:font-size="12pt" style:font-size-asian="12pt" style:font-size-complex="12pt"/>
    </style:style>
    <style:style style:name="T10_6" style:family="text">
      <style:text-properties fo:background-color="#ffffff" fo:color="#0b0c0c" fo:font-size="12pt" style:font-size-asian="12pt" style:font-size-complex="12pt"/>
    </style:style>
    <style:style style:name="T10_7" style:family="text">
      <style:text-properties fo:background-color="#ffffff" fo:color="#0b0c0c" fo:font-size="12pt" style:font-size-asian="12pt" style:font-size-complex="12pt"/>
    </style:style>
    <style:style style:name="T10_8" style:family="text">
      <style:text-properties fo:background-color="#ffffff" fo:color="#0b0c0c" fo:font-size="12pt" style:font-size-asian="12pt" style:font-size-complex="12pt"/>
    </style:style>
    <style:style style:name="T10_9" style:family="text">
      <style:text-properties fo:background-color="#ffffff" fo:color="#0b0c0c" fo:font-size="12pt" style:font-size-asian="12pt" style:font-size-complex="12pt"/>
    </style:style>
    <style:style style:name="T10_10" style:family="text">
      <style:text-properties fo:background-color="#ffffff" fo:color="#0b0c0c" fo:font-size="12pt" style:font-size-asian="12pt" style:font-size-complex="12pt"/>
    </style:style>
    <style:style style:name="T10_11" style:family="text"/>
    <style:style style:name="T10_1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0_15" style:family="text"/>
    <style:style style:name="T10_16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0_17" style:family="text"/>
    <style:style style:name="T10_1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0_19" style:family="text"/>
    <style:style style:name="T10_2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0_21" style:family="text">
      <style:text-properties fo:background-color="#ffffff" fo:color="#0b0c0c" fo:font-size="12pt" style:font-size-asian="12pt" style:font-size-complex="12pt"/>
    </style:style>
    <style:style style:name="T10_22" style:family="text">
      <style:text-properties fo:background-color="#ffffff" fo:color="#0b0c0c" fo:font-size="12pt" style:font-size-asian="12pt" style:font-size-complex="12pt"/>
    </style:style>
    <style:style style:name="T10_23" style:family="text">
      <style:text-properties fo:background-color="#ffffff" fo:color="#0b0c0c" fo:font-size="12pt" style:font-size-asian="12pt" style:font-size-complex="12pt"/>
    </style:style>
    <style:style style:name="T10_24" style:family="text">
      <style:text-properties fo:background-color="#ffffff" fo:color="#0b0c0c" fo:font-size="12pt" style:font-size-asian="12pt" style:font-size-complex="12pt"/>
    </style:style>
    <style:style style:name="T10_25" style:family="text">
      <style:text-properties fo:background-color="#ffffff" fo:color="#0b0c0c" fo:font-size="12pt" style:font-size-asian="12pt" style:font-size-complex="12pt"/>
    </style:style>
    <style:style style:name="T10_26" style:family="text">
      <style:text-properties fo:background-color="#ffffff" fo:color="#0b0c0c" fo:font-size="12pt" style:font-size-asian="12pt" style:font-size-complex="12pt"/>
    </style:style>
    <style:style style:name="T10_27" style:family="text">
      <style:text-properties fo:background-color="#ffffff" fo:color="#0b0c0c" fo:font-size="12pt" style:font-size-asian="12pt" style:font-size-complex="12pt"/>
    </style:style>
    <style:style style:name="T10_28" style:family="text">
      <style:text-properties fo:background-color="#ffffff" fo:color="#0b0c0c" fo:font-size="12pt" style:font-size-asian="12pt" style:font-size-complex="12pt"/>
    </style:style>
    <style:style style:name="T10_29" style:family="text">
      <style:text-properties fo:background-color="#ffffff" fo:color="#0b0c0c" fo:font-size="12pt" style:font-size-asian="12pt" style:font-size-complex="12pt"/>
    </style:style>
    <style:style style:name="T10_30" style:family="text">
      <style:text-properties fo:background-color="#ffffff" fo:color="#0b0c0c" fo:font-size="12pt" style:font-size-asian="12pt" style:font-size-complex="12pt"/>
    </style:style>
    <style:style style:name="T10_31" style:family="text">
      <style:text-properties fo:background-color="#ffffff" fo:color="#0b0c0c" fo:font-size="12pt" style:font-size-asian="12pt" style:font-size-complex="12pt"/>
    </style:style>
    <style:style style:name="T10_32" style:family="text">
      <style:text-properties fo:background-color="#ffffff" fo:color="#0b0c0c" fo:font-size="12pt" style:font-size-asian="12pt" style:font-size-complex="12pt"/>
    </style:style>
    <style:style style:name="T10_33" style:family="text">
      <style:text-properties fo:background-color="#ffffff" fo:color="#0b0c0c" fo:font-size="12pt" style:font-size-asian="12pt" style:font-size-complex="12pt"/>
    </style:style>
    <style:style style:name="T10_34" style:family="text">
      <style:text-properties fo:background-color="#ffffff" fo:color="#0b0c0c" fo:font-size="12pt" style:font-size-asian="12pt" style:font-size-complex="12pt"/>
    </style:style>
    <style:style style:name="T10_35" style:family="text">
      <style:text-properties fo:background-color="#ffffff" fo:color="#0b0c0c" fo:font-size="12pt" style:font-size-asian="12pt" style:font-size-complex="12pt"/>
    </style:style>
    <style:style style:name="T10_36" style:family="text">
      <style:text-properties fo:background-color="#ffffff" fo:color="#0b0c0c" fo:font-size="12pt" style:font-size-asian="12pt" style:font-size-complex="12pt"/>
    </style:style>
    <style:style style:name="T10_37" style:family="text">
      <style:text-properties fo:background-color="#ffffff" fo:color="#0b0c0c" fo:font-size="12pt" style:font-size-asian="12pt" style:font-size-complex="12pt"/>
    </style:style>
    <style:style style:name="T10_38" style:family="text">
      <style:text-properties fo:background-color="#ffffff" fo:color="#0b0c0c" fo:font-size="12pt" style:font-size-asian="12pt" style:font-size-complex="12pt"/>
    </style:style>
    <style:style style:name="T10_39" style:family="text">
      <style:text-properties fo:background-color="#ffffff" fo:color="#0b0c0c" fo:font-size="12pt" style:font-size-asian="12pt" style:font-size-complex="12pt"/>
    </style:style>
    <style:style style:name="T10_40" style:family="text">
      <style:text-properties fo:background-color="#ffffff" fo:color="#0b0c0c" fo:font-size="12pt" style:font-size-asian="12pt" style:font-size-complex="12pt"/>
    </style:style>
    <style:style style:name="T10_41" style:family="text">
      <style:text-properties fo:background-color="#ffffff" fo:color="#0b0c0c" fo:font-size="12pt" style:font-size-asian="12pt" style:font-size-complex="12pt"/>
    </style:style>
    <style:style style:name="T10_42" style:family="text">
      <style:text-properties fo:background-color="#ffffff" fo:color="#0b0c0c" fo:font-size="12pt" style:font-size-asian="12pt" style:font-size-complex="12pt"/>
    </style:style>
    <style:style style:name="P11" style:family="paragraph" style:parent-style-name="Standard">
      <style:paragraph-properties fo:break-before="auto" fo:line-height="132%" fo:margin-top="0cm" style:writing-mode="lr-tb"/>
    </style:style>
    <style:style style:name="T11_1" style:family="text">
      <style:text-properties fo:background-color="#ffffff" fo:color="#0b0c0c" fo:font-size="12pt" style:font-size-asian="12pt" style:font-size-complex="12pt"/>
    </style:style>
    <style:style style:name="T11_2" style:family="text">
      <style:text-properties fo:background-color="#ffffff" fo:color="#0b0c0c" fo:font-size="12pt" style:font-size-asian="12pt" style:font-size-complex="12pt"/>
    </style:style>
    <style:style style:name="T11_3" style:family="text">
      <style:text-properties fo:background-color="#ffffff" fo:color="#0b0c0c" fo:font-size="12pt" style:font-size-asian="12pt" style:font-size-complex="12pt"/>
    </style:style>
    <style:style style:name="T11_4" style:family="text">
      <style:text-properties fo:background-color="#ffffff" fo:color="#0b0c0c" fo:font-size="12pt" style:font-size-asian="12pt" style:font-size-complex="12pt"/>
    </style:style>
    <style:style style:name="T11_5" style:family="text">
      <style:text-properties fo:background-color="#ffffff" fo:color="#0b0c0c" fo:font-size="12pt" style:font-size-asian="12pt" style:font-size-complex="12pt"/>
    </style:style>
    <style:style style:name="T11_6" style:family="text">
      <style:text-properties fo:background-color="#ffffff" fo:color="#0b0c0c" fo:font-size="12pt" style:font-size-asian="12pt" style:font-size-complex="12pt"/>
    </style:style>
    <style:style style:name="T11_7" style:family="text">
      <style:text-properties fo:background-color="#ffffff" fo:color="#0b0c0c" fo:font-size="12pt" style:font-size-asian="12pt" style:font-size-complex="12pt"/>
    </style:style>
    <style:style style:name="T11_8" style:family="text">
      <style:text-properties fo:background-color="#ffffff" fo:color="#0b0c0c" fo:font-size="12pt" style:font-size-asian="12pt" style:font-size-complex="12pt"/>
    </style:style>
    <style:style style:name="T11_9" style:family="text">
      <style:text-properties fo:background-color="#ffffff" fo:color="#0b0c0c" fo:font-size="12pt" style:font-size-asian="12pt" style:font-size-complex="12pt"/>
    </style:style>
    <style:style style:name="T11_10" style:family="text">
      <style:text-properties fo:background-color="#ffffff" fo:color="#0b0c0c" fo:font-size="12pt" style:font-size-asian="12pt" style:font-size-complex="12pt"/>
    </style:style>
    <style:style style:name="T11_11" style:family="text">
      <style:text-properties fo:background-color="#ffffff" fo:color="#0b0c0c" fo:font-size="12pt" style:font-size-asian="12pt" style:font-size-complex="12pt"/>
    </style:style>
    <style:style style:name="T11_12" style:family="text">
      <style:text-properties fo:background-color="#ffffff" fo:color="#0b0c0c" fo:font-size="12pt" style:font-size-asian="12pt" style:font-size-complex="12pt"/>
    </style:style>
    <style:style style:name="T11_13" style:family="text">
      <style:text-properties fo:background-color="#ffffff" fo:color="#0b0c0c" fo:font-size="12pt" style:font-size-asian="12pt" style:font-size-complex="12pt"/>
    </style:style>
    <style:style style:name="T11_14" style:family="text">
      <style:text-properties fo:background-color="#ffffff" fo:color="#0b0c0c" fo:font-size="12pt" style:font-size-asian="12pt" style:font-size-complex="12pt"/>
    </style:style>
    <style:style style:name="T11_15" style:family="text">
      <style:text-properties fo:background-color="#ffffff" fo:color="#0b0c0c" fo:font-size="12pt" style:font-size-asian="12pt" style:font-size-complex="12pt"/>
    </style:style>
    <style:style style:name="T11_16" style:family="text">
      <style:text-properties fo:background-color="#ffffff" fo:color="#0b0c0c" fo:font-size="12pt" style:font-size-asian="12pt" style:font-size-complex="12pt"/>
    </style:style>
    <style:style style:name="T11_17" style:family="text">
      <style:text-properties fo:background-color="#ffffff" fo:color="#0b0c0c" fo:font-size="12pt" style:font-size-asian="12pt" style:font-size-complex="12pt"/>
    </style:style>
    <style:style style:name="T11_18" style:family="text">
      <style:text-properties fo:background-color="#ffffff" fo:color="#0b0c0c" fo:font-size="12pt" style:font-size-asian="12pt" style:font-size-complex="12pt"/>
    </style:style>
    <style:style style:name="T11_19" style:family="text">
      <style:text-properties fo:background-color="#ffffff" fo:color="#0b0c0c" fo:font-size="12pt" style:font-size-asian="12pt" style:font-size-complex="12pt"/>
    </style:style>
    <style:style style:name="T11_20" style:family="text">
      <style:text-properties fo:background-color="#ffffff" fo:color="#0b0c0c" fo:font-size="12pt" style:font-size-asian="12pt" style:font-size-complex="12pt"/>
    </style:style>
    <style:style style:name="T11_21" style:family="text">
      <style:text-properties fo:background-color="#ffffff" fo:color="#0b0c0c" fo:font-size="12pt" style:font-size-asian="12pt" style:font-size-complex="12pt"/>
    </style:style>
    <style:style style:name="T11_22" style:family="text">
      <style:text-properties fo:background-color="#ffffff" fo:color="#0b0c0c" fo:font-size="12pt" style:font-size-asian="12pt" style:font-size-complex="12pt"/>
    </style:style>
    <style:style style:name="T11_23" style:family="text">
      <style:text-properties fo:background-color="#ffffff" fo:color="#0b0c0c" fo:font-size="12pt" style:font-size-asian="12pt" style:font-size-complex="12pt"/>
    </style:style>
    <style:style style:name="T11_24" style:family="text">
      <style:text-properties fo:background-color="#ffffff" fo:color="#0b0c0c" fo:font-size="12pt" style:font-size-asian="12pt" style:font-size-complex="12pt"/>
    </style:style>
    <style:style style:name="T11_25" style:family="text">
      <style:text-properties fo:background-color="#ffffff" fo:color="#0b0c0c" fo:font-size="12pt" style:font-size-asian="12pt" style:font-size-complex="12pt"/>
    </style:style>
    <style:style style:name="T11_26" style:family="text">
      <style:text-properties fo:background-color="#ffffff" fo:color="#0b0c0c" fo:font-size="12pt" style:font-size-asian="12pt" style:font-size-complex="12pt"/>
    </style:style>
    <style:style style:name="T11_27" style:family="text">
      <style:text-properties fo:background-color="#ffffff" fo:color="#0b0c0c" fo:font-size="12pt" style:font-size-asian="12pt" style:font-size-complex="12pt"/>
    </style:style>
    <style:style style:name="T11_28" style:family="text">
      <style:text-properties fo:background-color="#ffffff" fo:color="#0b0c0c" fo:font-size="12pt" style:font-size-asian="12pt" style:font-size-complex="12pt"/>
    </style:style>
    <style:style style:name="T11_29" style:family="text"/>
    <style:style style:name="T11_3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31" style:family="text"/>
    <style:style style:name="T11_3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33" style:family="text"/>
    <style:style style:name="T11_3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35" style:family="text"/>
    <style:style style:name="T11_36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37" style:family="text"/>
    <style:style style:name="T11_38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39" style:family="text"/>
    <style:style style:name="T11_4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11_41" style:family="text"/>
    <style:style style:name="T11_4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P12" style:family="paragraph" style:parent-style-name="Standard">
      <style:paragraph-properties fo:break-before="auto" fo:line-height="132%" fo:margin-top="0cm" style:writing-mode="lr-tb"/>
    </style:style>
    <style:style style:name="T12_1" style:family="text">
      <style:text-properties fo:background-color="#ffffff" fo:color="#0b0c0c" fo:font-size="12pt" style:font-size-asian="12pt" style:font-size-complex="12pt"/>
    </style:style>
    <style:style style:name="T12_2" style:family="text">
      <style:text-properties fo:background-color="#ffffff" fo:color="#0b0c0c" fo:font-size="12pt" style:font-size-asian="12pt" style:font-size-complex="12pt"/>
    </style:style>
    <style:style style:name="T12_3" style:family="text">
      <style:text-properties fo:background-color="#ffffff" fo:color="#0b0c0c" fo:font-size="12pt" style:font-size-asian="12pt" style:font-size-complex="12pt"/>
    </style:style>
    <style:style style:name="T12_4" style:family="text">
      <style:text-properties fo:background-color="#ffffff" fo:color="#0b0c0c" fo:font-size="12pt" style:font-size-asian="12pt" style:font-size-complex="12pt"/>
    </style:style>
    <style:style style:name="T12_5" style:family="text">
      <style:text-properties fo:background-color="#ffffff" fo:color="#0b0c0c" fo:font-size="12pt" style:font-size-asian="12pt" style:font-size-complex="12pt"/>
    </style:style>
    <style:style style:name="T12_6" style:family="text">
      <style:text-properties fo:background-color="#ffffff" fo:color="#0b0c0c" fo:font-size="12pt" style:font-size-asian="12pt" style:font-size-complex="12pt"/>
    </style:style>
    <style:style style:name="T12_7" style:family="text">
      <style:text-properties fo:background-color="#ffffff" fo:color="#0b0c0c" fo:font-size="12pt" style:font-size-asian="12pt" style:font-size-complex="12pt"/>
    </style:style>
    <style:style style:name="T12_8" style:family="text">
      <style:text-properties fo:background-color="#ffffff" fo:color="#0b0c0c" fo:font-size="12pt" style:font-size-asian="12pt" style:font-size-complex="12pt"/>
    </style:style>
    <style:style style:name="T12_9" style:family="text">
      <style:text-properties fo:background-color="#ffffff" fo:color="#0b0c0c" fo:font-size="12pt" style:font-size-asian="12pt" style:font-size-complex="12pt"/>
    </style:style>
    <style:style style:name="T12_10" style:family="text">
      <style:text-properties fo:background-color="#ffffff" fo:color="#0b0c0c" fo:font-size="12pt" style:font-size-asian="12pt" style:font-size-complex="12pt"/>
    </style:style>
    <style:style style:name="T12_11" style:family="text">
      <style:text-properties fo:background-color="#ffffff" fo:color="#0b0c0c" fo:font-size="12pt" style:font-size-asian="12pt" style:font-size-complex="12pt"/>
    </style:style>
    <style:style style:name="T12_12" style:family="text">
      <style:text-properties fo:background-color="#ffffff" fo:color="#0b0c0c" fo:font-size="12pt" style:font-size-asian="12pt" style:font-size-complex="12pt"/>
    </style:style>
    <style:style style:name="T12_13" style:family="text">
      <style:text-properties fo:background-color="#ffffff" fo:color="#0b0c0c" fo:font-size="12pt" style:font-size-asian="12pt" style:font-size-complex="12pt"/>
    </style:style>
    <style:style style:name="T12_14" style:family="text">
      <style:text-properties fo:background-color="#ffffff" fo:color="#0b0c0c" fo:font-size="12pt" style:font-size-asian="12pt" style:font-size-complex="12pt"/>
    </style:style>
    <style:style style:name="T12_15" style:family="text">
      <style:text-properties fo:background-color="#ffffff" fo:color="#0b0c0c" fo:font-size="12pt" style:font-size-asian="12pt" style:font-size-complex="12pt"/>
    </style:style>
    <style:style style:name="T12_16" style:family="text">
      <style:text-properties fo:background-color="#ffffff" fo:color="#0b0c0c" fo:font-size="12pt" style:font-size-asian="12pt" style:font-size-complex="12pt"/>
    </style:style>
    <style:style style:name="T12_17" style:family="text">
      <style:text-properties fo:background-color="#ffffff" fo:color="#0b0c0c" fo:font-size="12pt" style:font-size-asian="12pt" style:font-size-complex="12pt"/>
    </style:style>
    <style:style style:name="T12_18" style:family="text">
      <style:text-properties fo:background-color="#ffffff" fo:color="#0b0c0c" fo:font-size="12pt" style:font-size-asian="12pt" style:font-size-complex="12pt"/>
    </style:style>
    <style:style style:name="T12_19" style:family="text">
      <style:text-properties fo:background-color="#ffffff" fo:color="#0b0c0c" fo:font-size="12pt" style:font-size-asian="12pt" style:font-size-complex="12pt"/>
    </style:style>
    <style:style style:name="T12_20" style:family="text">
      <style:text-properties fo:background-color="#ffffff" fo:color="#0b0c0c" fo:font-size="12pt" style:font-size-asian="12pt" style:font-size-complex="12pt"/>
    </style:style>
    <style:style style:name="T12_21" style:family="text">
      <style:text-properties fo:background-color="#ffffff" fo:color="#0b0c0c" fo:font-size="12pt" style:font-size-asian="12pt" style:font-size-complex="12pt"/>
    </style:style>
    <style:style style:name="T12_22" style:family="text">
      <style:text-properties fo:background-color="#ffffff" fo:color="#0b0c0c" fo:font-size="12pt" style:font-size-asian="12pt" style:font-size-complex="12pt"/>
    </style:style>
    <style:style style:name="T12_23" style:family="text">
      <style:text-properties fo:background-color="#ffffff" fo:color="#0b0c0c" fo:font-size="12pt" style:font-size-asian="12pt" style:font-size-complex="12pt"/>
    </style:style>
    <style:style style:name="T12_24" style:family="text">
      <style:text-properties fo:background-color="#ffffff" fo:color="#0b0c0c" fo:font-size="12pt" style:font-size-asian="12pt" style:font-size-complex="12pt"/>
    </style:style>
    <style:style style:name="T12_25" style:family="text">
      <style:text-properties fo:background-color="#ffffff" fo:color="#0b0c0c" fo:font-size="12pt" style:font-size-asian="12pt" style:font-size-complex="12pt"/>
    </style:style>
    <style:style style:name="T12_26" style:family="text">
      <style:text-properties fo:background-color="#ffffff" fo:color="#0b0c0c" fo:font-size="12pt" style:font-size-asian="12pt" style:font-size-complex="12pt"/>
    </style:style>
    <style:style style:name="T12_27" style:family="text">
      <style:text-properties fo:background-color="#ffffff" fo:color="#0b0c0c" fo:font-size="12pt" style:font-size-asian="12pt" style:font-size-complex="12pt"/>
    </style:style>
    <style:style style:name="T12_28" style:family="text">
      <style:text-properties fo:background-color="#ffffff" fo:color="#0b0c0c" fo:font-size="12pt" style:font-size-asian="12pt" style:font-size-complex="12pt"/>
    </style:style>
    <style:style style:name="T12_29" style:family="text">
      <style:text-properties fo:background-color="#ffffff" fo:color="#0b0c0c" fo:font-size="12pt" style:font-size-asian="12pt" style:font-size-complex="12pt"/>
    </style:style>
    <style:style style:name="T12_30" style:family="text">
      <style:text-properties fo:background-color="#ffffff" fo:color="#0b0c0c" fo:font-size="12pt" style:font-size-asian="12pt" style:font-size-complex="12pt"/>
    </style:style>
    <style:style style:name="T12_31" style:family="text">
      <style:text-properties fo:background-color="#ffffff" fo:color="#0b0c0c" fo:font-size="12pt" style:font-size-asian="12pt" style:font-size-complex="12pt"/>
    </style:style>
    <style:style style:name="T12_32" style:family="text">
      <style:text-properties fo:background-color="#ffffff" fo:color="#0b0c0c" fo:font-size="12pt" style:font-size-asian="12pt" style:font-size-complex="12pt"/>
    </style:style>
    <style:style style:name="T12_33" style:family="text">
      <style:text-properties fo:background-color="#ffffff" fo:color="#0b0c0c" fo:font-size="12pt" style:font-size-asian="12pt" style:font-size-complex="12pt"/>
    </style:style>
    <style:style style:name="T12_34" style:family="text">
      <style:text-properties fo:background-color="#ffffff" fo:color="#0b0c0c" fo:font-size="12pt" style:font-size-asian="12pt" style:font-size-complex="12pt"/>
    </style:style>
    <style:style style:name="P13" style:family="paragraph" style:parent-style-name="Heading_20_2">
      <style:paragraph-properties fo:break-before="auto" fo:line-height="125%" fo:margin-top="0.776cm" fo:margin-bottom="0.247cm" style:writing-mode="lr-tb"/>
    </style:style>
    <style:style style:name="T13_1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2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3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4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5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6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3_7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P14" style:family="paragraph" style:parent-style-name="Standard">
      <style:paragraph-properties fo:break-before="auto" fo:line-height="132%" fo:margin-top="0.071cm" style:writing-mode="lr-tb"/>
    </style:style>
    <style:style style:name="T14_1" style:family="text">
      <style:text-properties fo:background-color="#ffffff" fo:color="#0b0c0c"/>
    </style:style>
    <style:style style:name="T14_2" style:family="text">
      <style:text-properties fo:background-color="#ffffff" fo:color="#0b0c0c"/>
    </style:style>
    <style:style style:name="T14_3" style:family="text">
      <style:text-properties fo:background-color="#ffffff" fo:color="#0b0c0c"/>
    </style:style>
    <style:style style:name="T14_4" style:family="text">
      <style:text-properties fo:background-color="#ffffff" fo:color="#0b0c0c"/>
    </style:style>
    <style:style style:name="T14_5" style:family="text">
      <style:text-properties fo:background-color="#ffffff" fo:color="#0b0c0c"/>
    </style:style>
    <style:style style:name="T14_6" style:family="text">
      <style:text-properties fo:background-color="#ffffff" fo:color="#0b0c0c"/>
    </style:style>
    <style:style style:name="T14_7" style:family="text">
      <style:text-properties fo:background-color="#ffffff" fo:color="#0b0c0c"/>
    </style:style>
    <style:style style:name="P15" style:family="paragraph" style:parent-style-name="Standard">
      <style:paragraph-properties fo:break-before="auto" fo:line-height="132%" fo:margin-top="0.282cm" fo:margin-bottom="0.282cm" style:writing-mode="lr-tb"/>
    </style:style>
    <style:style style:name="T15_1" style:family="text">
      <style:text-properties fo:background-color="#ffffff" fo:color="#0b0c0c"/>
    </style:style>
    <style:style style:name="P16" style:family="paragraph" style:parent-style-name="Standard">
      <style:paragraph-properties fo:break-before="auto" fo:line-height="132%" fo:margin-top="0cm" style:writing-mode="lr-tb"/>
    </style:style>
    <style:style style:name="T16_1" style:family="text">
      <style:text-properties fo:background-color="#ffffff" fo:color="#0b0c0c" fo:font-size="12pt" style:font-size-asian="12pt" style:font-size-complex="12pt"/>
    </style:style>
    <style:style style:name="T16_2" style:family="text">
      <style:text-properties fo:background-color="#ffffff" fo:color="#0b0c0c" fo:font-size="12pt" style:font-size-asian="12pt" style:font-size-complex="12pt"/>
    </style:style>
    <style:style style:name="T16_3" style:family="text">
      <style:text-properties fo:background-color="#ffffff" fo:color="#0b0c0c" fo:font-size="12pt" style:font-size-asian="12pt" style:font-size-complex="12pt"/>
    </style:style>
    <style:style style:name="T16_4" style:family="text">
      <style:text-properties fo:background-color="#ffffff" fo:color="#0b0c0c" fo:font-size="12pt" style:font-size-asian="12pt" style:font-size-complex="12pt"/>
    </style:style>
    <style:style style:name="T16_5" style:family="text">
      <style:text-properties fo:background-color="#ffffff" fo:color="#0b0c0c" fo:font-size="12pt" style:font-size-asian="12pt" style:font-size-complex="12pt"/>
    </style:style>
    <style:style style:name="T16_6" style:family="text">
      <style:text-properties fo:background-color="#ffffff" fo:color="#0b0c0c" fo:font-size="12pt" style:font-size-asian="12pt" style:font-size-complex="12pt"/>
    </style:style>
    <style:style style:name="T16_7" style:family="text">
      <style:text-properties fo:background-color="#ffffff" fo:color="#0b0c0c" fo:font-size="12pt" style:font-size-asian="12pt" style:font-size-complex="12pt"/>
    </style:style>
    <style:style style:name="T16_8" style:family="text">
      <style:text-properties fo:background-color="#ffffff" fo:color="#0b0c0c" fo:font-size="12pt" style:font-size-asian="12pt" style:font-size-complex="12pt"/>
    </style:style>
    <style:style style:name="T16_9" style:family="text">
      <style:text-properties fo:background-color="#ffffff" fo:color="#0b0c0c" fo:font-size="12pt" style:font-size-asian="12pt" style:font-size-complex="12pt"/>
    </style:style>
    <style:style style:name="T16_10" style:family="text">
      <style:text-properties fo:background-color="#ffffff" fo:color="#0b0c0c" fo:font-size="12pt" style:font-size-asian="12pt" style:font-size-complex="12pt"/>
    </style:style>
    <style:style style:name="T16_11" style:family="text">
      <style:text-properties fo:background-color="#ffffff" fo:color="#0b0c0c" fo:font-size="12pt" style:font-size-asian="12pt" style:font-size-complex="12pt"/>
    </style:style>
    <style:style style:name="T16_12" style:family="text">
      <style:text-properties fo:background-color="#ffffff" fo:color="#0b0c0c" fo:font-size="12pt" style:font-size-asian="12pt" style:font-size-complex="12pt"/>
    </style:style>
    <style:style style:name="T16_13" style:family="text">
      <style:text-properties fo:background-color="#ffffff" fo:color="#0b0c0c" fo:font-size="12pt" style:font-size-asian="12pt" style:font-size-complex="12pt"/>
    </style:style>
    <style:style style:name="T16_14" style:family="text">
      <style:text-properties fo:background-color="#ffffff" fo:color="#0b0c0c" fo:font-size="12pt" style:font-size-asian="12pt" style:font-size-complex="12pt"/>
    </style:style>
    <style:style style:name="T16_15" style:family="text">
      <style:text-properties fo:background-color="#ffffff" fo:color="#0b0c0c" fo:font-size="12pt" style:font-size-asian="12pt" style:font-size-complex="12pt"/>
    </style:style>
    <style:style style:name="T16_16" style:family="text">
      <style:text-properties fo:background-color="#ffffff" fo:color="#0b0c0c" fo:font-size="12pt" style:font-size-asian="12pt" style:font-size-complex="12pt"/>
    </style:style>
    <style:style style:name="T16_17" style:family="text">
      <style:text-properties fo:background-color="#ffffff" fo:color="#0b0c0c" fo:font-size="12pt" style:font-size-asian="12pt" style:font-size-complex="12pt"/>
    </style:style>
    <style:style style:name="T16_18" style:family="text">
      <style:text-properties fo:background-color="#ffffff" fo:color="#0b0c0c" fo:font-size="12pt" style:font-size-asian="12pt" style:font-size-complex="12pt"/>
    </style:style>
    <style:style style:name="T16_19" style:family="text">
      <style:text-properties fo:background-color="#ffffff" fo:color="#0b0c0c" fo:font-size="12pt" style:font-size-asian="12pt" style:font-size-complex="12pt"/>
    </style:style>
    <style:style style:name="T16_20" style:family="text">
      <style:text-properties fo:background-color="#ffffff" fo:color="#0b0c0c" fo:font-size="12pt" style:font-size-asian="12pt" style:font-size-complex="12pt"/>
    </style:style>
    <style:style style:name="T16_21" style:family="text">
      <style:text-properties fo:background-color="#ffffff" fo:color="#0b0c0c" fo:font-size="12pt" style:font-size-asian="12pt" style:font-size-complex="12pt"/>
    </style:style>
    <style:style style:name="T16_22" style:family="text">
      <style:text-properties fo:background-color="#ffffff" fo:color="#0b0c0c" fo:font-size="12pt" style:font-size-asian="12pt" style:font-size-complex="12pt"/>
    </style:style>
    <style:style style:name="T16_23" style:family="text">
      <style:text-properties fo:background-color="#ffffff" fo:color="#0b0c0c" fo:font-size="12pt" style:font-size-asian="12pt" style:font-size-complex="12pt"/>
    </style:style>
    <style:style style:name="T16_24" style:family="text">
      <style:text-properties fo:background-color="#ffffff" fo:color="#0b0c0c" fo:font-size="12pt" style:font-size-asian="12pt" style:font-size-complex="12pt"/>
    </style:style>
    <style:style style:name="T16_25" style:family="text">
      <style:text-properties fo:background-color="#ffffff" fo:color="#0b0c0c" fo:font-size="12pt" style:font-size-asian="12pt" style:font-size-complex="12pt"/>
    </style:style>
    <style:style style:name="T16_26" style:family="text">
      <style:text-properties fo:background-color="#ffffff" fo:color="#0b0c0c" fo:font-size="12pt" style:font-size-asian="12pt" style:font-size-complex="12pt"/>
    </style:style>
    <style:style style:name="T16_27" style:family="text">
      <style:text-properties fo:background-color="#ffffff" fo:color="#0b0c0c" fo:font-size="12pt" style:font-size-asian="12pt" style:font-size-complex="12pt"/>
    </style:style>
    <style:style style:name="P17" style:family="paragraph" style:parent-style-name="Standard">
      <style:paragraph-properties fo:break-before="auto" fo:line-height="132%" fo:margin-top="0cm" style:writing-mode="lr-tb"/>
    </style:style>
    <style:style style:name="T17_1" style:family="text">
      <style:text-properties fo:background-color="#ffffff" fo:color="#0b0c0c" fo:font-size="12pt" style:font-size-asian="12pt" style:font-size-complex="12pt"/>
    </style:style>
    <style:style style:name="T17_2" style:family="text">
      <style:text-properties fo:background-color="#ffffff" fo:color="#0b0c0c" fo:font-size="12pt" style:font-size-asian="12pt" style:font-size-complex="12pt"/>
    </style:style>
    <style:style style:name="T17_3" style:family="text">
      <style:text-properties fo:background-color="#ffffff" fo:color="#0b0c0c" fo:font-size="12pt" style:font-size-asian="12pt" style:font-size-complex="12pt"/>
    </style:style>
    <style:style style:name="T17_4" style:family="text">
      <style:text-properties fo:background-color="#ffffff" fo:color="#0b0c0c" fo:font-size="12pt" style:font-size-asian="12pt" style:font-size-complex="12pt"/>
    </style:style>
    <style:style style:name="T17_5" style:family="text">
      <style:text-properties fo:background-color="#ffffff" fo:color="#0b0c0c" fo:font-size="12pt" style:font-size-asian="12pt" style:font-size-complex="12pt"/>
    </style:style>
    <style:style style:name="T17_6" style:family="text">
      <style:text-properties fo:background-color="#ffffff" fo:color="#0b0c0c" fo:font-size="12pt" style:font-size-asian="12pt" style:font-size-complex="12pt"/>
    </style:style>
    <style:style style:name="T17_7" style:family="text">
      <style:text-properties fo:background-color="#ffffff" fo:color="#0b0c0c" fo:font-size="12pt" style:font-size-asian="12pt" style:font-size-complex="12pt"/>
    </style:style>
    <style:style style:name="T17_8" style:family="text">
      <style:text-properties fo:background-color="#ffffff" fo:color="#0b0c0c" fo:font-size="12pt" style:font-size-asian="12pt" style:font-size-complex="12pt"/>
    </style:style>
    <style:style style:name="T17_9" style:family="text">
      <style:text-properties fo:background-color="#ffffff" fo:color="#0b0c0c" fo:font-size="12pt" style:font-size-asian="12pt" style:font-size-complex="12pt"/>
    </style:style>
    <style:style style:name="T17_10" style:family="text">
      <style:text-properties fo:background-color="#ffffff" fo:color="#0b0c0c" fo:font-size="12pt" style:font-size-asian="12pt" style:font-size-complex="12pt"/>
    </style:style>
    <style:style style:name="T17_11" style:family="text">
      <style:text-properties fo:background-color="#ffffff" fo:color="#0b0c0c" fo:font-size="12pt" style:font-size-asian="12pt" style:font-size-complex="12pt"/>
    </style:style>
    <style:style style:name="T17_12" style:family="text">
      <style:text-properties fo:background-color="#ffffff" fo:color="#0b0c0c" fo:font-size="12pt" style:font-size-asian="12pt" style:font-size-complex="12pt"/>
    </style:style>
    <style:style style:name="T17_13" style:family="text">
      <style:text-properties fo:background-color="#ffffff" fo:color="#0b0c0c" fo:font-size="12pt" style:font-size-asian="12pt" style:font-size-complex="12pt"/>
    </style:style>
    <style:style style:name="T17_14" style:family="text">
      <style:text-properties fo:background-color="#ffffff" fo:color="#0b0c0c" fo:font-size="12pt" style:font-size-asian="12pt" style:font-size-complex="12pt"/>
    </style:style>
    <style:style style:name="T17_15" style:family="text">
      <style:text-properties fo:background-color="#ffffff" fo:color="#0b0c0c" fo:font-size="12pt" style:font-size-asian="12pt" style:font-size-complex="12pt"/>
    </style:style>
    <style:style style:name="T17_16" style:family="text">
      <style:text-properties fo:background-color="#ffffff" fo:color="#0b0c0c" fo:font-size="12pt" style:font-size-asian="12pt" style:font-size-complex="12pt"/>
    </style:style>
    <style:style style:name="T17_17" style:family="text">
      <style:text-properties fo:background-color="#ffffff" fo:color="#0b0c0c" fo:font-size="12pt" style:font-size-asian="12pt" style:font-size-complex="12pt"/>
    </style:style>
    <style:style style:name="T17_18" style:family="text">
      <style:text-properties fo:background-color="#ffffff" fo:color="#0b0c0c" fo:font-size="12pt" style:font-size-asian="12pt" style:font-size-complex="12pt"/>
    </style:style>
    <style:style style:name="T17_19" style:family="text">
      <style:text-properties fo:background-color="#ffffff" fo:color="#0b0c0c" fo:font-size="12pt" style:font-size-asian="12pt" style:font-size-complex="12pt"/>
    </style:style>
    <style:style style:name="T17_20" style:family="text">
      <style:text-properties fo:background-color="#ffffff" fo:color="#0b0c0c" fo:font-size="12pt" style:font-size-asian="12pt" style:font-size-complex="12pt"/>
    </style:style>
    <style:style style:name="T17_21" style:family="text">
      <style:text-properties fo:background-color="#ffffff" fo:color="#0b0c0c" fo:font-size="12pt" style:font-size-asian="12pt" style:font-size-complex="12pt"/>
    </style:style>
    <style:style style:name="T17_22" style:family="text">
      <style:text-properties fo:background-color="#ffffff" fo:color="#0b0c0c" fo:font-size="12pt" style:font-size-asian="12pt" style:font-size-complex="12pt"/>
    </style:style>
    <style:style style:name="T17_23" style:family="text">
      <style:text-properties fo:background-color="#ffffff" fo:color="#0b0c0c" fo:font-size="12pt" style:font-size-asian="12pt" style:font-size-complex="12pt"/>
    </style:style>
    <style:style style:name="T17_24" style:family="text">
      <style:text-properties fo:background-color="#ffffff" fo:color="#0b0c0c" fo:font-size="12pt" style:font-size-asian="12pt" style:font-size-complex="12pt"/>
    </style:style>
    <style:style style:name="T17_25" style:family="text">
      <style:text-properties fo:background-color="#ffffff" fo:color="#0b0c0c" fo:font-size="12pt" style:font-size-asian="12pt" style:font-size-complex="12pt"/>
    </style:style>
    <style:style style:name="T17_26" style:family="text">
      <style:text-properties fo:background-color="#ffffff" fo:color="#0b0c0c" fo:font-size="12pt" style:font-size-asian="12pt" style:font-size-complex="12pt"/>
    </style:style>
    <style:style style:name="T17_27" style:family="text">
      <style:text-properties fo:background-color="#ffffff" fo:color="#0b0c0c" fo:font-size="12pt" style:font-size-asian="12pt" style:font-size-complex="12pt"/>
    </style:style>
    <style:style style:name="T17_28" style:family="text">
      <style:text-properties fo:background-color="#ffffff" fo:color="#0b0c0c" fo:font-size="12pt" style:font-size-asian="12pt" style:font-size-complex="12pt"/>
    </style:style>
    <style:style style:name="T17_29" style:family="text">
      <style:text-properties fo:background-color="#ffffff" fo:color="#0b0c0c" fo:font-size="12pt" style:font-size-asian="12pt" style:font-size-complex="12pt"/>
    </style:style>
    <style:style style:name="T17_30" style:family="text">
      <style:text-properties fo:background-color="#ffffff" fo:color="#0b0c0c" fo:font-size="12pt" style:font-size-asian="12pt" style:font-size-complex="12pt"/>
    </style:style>
    <style:style style:name="T17_31" style:family="text">
      <style:text-properties fo:background-color="#ffffff" fo:color="#0b0c0c" fo:font-size="12pt" style:font-size-asian="12pt" style:font-size-complex="12pt"/>
    </style:style>
    <style:style style:name="T17_32" style:family="text">
      <style:text-properties fo:background-color="#ffffff" fo:color="#0b0c0c" fo:font-size="12pt" style:font-size-asian="12pt" style:font-size-complex="12pt"/>
    </style:style>
    <style:style style:name="T17_33" style:family="text">
      <style:text-properties fo:background-color="#ffffff" fo:color="#0b0c0c" fo:font-size="12pt" style:font-size-asian="12pt" style:font-size-complex="12pt"/>
    </style:style>
    <style:style style:name="T17_34" style:family="text">
      <style:text-properties fo:background-color="#ffffff" fo:color="#0b0c0c" fo:font-size="12pt" style:font-size-asian="12pt" style:font-size-complex="12pt"/>
    </style:style>
    <style:style style:name="T17_35" style:family="text">
      <style:text-properties fo:background-color="#ffffff" fo:color="#0b0c0c" fo:font-size="12pt" style:font-size-asian="12pt" style:font-size-complex="12pt"/>
    </style:style>
    <style:style style:name="T17_36" style:family="text">
      <style:text-properties fo:background-color="#ffffff" fo:color="#0b0c0c" fo:font-size="12pt" style:font-size-asian="12pt" style:font-size-complex="12pt"/>
    </style:style>
    <style:style style:name="T17_37" style:family="text">
      <style:text-properties fo:background-color="#ffffff" fo:color="#0b0c0c" fo:font-size="12pt" style:font-size-asian="12pt" style:font-size-complex="12pt"/>
    </style:style>
    <style:style style:name="T17_38" style:family="text">
      <style:text-properties fo:background-color="#ffffff" fo:color="#0b0c0c" fo:font-size="12pt" style:font-size-asian="12pt" style:font-size-complex="12pt"/>
    </style:style>
    <style:style style:name="T17_39" style:family="text">
      <style:text-properties fo:background-color="#ffffff" fo:color="#0b0c0c" fo:font-size="12pt" style:font-size-asian="12pt" style:font-size-complex="12pt"/>
    </style:style>
    <style:style style:name="T17_40" style:family="text">
      <style:text-properties fo:background-color="#ffffff" fo:color="#0b0c0c" fo:font-size="12pt" style:font-size-asian="12pt" style:font-size-complex="12pt"/>
    </style:style>
    <style:style style:name="T17_41" style:family="text">
      <style:text-properties fo:background-color="#ffffff" fo:color="#0b0c0c" fo:font-size="12pt" style:font-size-asian="12pt" style:font-size-complex="12pt"/>
    </style:style>
    <style:style style:name="P18" style:family="paragraph" style:parent-style-name="Standard">
      <style:paragraph-properties fo:break-before="auto" fo:line-height="132%" fo:margin-top="0cm" style:writing-mode="lr-tb"/>
    </style:style>
    <style:style style:name="T18_1" style:family="text">
      <style:text-properties fo:background-color="#ffffff" fo:color="#0b0c0c" fo:font-size="12pt" style:font-size-asian="12pt" style:font-size-complex="12pt"/>
    </style:style>
    <style:style style:name="T18_2" style:family="text">
      <style:text-properties fo:background-color="#ffffff" fo:color="#0b0c0c" fo:font-size="12pt" style:font-size-asian="12pt" style:font-size-complex="12pt"/>
    </style:style>
    <style:style style:name="T18_3" style:family="text">
      <style:text-properties fo:background-color="#ffffff" fo:color="#0b0c0c" fo:font-size="12pt" style:font-size-asian="12pt" style:font-size-complex="12pt"/>
    </style:style>
    <style:style style:name="T18_4" style:family="text">
      <style:text-properties fo:background-color="#ffffff" fo:color="#0b0c0c" fo:font-size="12pt" style:font-size-asian="12pt" style:font-size-complex="12pt"/>
    </style:style>
    <style:style style:name="T18_5" style:family="text">
      <style:text-properties fo:background-color="#ffffff" fo:color="#0b0c0c" fo:font-size="12pt" style:font-size-asian="12pt" style:font-size-complex="12pt"/>
    </style:style>
    <style:style style:name="T18_6" style:family="text">
      <style:text-properties fo:background-color="#ffffff" fo:color="#0b0c0c" fo:font-size="12pt" style:font-size-asian="12pt" style:font-size-complex="12pt"/>
    </style:style>
    <style:style style:name="T18_7" style:family="text">
      <style:text-properties fo:background-color="#ffffff" fo:color="#0b0c0c" fo:font-size="12pt" style:font-size-asian="12pt" style:font-size-complex="12pt"/>
    </style:style>
    <style:style style:name="T18_8" style:family="text">
      <style:text-properties fo:background-color="#ffffff" fo:color="#0b0c0c" fo:font-size="12pt" style:font-size-asian="12pt" style:font-size-complex="12pt"/>
    </style:style>
    <style:style style:name="T18_9" style:family="text">
      <style:text-properties fo:background-color="#ffffff" fo:color="#0b0c0c" fo:font-size="12pt" style:font-size-asian="12pt" style:font-size-complex="12pt"/>
    </style:style>
    <style:style style:name="T18_10" style:family="text">
      <style:text-properties fo:background-color="#ffffff" fo:color="#0b0c0c" fo:font-size="12pt" style:font-size-asian="12pt" style:font-size-complex="12pt"/>
    </style:style>
    <style:style style:name="T18_11" style:family="text">
      <style:text-properties fo:background-color="#ffffff" fo:color="#0b0c0c" fo:font-size="12pt" style:font-size-asian="12pt" style:font-size-complex="12pt"/>
    </style:style>
    <style:style style:name="T18_12" style:family="text">
      <style:text-properties fo:background-color="#ffffff" fo:color="#0b0c0c" fo:font-size="12pt" style:font-size-asian="12pt" style:font-size-complex="12pt"/>
    </style:style>
    <style:style style:name="T18_13" style:family="text">
      <style:text-properties fo:background-color="#ffffff" fo:color="#0b0c0c" fo:font-size="12pt" style:font-size-asian="12pt" style:font-size-complex="12pt"/>
    </style:style>
    <style:style style:name="T18_14" style:family="text">
      <style:text-properties fo:background-color="#ffffff" fo:color="#0b0c0c" fo:font-size="12pt" style:font-size-asian="12pt" style:font-size-complex="12pt"/>
    </style:style>
    <style:style style:name="T18_15" style:family="text">
      <style:text-properties fo:background-color="#ffffff" fo:color="#0b0c0c" fo:font-size="12pt" style:font-size-asian="12pt" style:font-size-complex="12pt"/>
    </style:style>
    <style:style style:name="T18_16" style:family="text">
      <style:text-properties fo:background-color="#ffffff" fo:color="#0b0c0c" fo:font-size="12pt" style:font-size-asian="12pt" style:font-size-complex="12pt"/>
    </style:style>
    <style:style style:name="T18_17" style:family="text">
      <style:text-properties fo:background-color="#ffffff" fo:color="#0b0c0c" fo:font-size="12pt" style:font-size-asian="12pt" style:font-size-complex="12pt"/>
    </style:style>
    <style:style style:name="T18_18" style:family="text">
      <style:text-properties fo:background-color="#ffffff" fo:color="#0b0c0c" fo:font-size="12pt" style:font-size-asian="12pt" style:font-size-complex="12pt"/>
    </style:style>
    <style:style style:name="T18_19" style:family="text">
      <style:text-properties fo:background-color="#ffffff" fo:color="#0b0c0c" fo:font-size="12pt" style:font-size-asian="12pt" style:font-size-complex="12pt"/>
    </style:style>
    <style:style style:name="T18_20" style:family="text">
      <style:text-properties fo:background-color="#ffffff" fo:color="#0b0c0c" fo:font-size="12pt" style:font-size-asian="12pt" style:font-size-complex="12pt"/>
    </style:style>
    <style:style style:name="T18_21" style:family="text">
      <style:text-properties fo:background-color="#ffffff" fo:color="#0b0c0c" fo:font-size="12pt" style:font-size-asian="12pt" style:font-size-complex="12pt"/>
    </style:style>
    <style:style style:name="T18_22" style:family="text">
      <style:text-properties fo:background-color="#ffffff" fo:color="#0b0c0c" fo:font-size="12pt" style:font-size-asian="12pt" style:font-size-complex="12pt"/>
    </style:style>
    <style:style style:name="T18_23" style:family="text">
      <style:text-properties fo:background-color="#ffffff" fo:color="#0b0c0c" fo:font-size="12pt" style:font-size-asian="12pt" style:font-size-complex="12pt"/>
    </style:style>
    <style:style style:name="P19" style:family="paragraph" style:parent-style-name="Standard">
      <style:paragraph-properties fo:break-before="auto" fo:line-height="132%" fo:margin-top="0.282cm" fo:margin-bottom="0.282cm" style:writing-mode="lr-tb"/>
    </style:style>
    <style:style style:name="T19_1" style:family="text">
      <style:text-properties fo:background-color="#ffffff" fo:color="#0b0c0c"/>
    </style:style>
    <style:style style:name="P20" style:family="paragraph" style:parent-style-name="Standard">
      <style:paragraph-properties fo:break-before="auto" fo:line-height="132%" fo:margin-top="0cm" style:writing-mode="lr-tb"/>
    </style:style>
    <style:style style:name="T20_1" style:family="text">
      <style:text-properties fo:background-color="#ffffff" fo:color="#0b0c0c" fo:font-size="12pt" style:font-size-asian="12pt" style:font-size-complex="12pt"/>
    </style:style>
    <style:style style:name="T20_2" style:family="text">
      <style:text-properties fo:background-color="#ffffff" fo:color="#0b0c0c" fo:font-size="12pt" style:font-size-asian="12pt" style:font-size-complex="12pt"/>
    </style:style>
    <style:style style:name="T20_3" style:family="text">
      <style:text-properties fo:background-color="#ffffff" fo:color="#0b0c0c" fo:font-size="12pt" style:font-size-asian="12pt" style:font-size-complex="12pt"/>
    </style:style>
    <style:style style:name="T20_4" style:family="text">
      <style:text-properties fo:background-color="#ffffff" fo:color="#0b0c0c" fo:font-size="12pt" style:font-size-asian="12pt" style:font-size-complex="12pt"/>
    </style:style>
    <style:style style:name="T20_5" style:family="text">
      <style:text-properties fo:background-color="#ffffff" fo:color="#0b0c0c" fo:font-size="12pt" style:font-size-asian="12pt" style:font-size-complex="12pt"/>
    </style:style>
    <style:style style:name="T20_6" style:family="text">
      <style:text-properties fo:background-color="#ffffff" fo:color="#0b0c0c" fo:font-size="12pt" style:font-size-asian="12pt" style:font-size-complex="12pt"/>
    </style:style>
    <style:style style:name="T20_7" style:family="text">
      <style:text-properties fo:background-color="#ffffff" fo:color="#0b0c0c" fo:font-size="12pt" style:font-size-asian="12pt" style:font-size-complex="12pt"/>
    </style:style>
    <style:style style:name="T20_8" style:family="text">
      <style:text-properties fo:background-color="#ffffff" fo:color="#0b0c0c" fo:font-size="12pt" style:font-size-asian="12pt" style:font-size-complex="12pt"/>
    </style:style>
    <style:style style:name="T20_9" style:family="text">
      <style:text-properties fo:background-color="#ffffff" fo:color="#0b0c0c" fo:font-size="12pt" style:font-size-asian="12pt" style:font-size-complex="12pt"/>
    </style:style>
    <style:style style:name="T20_10" style:family="text">
      <style:text-properties fo:background-color="#ffffff" fo:color="#0b0c0c" fo:font-size="12pt" style:font-size-asian="12pt" style:font-size-complex="12pt"/>
    </style:style>
    <style:style style:name="T20_11" style:family="text">
      <style:text-properties fo:background-color="#ffffff" fo:color="#0b0c0c" fo:font-size="12pt" style:font-size-asian="12pt" style:font-size-complex="12pt"/>
    </style:style>
    <style:style style:name="T20_12" style:family="text">
      <style:text-properties fo:background-color="#ffffff" fo:color="#0b0c0c" fo:font-size="12pt" style:font-size-asian="12pt" style:font-size-complex="12pt"/>
    </style:style>
    <style:style style:name="T20_13" style:family="text">
      <style:text-properties fo:background-color="#ffffff" fo:color="#0b0c0c" fo:font-size="12pt" style:font-size-asian="12pt" style:font-size-complex="12pt"/>
    </style:style>
    <style:style style:name="T20_14" style:family="text">
      <style:text-properties fo:background-color="#ffffff" fo:color="#0b0c0c" fo:font-size="12pt" style:font-size-asian="12pt" style:font-size-complex="12pt"/>
    </style:style>
    <style:style style:name="T20_15" style:family="text">
      <style:text-properties fo:background-color="#ffffff" fo:color="#0b0c0c" fo:font-size="12pt" style:font-size-asian="12pt" style:font-size-complex="12pt"/>
    </style:style>
    <style:style style:name="P21" style:family="paragraph" style:parent-style-name="Standard">
      <style:paragraph-properties fo:break-before="auto" fo:line-height="132%" fo:margin-top="0.282cm" style:writing-mode="lr-tb"/>
    </style:style>
    <style:style style:name="T21_1" style:family="text">
      <style:text-properties fo:background-color="#ffffff" fo:color="#0b0c0c"/>
    </style:style>
    <style:style style:name="T21_2" style:family="text">
      <style:text-properties fo:background-color="#ffffff" fo:color="#0b0c0c"/>
    </style:style>
    <style:style style:name="T21_3" style:family="text">
      <style:text-properties fo:background-color="#ffffff" fo:color="#0b0c0c"/>
    </style:style>
    <style:style style:name="T21_4" style:family="text">
      <style:text-properties fo:background-color="#ffffff" fo:color="#0b0c0c"/>
    </style:style>
    <style:style style:name="T21_5" style:family="text">
      <style:text-properties fo:background-color="#ffffff" fo:color="#0b0c0c"/>
    </style:style>
    <style:style style:name="T21_6" style:family="text">
      <style:text-properties fo:background-color="#ffffff" fo:color="#0b0c0c"/>
    </style:style>
    <style:style style:name="T21_7" style:family="text">
      <style:text-properties fo:background-color="#ffffff" fo:color="#0b0c0c"/>
    </style:style>
    <style:style style:name="P22" style:family="paragraph" style:parent-style-name="Standard">
      <style:paragraph-properties fo:break-before="auto" fo:line-height="132%" fo:margin-top="0.282cm" fo:margin-bottom="0.282cm" style:writing-mode="lr-tb"/>
    </style:style>
    <style:style style:name="T22_1" style:family="text">
      <style:text-properties fo:background-color="#ffffff" fo:color="#0b0c0c"/>
    </style:style>
    <style:style style:name="P23" style:family="paragraph" style:parent-style-name="Standard">
      <style:paragraph-properties fo:break-before="auto" fo:line-height="132%" fo:margin-top="0cm" style:writing-mode="lr-tb"/>
    </style:style>
    <style:style style:name="T23_1" style:family="text">
      <style:text-properties fo:background-color="#ffffff" fo:color="#0b0c0c" fo:font-size="12pt" style:font-size-asian="12pt" style:font-size-complex="12pt"/>
    </style:style>
    <style:style style:name="T23_2" style:family="text">
      <style:text-properties fo:background-color="#ffffff" fo:color="#0b0c0c" fo:font-size="12pt" style:font-size-asian="12pt" style:font-size-complex="12pt"/>
    </style:style>
    <style:style style:name="T23_3" style:family="text">
      <style:text-properties fo:background-color="#ffffff" fo:color="#0b0c0c" fo:font-size="12pt" style:font-size-asian="12pt" style:font-size-complex="12pt"/>
    </style:style>
    <style:style style:name="T23_4" style:family="text">
      <style:text-properties fo:background-color="#ffffff" fo:color="#0b0c0c" fo:font-size="12pt" style:font-size-asian="12pt" style:font-size-complex="12pt"/>
    </style:style>
    <style:style style:name="T23_5" style:family="text">
      <style:text-properties fo:background-color="#ffffff" fo:color="#0b0c0c" fo:font-size="12pt" style:font-size-asian="12pt" style:font-size-complex="12pt"/>
    </style:style>
    <style:style style:name="T23_6" style:family="text">
      <style:text-properties fo:background-color="#ffffff" fo:color="#0b0c0c" fo:font-size="12pt" style:font-size-asian="12pt" style:font-size-complex="12pt"/>
    </style:style>
    <style:style style:name="T23_7" style:family="text">
      <style:text-properties fo:background-color="#ffffff" fo:color="#0b0c0c" fo:font-size="12pt" style:font-size-asian="12pt" style:font-size-complex="12pt"/>
    </style:style>
    <style:style style:name="T23_8" style:family="text">
      <style:text-properties fo:background-color="#ffffff" fo:color="#0b0c0c" fo:font-size="12pt" style:font-size-asian="12pt" style:font-size-complex="12pt"/>
    </style:style>
    <style:style style:name="T23_9" style:family="text">
      <style:text-properties fo:background-color="#ffffff" fo:color="#0b0c0c" fo:font-size="12pt" style:font-size-asian="12pt" style:font-size-complex="12pt"/>
    </style:style>
    <style:style style:name="T23_10" style:family="text">
      <style:text-properties fo:background-color="#ffffff" fo:color="#0b0c0c" fo:font-size="12pt" style:font-size-asian="12pt" style:font-size-complex="12pt"/>
    </style:style>
    <style:style style:name="T23_11" style:family="text">
      <style:text-properties fo:background-color="#ffffff" fo:color="#0b0c0c" fo:font-size="12pt" style:font-size-asian="12pt" style:font-size-complex="12pt"/>
    </style:style>
    <style:style style:name="T23_12" style:family="text">
      <style:text-properties fo:background-color="#ffffff" fo:color="#0b0c0c" fo:font-size="12pt" style:font-size-asian="12pt" style:font-size-complex="12pt"/>
    </style:style>
    <style:style style:name="T23_13" style:family="text">
      <style:text-properties fo:background-color="#ffffff" fo:color="#0b0c0c" fo:font-size="12pt" style:font-size-asian="12pt" style:font-size-complex="12pt"/>
    </style:style>
    <style:style style:name="T23_14" style:family="text">
      <style:text-properties fo:background-color="#ffffff" fo:color="#0b0c0c" fo:font-size="12pt" style:font-size-asian="12pt" style:font-size-complex="12pt"/>
    </style:style>
    <style:style style:name="T23_15" style:family="text">
      <style:text-properties fo:background-color="#ffffff" fo:color="#0b0c0c" fo:font-size="12pt" style:font-size-asian="12pt" style:font-size-complex="12pt"/>
    </style:style>
    <style:style style:name="T23_16" style:family="text">
      <style:text-properties fo:background-color="#ffffff" fo:color="#0b0c0c" fo:font-size="12pt" style:font-size-asian="12pt" style:font-size-complex="12pt"/>
    </style:style>
    <style:style style:name="T23_17" style:family="text">
      <style:text-properties fo:background-color="#ffffff" fo:color="#0b0c0c" fo:font-size="12pt" style:font-size-asian="12pt" style:font-size-complex="12pt"/>
    </style:style>
    <style:style style:name="T23_18" style:family="text">
      <style:text-properties fo:background-color="#ffffff" fo:color="#0b0c0c" fo:font-size="12pt" style:font-size-asian="12pt" style:font-size-complex="12pt"/>
    </style:style>
    <style:style style:name="T23_19" style:family="text">
      <style:text-properties fo:background-color="#ffffff" fo:color="#0b0c0c" fo:font-size="12pt" style:font-size-asian="12pt" style:font-size-complex="12pt"/>
    </style:style>
    <style:style style:name="T23_20" style:family="text">
      <style:text-properties fo:background-color="#ffffff" fo:color="#0b0c0c" fo:font-size="12pt" style:font-size-asian="12pt" style:font-size-complex="12pt"/>
    </style:style>
    <style:style style:name="T23_21" style:family="text">
      <style:text-properties fo:background-color="#ffffff" fo:color="#0b0c0c" fo:font-size="12pt" style:font-size-asian="12pt" style:font-size-complex="12pt"/>
    </style:style>
    <style:style style:name="T23_22" style:family="text">
      <style:text-properties fo:background-color="#ffffff" fo:color="#0b0c0c" fo:font-size="12pt" style:font-size-asian="12pt" style:font-size-complex="12pt"/>
    </style:style>
    <style:style style:name="T23_23" style:family="text">
      <style:text-properties fo:background-color="#ffffff" fo:color="#0b0c0c" fo:font-size="12pt" style:font-size-asian="12pt" style:font-size-complex="12pt"/>
    </style:style>
    <style:style style:name="T23_24" style:family="text">
      <style:text-properties fo:background-color="#ffffff" fo:color="#0b0c0c" fo:font-size="12pt" style:font-size-asian="12pt" style:font-size-complex="12pt"/>
    </style:style>
    <style:style style:name="T23_25" style:family="text">
      <style:text-properties fo:background-color="#ffffff" fo:color="#0b0c0c" fo:font-size="12pt" style:font-size-asian="12pt" style:font-size-complex="12pt"/>
    </style:style>
    <style:style style:name="P24" style:family="paragraph" style:parent-style-name="Standard">
      <style:paragraph-properties fo:break-before="auto" fo:line-height="132%" fo:margin-top="0cm" style:writing-mode="lr-tb"/>
    </style:style>
    <style:style style:name="T24_1" style:family="text">
      <style:text-properties fo:background-color="#ffffff" fo:color="#0b0c0c" fo:font-size="12pt" style:font-size-asian="12pt" style:font-size-complex="12pt"/>
    </style:style>
    <style:style style:name="T24_2" style:family="text">
      <style:text-properties fo:background-color="#ffffff" fo:color="#0b0c0c" fo:font-size="12pt" style:font-size-asian="12pt" style:font-size-complex="12pt"/>
    </style:style>
    <style:style style:name="T24_3" style:family="text">
      <style:text-properties fo:background-color="#ffffff" fo:color="#0b0c0c" fo:font-size="12pt" style:font-size-asian="12pt" style:font-size-complex="12pt"/>
    </style:style>
    <style:style style:name="T24_4" style:family="text">
      <style:text-properties fo:background-color="#ffffff" fo:color="#0b0c0c" fo:font-size="12pt" style:font-size-asian="12pt" style:font-size-complex="12pt"/>
    </style:style>
    <style:style style:name="T24_5" style:family="text">
      <style:text-properties fo:background-color="#ffffff" fo:color="#0b0c0c" fo:font-size="12pt" style:font-size-asian="12pt" style:font-size-complex="12pt"/>
    </style:style>
    <style:style style:name="T24_6" style:family="text">
      <style:text-properties fo:background-color="#ffffff" fo:color="#0b0c0c" fo:font-size="12pt" style:font-size-asian="12pt" style:font-size-complex="12pt"/>
    </style:style>
    <style:style style:name="T24_7" style:family="text">
      <style:text-properties fo:background-color="#ffffff" fo:color="#0b0c0c" fo:font-size="12pt" style:font-size-asian="12pt" style:font-size-complex="12pt"/>
    </style:style>
    <style:style style:name="T24_8" style:family="text">
      <style:text-properties fo:background-color="#ffffff" fo:color="#0b0c0c" fo:font-size="12pt" style:font-size-asian="12pt" style:font-size-complex="12pt"/>
    </style:style>
    <style:style style:name="T24_9" style:family="text">
      <style:text-properties fo:background-color="#ffffff" fo:color="#0b0c0c" fo:font-size="12pt" style:font-size-asian="12pt" style:font-size-complex="12pt"/>
    </style:style>
    <style:style style:name="T24_10" style:family="text">
      <style:text-properties fo:background-color="#ffffff" fo:color="#0b0c0c" fo:font-size="12pt" style:font-size-asian="12pt" style:font-size-complex="12pt"/>
    </style:style>
    <style:style style:name="T24_11" style:family="text">
      <style:text-properties fo:background-color="#ffffff" fo:color="#0b0c0c" fo:font-size="12pt" style:font-size-asian="12pt" style:font-size-complex="12pt"/>
    </style:style>
    <style:style style:name="T24_12" style:family="text">
      <style:text-properties fo:background-color="#ffffff" fo:color="#0b0c0c" fo:font-size="12pt" style:font-size-asian="12pt" style:font-size-complex="12pt"/>
    </style:style>
    <style:style style:name="T24_13" style:family="text">
      <style:text-properties fo:background-color="#ffffff" fo:color="#0b0c0c" fo:font-size="12pt" style:font-size-asian="12pt" style:font-size-complex="12pt"/>
    </style:style>
    <style:style style:name="T24_14" style:family="text">
      <style:text-properties fo:background-color="#ffffff" fo:color="#0b0c0c" fo:font-size="12pt" style:font-size-asian="12pt" style:font-size-complex="12pt"/>
    </style:style>
    <style:style style:name="T24_15" style:family="text">
      <style:text-properties fo:background-color="#ffffff" fo:color="#0b0c0c" fo:font-size="12pt" style:font-size-asian="12pt" style:font-size-complex="12pt"/>
    </style:style>
    <style:style style:name="T24_16" style:family="text">
      <style:text-properties fo:background-color="#ffffff" fo:color="#0b0c0c" fo:font-size="12pt" style:font-size-asian="12pt" style:font-size-complex="12pt"/>
    </style:style>
    <style:style style:name="T24_17" style:family="text">
      <style:text-properties fo:background-color="#ffffff" fo:color="#0b0c0c" fo:font-size="12pt" style:font-size-asian="12pt" style:font-size-complex="12pt"/>
    </style:style>
    <style:style style:name="T24_18" style:family="text">
      <style:text-properties fo:background-color="#ffffff" fo:color="#0b0c0c" fo:font-size="12pt" style:font-size-asian="12pt" style:font-size-complex="12pt"/>
    </style:style>
    <style:style style:name="T24_19" style:family="text">
      <style:text-properties fo:background-color="#ffffff" fo:color="#0b0c0c" fo:font-size="12pt" style:font-size-asian="12pt" style:font-size-complex="12pt"/>
    </style:style>
    <style:style style:name="T24_20" style:family="text">
      <style:text-properties fo:background-color="#ffffff" fo:color="#0b0c0c" fo:font-size="12pt" style:font-size-asian="12pt" style:font-size-complex="12pt"/>
    </style:style>
    <style:style style:name="T24_21" style:family="text">
      <style:text-properties fo:background-color="#ffffff" fo:color="#0b0c0c" fo:font-size="12pt" style:font-size-asian="12pt" style:font-size-complex="12pt"/>
    </style:style>
    <style:style style:name="T24_22" style:family="text">
      <style:text-properties fo:background-color="#ffffff" fo:color="#0b0c0c" fo:font-size="12pt" style:font-size-asian="12pt" style:font-size-complex="12pt"/>
    </style:style>
    <style:style style:name="T24_23" style:family="text">
      <style:text-properties fo:background-color="#ffffff" fo:color="#0b0c0c" fo:font-size="12pt" style:font-size-asian="12pt" style:font-size-complex="12pt"/>
    </style:style>
    <style:style style:name="T24_24" style:family="text">
      <style:text-properties fo:background-color="#ffffff" fo:color="#0b0c0c" fo:font-size="12pt" style:font-size-asian="12pt" style:font-size-complex="12pt"/>
    </style:style>
    <style:style style:name="T24_25" style:family="text">
      <style:text-properties fo:background-color="#ffffff" fo:color="#0b0c0c" fo:font-size="12pt" style:font-size-asian="12pt" style:font-size-complex="12pt"/>
    </style:style>
    <style:style style:name="T24_26" style:family="text">
      <style:text-properties fo:background-color="#ffffff" fo:color="#0b0c0c" fo:font-size="12pt" style:font-size-asian="12pt" style:font-size-complex="12pt"/>
    </style:style>
    <style:style style:name="T24_27" style:family="text">
      <style:text-properties fo:background-color="#ffffff" fo:color="#0b0c0c" fo:font-size="12pt" style:font-size-asian="12pt" style:font-size-complex="12pt"/>
    </style:style>
    <style:style style:name="T24_28" style:family="text">
      <style:text-properties fo:background-color="#ffffff" fo:color="#0b0c0c" fo:font-size="12pt" style:font-size-asian="12pt" style:font-size-complex="12pt"/>
    </style:style>
    <style:style style:name="T24_29" style:family="text">
      <style:text-properties fo:background-color="#ffffff" fo:color="#0b0c0c" fo:font-size="12pt" style:font-size-asian="12pt" style:font-size-complex="12pt"/>
    </style:style>
    <style:style style:name="T24_30" style:family="text">
      <style:text-properties fo:background-color="#ffffff" fo:color="#0b0c0c" fo:font-size="12pt" style:font-size-asian="12pt" style:font-size-complex="12pt"/>
    </style:style>
    <style:style style:name="T24_31" style:family="text">
      <style:text-properties fo:background-color="#ffffff" fo:color="#0b0c0c" fo:font-size="12pt" style:font-size-asian="12pt" style:font-size-complex="12pt"/>
    </style:style>
    <style:style style:name="T24_32" style:family="text">
      <style:text-properties fo:background-color="#ffffff" fo:color="#0b0c0c" fo:font-size="12pt" style:font-size-asian="12pt" style:font-size-complex="12pt"/>
    </style:style>
    <style:style style:name="P25" style:family="paragraph" style:parent-style-name="Standard">
      <style:paragraph-properties fo:break-before="auto" fo:line-height="132%" fo:margin-top="0cm" style:writing-mode="lr-tb"/>
    </style:style>
    <style:style style:name="T25_1" style:family="text">
      <style:text-properties fo:background-color="#ffffff" fo:color="#0b0c0c" fo:font-size="12pt" style:font-size-asian="12pt" style:font-size-complex="12pt"/>
    </style:style>
    <style:style style:name="T25_2" style:family="text">
      <style:text-properties fo:background-color="#ffffff" fo:color="#0b0c0c" fo:font-size="12pt" style:font-size-asian="12pt" style:font-size-complex="12pt"/>
    </style:style>
    <style:style style:name="T25_3" style:family="text">
      <style:text-properties fo:background-color="#ffffff" fo:color="#0b0c0c" fo:font-size="12pt" style:font-size-asian="12pt" style:font-size-complex="12pt"/>
    </style:style>
    <style:style style:name="T25_4" style:family="text">
      <style:text-properties fo:background-color="#ffffff" fo:color="#0b0c0c" fo:font-size="12pt" style:font-size-asian="12pt" style:font-size-complex="12pt"/>
    </style:style>
    <style:style style:name="T25_5" style:family="text">
      <style:text-properties fo:background-color="#ffffff" fo:color="#0b0c0c" fo:font-size="12pt" style:font-size-asian="12pt" style:font-size-complex="12pt"/>
    </style:style>
    <style:style style:name="T25_6" style:family="text">
      <style:text-properties fo:background-color="#ffffff" fo:color="#0b0c0c" fo:font-size="12pt" style:font-size-asian="12pt" style:font-size-complex="12pt"/>
    </style:style>
    <style:style style:name="T25_7" style:family="text">
      <style:text-properties fo:background-color="#ffffff" fo:color="#0b0c0c" fo:font-size="12pt" style:font-size-asian="12pt" style:font-size-complex="12pt"/>
    </style:style>
    <style:style style:name="T25_8" style:family="text">
      <style:text-properties fo:background-color="#ffffff" fo:color="#0b0c0c" fo:font-size="12pt" style:font-size-asian="12pt" style:font-size-complex="12pt"/>
    </style:style>
    <style:style style:name="T25_9" style:family="text">
      <style:text-properties fo:background-color="#ffffff" fo:color="#0b0c0c" fo:font-size="12pt" style:font-size-asian="12pt" style:font-size-complex="12pt"/>
    </style:style>
    <style:style style:name="T25_10" style:family="text">
      <style:text-properties fo:background-color="#ffffff" fo:color="#0b0c0c" fo:font-size="12pt" style:font-size-asian="12pt" style:font-size-complex="12pt"/>
    </style:style>
    <style:style style:name="T25_11" style:family="text">
      <style:text-properties fo:background-color="#ffffff" fo:color="#0b0c0c" fo:font-size="12pt" style:font-size-asian="12pt" style:font-size-complex="12pt"/>
    </style:style>
    <style:style style:name="T25_12" style:family="text">
      <style:text-properties fo:background-color="#ffffff" fo:color="#0b0c0c" fo:font-size="12pt" style:font-size-asian="12pt" style:font-size-complex="12pt"/>
    </style:style>
    <style:style style:name="T25_13" style:family="text">
      <style:text-properties fo:background-color="#ffffff" fo:color="#0b0c0c" fo:font-size="12pt" style:font-size-asian="12pt" style:font-size-complex="12pt"/>
    </style:style>
    <style:style style:name="T25_14" style:family="text">
      <style:text-properties fo:background-color="#ffffff" fo:color="#0b0c0c" fo:font-size="12pt" style:font-size-asian="12pt" style:font-size-complex="12pt"/>
    </style:style>
    <style:style style:name="T25_15" style:family="text">
      <style:text-properties fo:background-color="#ffffff" fo:color="#0b0c0c" fo:font-size="12pt" style:font-size-asian="12pt" style:font-size-complex="12pt"/>
    </style:style>
    <style:style style:name="T25_16" style:family="text">
      <style:text-properties fo:background-color="#ffffff" fo:color="#0b0c0c" fo:font-size="12pt" style:font-size-asian="12pt" style:font-size-complex="12pt"/>
    </style:style>
    <style:style style:name="T25_17" style:family="text">
      <style:text-properties fo:background-color="#ffffff" fo:color="#0b0c0c" fo:font-size="12pt" style:font-size-asian="12pt" style:font-size-complex="12pt"/>
    </style:style>
    <style:style style:name="T25_18" style:family="text">
      <style:text-properties fo:background-color="#ffffff" fo:color="#0b0c0c" fo:font-size="12pt" style:font-size-asian="12pt" style:font-size-complex="12pt"/>
    </style:style>
    <style:style style:name="T25_19" style:family="text">
      <style:text-properties fo:background-color="#ffffff" fo:color="#0b0c0c" fo:font-size="12pt" style:font-size-asian="12pt" style:font-size-complex="12pt"/>
    </style:style>
    <style:style style:name="T25_20" style:family="text">
      <style:text-properties fo:background-color="#ffffff" fo:color="#0b0c0c" fo:font-size="12pt" style:font-size-asian="12pt" style:font-size-complex="12pt"/>
    </style:style>
    <style:style style:name="T25_21" style:family="text">
      <style:text-properties fo:background-color="#ffffff" fo:color="#0b0c0c" fo:font-size="12pt" style:font-size-asian="12pt" style:font-size-complex="12pt"/>
    </style:style>
    <style:style style:name="T25_22" style:family="text">
      <style:text-properties fo:background-color="#ffffff" fo:color="#0b0c0c" fo:font-size="12pt" style:font-size-asian="12pt" style:font-size-complex="12pt"/>
    </style:style>
    <style:style style:name="T25_23" style:family="text">
      <style:text-properties fo:background-color="#ffffff" fo:color="#0b0c0c" fo:font-size="12pt" style:font-size-asian="12pt" style:font-size-complex="12pt"/>
    </style:style>
    <style:style style:name="T25_24" style:family="text">
      <style:text-properties fo:background-color="#ffffff" fo:color="#0b0c0c" fo:font-size="12pt" style:font-size-asian="12pt" style:font-size-complex="12pt"/>
    </style:style>
    <style:style style:name="T25_25" style:family="text">
      <style:text-properties fo:background-color="#ffffff" fo:color="#0b0c0c" fo:font-size="12pt" style:font-size-asian="12pt" style:font-size-complex="12pt"/>
    </style:style>
    <style:style style:name="T25_26" style:family="text">
      <style:text-properties fo:background-color="#ffffff" fo:color="#0b0c0c" fo:font-size="12pt" style:font-size-asian="12pt" style:font-size-complex="12pt"/>
    </style:style>
    <style:style style:name="T25_27" style:family="text">
      <style:text-properties fo:background-color="#ffffff" fo:color="#0b0c0c" fo:font-size="12pt" style:font-size-asian="12pt" style:font-size-complex="12pt"/>
    </style:style>
    <style:style style:name="T25_28" style:family="text">
      <style:text-properties fo:background-color="#ffffff" fo:color="#0b0c0c" fo:font-size="12pt" style:font-size-asian="12pt" style:font-size-complex="12pt"/>
    </style:style>
    <style:style style:name="T25_29" style:family="text">
      <style:text-properties fo:background-color="#ffffff" fo:color="#0b0c0c" fo:font-size="12pt" style:font-size-asian="12pt" style:font-size-complex="12pt"/>
    </style:style>
    <style:style style:name="T25_30" style:family="text">
      <style:text-properties fo:background-color="#ffffff" fo:color="#0b0c0c" fo:font-size="12pt" style:font-size-asian="12pt" style:font-size-complex="12pt"/>
    </style:style>
    <style:style style:name="T25_31" style:family="text">
      <style:text-properties fo:background-color="#ffffff" fo:color="#0b0c0c" fo:font-size="12pt" style:font-size-asian="12pt" style:font-size-complex="12pt"/>
    </style:style>
    <style:style style:name="T25_32" style:family="text">
      <style:text-properties fo:background-color="#ffffff" fo:color="#0b0c0c" fo:font-size="12pt" style:font-size-asian="12pt" style:font-size-complex="12pt"/>
    </style:style>
    <style:style style:name="T25_33" style:family="text">
      <style:text-properties fo:background-color="#ffffff" fo:color="#0b0c0c" fo:font-size="12pt" style:font-size-asian="12pt" style:font-size-complex="12pt"/>
    </style:style>
    <style:style style:name="T25_34" style:family="text">
      <style:text-properties fo:background-color="#ffffff" fo:color="#0b0c0c" fo:font-size="12pt" style:font-size-asian="12pt" style:font-size-complex="12pt"/>
    </style:style>
    <style:style style:name="T25_35" style:family="text">
      <style:text-properties fo:background-color="#ffffff" fo:color="#0b0c0c" fo:font-size="12pt" style:font-size-asian="12pt" style:font-size-complex="12pt"/>
    </style:style>
    <style:style style:name="T25_36" style:family="text">
      <style:text-properties fo:background-color="#ffffff" fo:color="#0b0c0c" fo:font-size="12pt" style:font-size-asian="12pt" style:font-size-complex="12pt"/>
    </style:style>
    <style:style style:name="T25_37" style:family="text">
      <style:text-properties fo:background-color="#ffffff" fo:color="#0b0c0c" fo:font-size="12pt" style:font-size-asian="12pt" style:font-size-complex="12pt"/>
    </style:style>
    <style:style style:name="T25_38" style:family="text">
      <style:text-properties fo:background-color="#ffffff" fo:color="#0b0c0c" fo:font-size="12pt" style:font-size-asian="12pt" style:font-size-complex="12pt"/>
    </style:style>
    <style:style style:name="T25_39" style:family="text">
      <style:text-properties fo:background-color="#ffffff" fo:color="#0b0c0c" fo:font-size="12pt" style:font-size-asian="12pt" style:font-size-complex="12pt"/>
    </style:style>
    <style:style style:name="T25_40" style:family="text">
      <style:text-properties fo:background-color="#ffffff" fo:color="#0b0c0c" fo:font-size="12pt" style:font-size-asian="12pt" style:font-size-complex="12pt"/>
    </style:style>
    <style:style style:name="T25_41" style:family="text">
      <style:text-properties fo:background-color="#ffffff" fo:color="#0b0c0c" fo:font-size="12pt" style:font-size-asian="12pt" style:font-size-complex="12pt"/>
    </style:style>
    <style:style style:name="T25_42" style:family="text">
      <style:text-properties fo:background-color="#ffffff" fo:color="#0b0c0c" fo:font-size="12pt" style:font-size-asian="12pt" style:font-size-complex="12pt"/>
    </style:style>
    <style:style style:name="T25_43" style:family="text">
      <style:text-properties fo:background-color="#ffffff" fo:color="#0b0c0c" fo:font-size="12pt" style:font-size-asian="12pt" style:font-size-complex="12pt"/>
    </style:style>
    <style:style style:name="T25_44" style:family="text">
      <style:text-properties fo:background-color="#ffffff" fo:color="#0b0c0c" fo:font-size="12pt" style:font-size-asian="12pt" style:font-size-complex="12pt"/>
    </style:style>
    <style:style style:name="T25_45" style:family="text">
      <style:text-properties fo:background-color="#ffffff" fo:color="#0b0c0c" fo:font-size="12pt" style:font-size-asian="12pt" style:font-size-complex="12pt"/>
    </style:style>
    <style:style style:name="P26" style:family="paragraph" style:parent-style-name="Standard">
      <style:paragraph-properties fo:break-before="auto" fo:line-height="132%" fo:margin-top="0cm" style:writing-mode="lr-tb"/>
    </style:style>
    <style:style style:name="T26_1" style:family="text">
      <style:text-properties fo:background-color="#ffffff" fo:color="#0b0c0c" fo:font-size="12pt" style:font-size-asian="12pt" style:font-size-complex="12pt"/>
    </style:style>
    <style:style style:name="T26_2" style:family="text">
      <style:text-properties fo:background-color="#ffffff" fo:color="#0b0c0c" fo:font-size="12pt" style:font-size-asian="12pt" style:font-size-complex="12pt"/>
    </style:style>
    <style:style style:name="T26_3" style:family="text">
      <style:text-properties fo:background-color="#ffffff" fo:color="#0b0c0c" fo:font-size="12pt" style:font-size-asian="12pt" style:font-size-complex="12pt"/>
    </style:style>
    <style:style style:name="T26_4" style:family="text">
      <style:text-properties fo:background-color="#ffffff" fo:color="#0b0c0c" fo:font-size="12pt" style:font-size-asian="12pt" style:font-size-complex="12pt"/>
    </style:style>
    <style:style style:name="T26_5" style:family="text">
      <style:text-properties fo:background-color="#ffffff" fo:color="#0b0c0c" fo:font-size="12pt" style:font-size-asian="12pt" style:font-size-complex="12pt"/>
    </style:style>
    <style:style style:name="T26_6" style:family="text">
      <style:text-properties fo:background-color="#ffffff" fo:color="#0b0c0c" fo:font-size="12pt" style:font-size-asian="12pt" style:font-size-complex="12pt"/>
    </style:style>
    <style:style style:name="T26_7" style:family="text">
      <style:text-properties fo:background-color="#ffffff" fo:color="#0b0c0c" fo:font-size="12pt" style:font-size-asian="12pt" style:font-size-complex="12pt"/>
    </style:style>
    <style:style style:name="T26_8" style:family="text">
      <style:text-properties fo:background-color="#ffffff" fo:color="#0b0c0c" fo:font-size="12pt" style:font-size-asian="12pt" style:font-size-complex="12pt"/>
    </style:style>
    <style:style style:name="T26_9" style:family="text">
      <style:text-properties fo:background-color="#ffffff" fo:color="#0b0c0c" fo:font-size="12pt" style:font-size-asian="12pt" style:font-size-complex="12pt"/>
    </style:style>
    <style:style style:name="T26_10" style:family="text">
      <style:text-properties fo:background-color="#ffffff" fo:color="#0b0c0c" fo:font-size="12pt" style:font-size-asian="12pt" style:font-size-complex="12pt"/>
    </style:style>
    <style:style style:name="T26_11" style:family="text">
      <style:text-properties fo:background-color="#ffffff" fo:color="#0b0c0c" fo:font-size="12pt" style:font-size-asian="12pt" style:font-size-complex="12pt"/>
    </style:style>
    <style:style style:name="T26_12" style:family="text">
      <style:text-properties fo:background-color="#ffffff" fo:color="#0b0c0c" fo:font-size="12pt" style:font-size-asian="12pt" style:font-size-complex="12pt"/>
    </style:style>
    <style:style style:name="T26_13" style:family="text">
      <style:text-properties fo:background-color="#ffffff" fo:color="#0b0c0c" fo:font-size="12pt" style:font-size-asian="12pt" style:font-size-complex="12pt"/>
    </style:style>
    <style:style style:name="T26_14" style:family="text">
      <style:text-properties fo:background-color="#ffffff" fo:color="#0b0c0c" fo:font-size="12pt" style:font-size-asian="12pt" style:font-size-complex="12pt"/>
    </style:style>
    <style:style style:name="T26_15" style:family="text">
      <style:text-properties fo:background-color="#ffffff" fo:color="#0b0c0c" fo:font-size="12pt" style:font-size-asian="12pt" style:font-size-complex="12pt"/>
    </style:style>
    <style:style style:name="T26_16" style:family="text">
      <style:text-properties fo:background-color="#ffffff" fo:color="#0b0c0c" fo:font-size="12pt" style:font-size-asian="12pt" style:font-size-complex="12pt"/>
    </style:style>
    <style:style style:name="T26_17" style:family="text">
      <style:text-properties fo:background-color="#ffffff" fo:color="#0b0c0c" fo:font-size="12pt" style:font-size-asian="12pt" style:font-size-complex="12pt"/>
    </style:style>
    <style:style style:name="T26_18" style:family="text">
      <style:text-properties fo:background-color="#ffffff" fo:color="#0b0c0c" fo:font-size="12pt" style:font-size-asian="12pt" style:font-size-complex="12pt"/>
    </style:style>
    <style:style style:name="T26_19" style:family="text">
      <style:text-properties fo:background-color="#ffffff" fo:color="#0b0c0c" fo:font-size="12pt" style:font-size-asian="12pt" style:font-size-complex="12pt"/>
    </style:style>
    <style:style style:name="T26_20" style:family="text">
      <style:text-properties fo:background-color="#ffffff" fo:color="#0b0c0c" fo:font-size="12pt" style:font-size-asian="12pt" style:font-size-complex="12pt"/>
    </style:style>
    <style:style style:name="T26_21" style:family="text">
      <style:text-properties fo:background-color="#ffffff" fo:color="#0b0c0c" fo:font-size="12pt" style:font-size-asian="12pt" style:font-size-complex="12pt"/>
    </style:style>
    <style:style style:name="T26_22" style:family="text">
      <style:text-properties fo:background-color="#ffffff" fo:color="#0b0c0c" fo:font-size="12pt" style:font-size-asian="12pt" style:font-size-complex="12pt"/>
    </style:style>
    <style:style style:name="T26_23" style:family="text">
      <style:text-properties fo:background-color="#ffffff" fo:color="#0b0c0c" fo:font-size="12pt" style:font-size-asian="12pt" style:font-size-complex="12pt"/>
    </style:style>
    <style:style style:name="T26_24" style:family="text">
      <style:text-properties fo:background-color="#ffffff" fo:color="#0b0c0c" fo:font-size="12pt" style:font-size-asian="12pt" style:font-size-complex="12pt"/>
    </style:style>
    <style:style style:name="T26_25" style:family="text">
      <style:text-properties fo:background-color="#ffffff" fo:color="#0b0c0c" fo:font-size="12pt" style:font-size-asian="12pt" style:font-size-complex="12pt"/>
    </style:style>
    <style:style style:name="T26_26" style:family="text">
      <style:text-properties fo:background-color="#ffffff" fo:color="#0b0c0c" fo:font-size="12pt" style:font-size-asian="12pt" style:font-size-complex="12pt"/>
    </style:style>
    <style:style style:name="T26_27" style:family="text">
      <style:text-properties fo:background-color="#ffffff" fo:color="#0b0c0c" fo:font-size="12pt" style:font-size-asian="12pt" style:font-size-complex="12pt"/>
    </style:style>
    <style:style style:name="T26_28" style:family="text">
      <style:text-properties fo:background-color="#ffffff" fo:color="#0b0c0c" fo:font-size="12pt" style:font-size-asian="12pt" style:font-size-complex="12pt"/>
    </style:style>
    <style:style style:name="T26_29" style:family="text">
      <style:text-properties fo:background-color="#ffffff" fo:color="#0b0c0c" fo:font-size="12pt" style:font-size-asian="12pt" style:font-size-complex="12pt"/>
    </style:style>
    <style:style style:name="T26_30" style:family="text">
      <style:text-properties fo:background-color="#ffffff" fo:color="#0b0c0c" fo:font-size="12pt" style:font-size-asian="12pt" style:font-size-complex="12pt"/>
    </style:style>
    <style:style style:name="T26_31" style:family="text">
      <style:text-properties fo:background-color="#ffffff" fo:color="#0b0c0c" fo:font-size="12pt" style:font-size-asian="12pt" style:font-size-complex="12pt"/>
    </style:style>
    <style:style style:name="T26_32" style:family="text">
      <style:text-properties fo:background-color="#ffffff" fo:color="#0b0c0c" fo:font-size="12pt" style:font-size-asian="12pt" style:font-size-complex="12pt"/>
    </style:style>
    <style:style style:name="T26_33" style:family="text">
      <style:text-properties fo:background-color="#ffffff" fo:color="#0b0c0c" fo:font-size="12pt" style:font-size-asian="12pt" style:font-size-complex="12pt"/>
    </style:style>
    <style:style style:name="P27" style:family="paragraph" style:parent-style-name="Standard">
      <style:paragraph-properties fo:break-before="auto" fo:line-height="132%" fo:margin-top="0.282cm" style:writing-mode="lr-tb"/>
    </style:style>
    <style:style style:name="T27_1" style:family="text">
      <style:text-properties fo:background-color="#ffffff" fo:color="#0b0c0c"/>
    </style:style>
    <style:style style:name="T27_2" style:family="text">
      <style:text-properties fo:background-color="#ffffff" fo:color="#0b0c0c"/>
    </style:style>
    <style:style style:name="T27_3" style:family="text">
      <style:text-properties fo:background-color="#ffffff" fo:color="#0b0c0c"/>
    </style:style>
    <style:style style:name="T27_4" style:family="text">
      <style:text-properties fo:background-color="#ffffff" fo:color="#0b0c0c"/>
    </style:style>
    <style:style style:name="T27_5" style:family="text">
      <style:text-properties fo:background-color="#ffffff" fo:color="#0b0c0c"/>
    </style:style>
    <style:style style:name="P28" style:family="paragraph" style:parent-style-name="Standard">
      <style:paragraph-properties fo:break-before="auto" fo:line-height="132%" fo:margin-top="0.282cm" fo:margin-bottom="0.282cm" style:writing-mode="lr-tb"/>
    </style:style>
    <style:style style:name="T28_1" style:family="text">
      <style:text-properties fo:background-color="#ffffff" fo:color="#0b0c0c"/>
    </style:style>
    <style:style style:name="P29" style:family="paragraph" style:parent-style-name="Standard">
      <style:paragraph-properties fo:break-before="auto" fo:line-height="132%" fo:margin-top="0cm" style:writing-mode="lr-tb"/>
    </style:style>
    <style:style style:name="T29_1" style:family="text">
      <style:text-properties fo:background-color="#ffffff" fo:color="#0b0c0c" fo:font-size="12pt" style:font-size-asian="12pt" style:font-size-complex="12pt"/>
    </style:style>
    <style:style style:name="T29_2" style:family="text">
      <style:text-properties fo:background-color="#ffffff" fo:color="#0b0c0c" fo:font-size="12pt" style:font-size-asian="12pt" style:font-size-complex="12pt"/>
    </style:style>
    <style:style style:name="T29_3" style:family="text">
      <style:text-properties fo:background-color="#ffffff" fo:color="#0b0c0c" fo:font-size="12pt" style:font-size-asian="12pt" style:font-size-complex="12pt"/>
    </style:style>
    <style:style style:name="T29_4" style:family="text">
      <style:text-properties fo:background-color="#ffffff" fo:color="#0b0c0c" fo:font-size="12pt" style:font-size-asian="12pt" style:font-size-complex="12pt"/>
    </style:style>
    <style:style style:name="T29_5" style:family="text">
      <style:text-properties fo:background-color="#ffffff" fo:color="#0b0c0c" fo:font-size="12pt" style:font-size-asian="12pt" style:font-size-complex="12pt"/>
    </style:style>
    <style:style style:name="T29_6" style:family="text">
      <style:text-properties fo:background-color="#ffffff" fo:color="#0b0c0c" fo:font-size="12pt" style:font-size-asian="12pt" style:font-size-complex="12pt"/>
    </style:style>
    <style:style style:name="T29_7" style:family="text">
      <style:text-properties fo:background-color="#ffffff" fo:color="#0b0c0c" fo:font-size="12pt" style:font-size-asian="12pt" style:font-size-complex="12pt"/>
    </style:style>
    <style:style style:name="T29_8" style:family="text">
      <style:text-properties fo:background-color="#ffffff" fo:color="#0b0c0c" fo:font-size="12pt" style:font-size-asian="12pt" style:font-size-complex="12pt"/>
    </style:style>
    <style:style style:name="T29_9" style:family="text">
      <style:text-properties fo:background-color="#ffffff" fo:color="#0b0c0c" fo:font-size="12pt" style:font-size-asian="12pt" style:font-size-complex="12pt"/>
    </style:style>
    <style:style style:name="T29_10" style:family="text">
      <style:text-properties fo:background-color="#ffffff" fo:color="#0b0c0c" fo:font-size="12pt" style:font-size-asian="12pt" style:font-size-complex="12pt"/>
    </style:style>
    <style:style style:name="T29_11" style:family="text">
      <style:text-properties fo:background-color="#ffffff" fo:color="#0b0c0c" fo:font-size="12pt" style:font-size-asian="12pt" style:font-size-complex="12pt"/>
    </style:style>
    <style:style style:name="T29_12" style:family="text">
      <style:text-properties fo:background-color="#ffffff" fo:color="#0b0c0c" fo:font-size="12pt" style:font-size-asian="12pt" style:font-size-complex="12pt"/>
    </style:style>
    <style:style style:name="T29_13" style:family="text">
      <style:text-properties fo:background-color="#ffffff" fo:color="#0b0c0c" fo:font-size="12pt" style:font-size-asian="12pt" style:font-size-complex="12pt"/>
    </style:style>
    <style:style style:name="T29_14" style:family="text">
      <style:text-properties fo:background-color="#ffffff" fo:color="#0b0c0c" fo:font-size="12pt" style:font-size-asian="12pt" style:font-size-complex="12pt"/>
    </style:style>
    <style:style style:name="T29_15" style:family="text">
      <style:text-properties fo:background-color="#ffffff" fo:color="#0b0c0c" fo:font-size="12pt" style:font-size-asian="12pt" style:font-size-complex="12pt"/>
    </style:style>
    <style:style style:name="T29_16" style:family="text">
      <style:text-properties fo:background-color="#ffffff" fo:color="#0b0c0c" fo:font-size="12pt" style:font-size-asian="12pt" style:font-size-complex="12pt"/>
    </style:style>
    <style:style style:name="T29_17" style:family="text">
      <style:text-properties fo:background-color="#ffffff" fo:color="#0b0c0c" fo:font-size="12pt" style:font-size-asian="12pt" style:font-size-complex="12pt"/>
    </style:style>
    <style:style style:name="T29_18" style:family="text">
      <style:text-properties fo:background-color="#ffffff" fo:color="#0b0c0c" fo:font-size="12pt" style:font-size-asian="12pt" style:font-size-complex="12pt"/>
    </style:style>
    <style:style style:name="T29_19" style:family="text">
      <style:text-properties fo:background-color="#ffffff" fo:color="#0b0c0c" fo:font-size="12pt" style:font-size-asian="12pt" style:font-size-complex="12pt"/>
    </style:style>
    <style:style style:name="T29_20" style:family="text">
      <style:text-properties fo:background-color="#ffffff" fo:color="#0b0c0c" fo:font-size="12pt" style:font-size-asian="12pt" style:font-size-complex="12pt"/>
    </style:style>
    <style:style style:name="T29_21" style:family="text">
      <style:text-properties fo:background-color="#ffffff" fo:color="#0b0c0c" fo:font-size="12pt" style:font-size-asian="12pt" style:font-size-complex="12pt"/>
    </style:style>
    <style:style style:name="T29_22" style:family="text">
      <style:text-properties fo:background-color="#ffffff" fo:color="#0b0c0c" fo:font-size="12pt" style:font-size-asian="12pt" style:font-size-complex="12pt"/>
    </style:style>
    <style:style style:name="T29_23" style:family="text">
      <style:text-properties fo:background-color="#ffffff" fo:color="#0b0c0c" fo:font-size="12pt" style:font-size-asian="12pt" style:font-size-complex="12pt"/>
    </style:style>
    <style:style style:name="T29_24" style:family="text">
      <style:text-properties fo:background-color="#ffffff" fo:color="#0b0c0c" fo:font-size="12pt" style:font-size-asian="12pt" style:font-size-complex="12pt"/>
    </style:style>
    <style:style style:name="T29_25" style:family="text">
      <style:text-properties fo:background-color="#ffffff" fo:color="#0b0c0c" fo:font-size="12pt" style:font-size-asian="12pt" style:font-size-complex="12pt"/>
    </style:style>
    <style:style style:name="T29_26" style:family="text">
      <style:text-properties fo:background-color="#ffffff" fo:color="#0b0c0c" fo:font-size="12pt" style:font-size-asian="12pt" style:font-size-complex="12pt"/>
    </style:style>
    <style:style style:name="T29_27" style:family="text">
      <style:text-properties fo:background-color="#ffffff" fo:color="#0b0c0c" fo:font-size="12pt" style:font-size-asian="12pt" style:font-size-complex="12pt"/>
    </style:style>
    <style:style style:name="T29_28" style:family="text">
      <style:text-properties fo:background-color="#ffffff" fo:color="#0b0c0c" fo:font-size="12pt" style:font-size-asian="12pt" style:font-size-complex="12pt"/>
    </style:style>
    <style:style style:name="T29_29" style:family="text">
      <style:text-properties fo:background-color="#ffffff" fo:color="#0b0c0c" fo:font-size="12pt" style:font-size-asian="12pt" style:font-size-complex="12pt"/>
    </style:style>
    <style:style style:name="T29_30" style:family="text">
      <style:text-properties fo:background-color="#ffffff" fo:color="#0b0c0c" fo:font-size="12pt" style:font-size-asian="12pt" style:font-size-complex="12pt"/>
    </style:style>
    <style:style style:name="P30" style:family="paragraph" style:parent-style-name="Standard">
      <style:paragraph-properties fo:break-before="auto" fo:line-height="132%" fo:margin-top="0cm" style:writing-mode="lr-tb"/>
    </style:style>
    <style:style style:name="T30_1" style:family="text">
      <style:text-properties fo:background-color="#ffffff" fo:color="#0b0c0c" fo:font-size="12pt" style:font-size-asian="12pt" style:font-size-complex="12pt"/>
    </style:style>
    <style:style style:name="T30_2" style:family="text">
      <style:text-properties fo:background-color="#ffffff" fo:color="#0b0c0c" fo:font-size="12pt" style:font-size-asian="12pt" style:font-size-complex="12pt"/>
    </style:style>
    <style:style style:name="T30_3" style:family="text">
      <style:text-properties fo:background-color="#ffffff" fo:color="#0b0c0c" fo:font-size="12pt" style:font-size-asian="12pt" style:font-size-complex="12pt"/>
    </style:style>
    <style:style style:name="T30_4" style:family="text">
      <style:text-properties fo:background-color="#ffffff" fo:color="#0b0c0c" fo:font-size="12pt" style:font-size-asian="12pt" style:font-size-complex="12pt"/>
    </style:style>
    <style:style style:name="T30_5" style:family="text">
      <style:text-properties fo:background-color="#ffffff" fo:color="#0b0c0c" fo:font-size="12pt" style:font-size-asian="12pt" style:font-size-complex="12pt"/>
    </style:style>
    <style:style style:name="T30_6" style:family="text">
      <style:text-properties fo:background-color="#ffffff" fo:color="#0b0c0c" fo:font-size="12pt" style:font-size-asian="12pt" style:font-size-complex="12pt"/>
    </style:style>
    <style:style style:name="T30_7" style:family="text">
      <style:text-properties fo:background-color="#ffffff" fo:color="#0b0c0c" fo:font-size="12pt" style:font-size-asian="12pt" style:font-size-complex="12pt"/>
    </style:style>
    <style:style style:name="T30_8" style:family="text">
      <style:text-properties fo:background-color="#ffffff" fo:color="#0b0c0c" fo:font-size="12pt" style:font-size-asian="12pt" style:font-size-complex="12pt"/>
    </style:style>
    <style:style style:name="T30_9" style:family="text">
      <style:text-properties fo:background-color="#ffffff" fo:color="#0b0c0c" fo:font-size="12pt" style:font-size-asian="12pt" style:font-size-complex="12pt"/>
    </style:style>
    <style:style style:name="T30_10" style:family="text">
      <style:text-properties fo:background-color="#ffffff" fo:color="#0b0c0c" fo:font-size="12pt" style:font-size-asian="12pt" style:font-size-complex="12pt"/>
    </style:style>
    <style:style style:name="T30_11" style:family="text">
      <style:text-properties fo:background-color="#ffffff" fo:color="#0b0c0c" fo:font-size="12pt" style:font-size-asian="12pt" style:font-size-complex="12pt"/>
    </style:style>
    <style:style style:name="T30_12" style:family="text">
      <style:text-properties fo:background-color="#ffffff" fo:color="#0b0c0c" fo:font-size="12pt" style:font-size-asian="12pt" style:font-size-complex="12pt"/>
    </style:style>
    <style:style style:name="T30_13" style:family="text">
      <style:text-properties fo:background-color="#ffffff" fo:color="#0b0c0c" fo:font-size="12pt" style:font-size-asian="12pt" style:font-size-complex="12pt"/>
    </style:style>
    <style:style style:name="T30_14" style:family="text">
      <style:text-properties fo:background-color="#ffffff" fo:color="#0b0c0c" fo:font-size="12pt" style:font-size-asian="12pt" style:font-size-complex="12pt"/>
    </style:style>
    <style:style style:name="T30_15" style:family="text">
      <style:text-properties fo:background-color="#ffffff" fo:color="#0b0c0c" fo:font-size="12pt" style:font-size-asian="12pt" style:font-size-complex="12pt"/>
    </style:style>
    <style:style style:name="T30_16" style:family="text">
      <style:text-properties fo:background-color="#ffffff" fo:color="#0b0c0c" fo:font-size="12pt" style:font-size-asian="12pt" style:font-size-complex="12pt"/>
    </style:style>
    <style:style style:name="T30_17" style:family="text">
      <style:text-properties fo:background-color="#ffffff" fo:color="#0b0c0c" fo:font-size="12pt" style:font-size-asian="12pt" style:font-size-complex="12pt"/>
    </style:style>
    <style:style style:name="T30_18" style:family="text">
      <style:text-properties fo:background-color="#ffffff" fo:color="#0b0c0c" fo:font-size="12pt" style:font-size-asian="12pt" style:font-size-complex="12pt"/>
    </style:style>
    <style:style style:name="T30_19" style:family="text">
      <style:text-properties fo:background-color="#ffffff" fo:color="#0b0c0c" fo:font-size="12pt" style:font-size-asian="12pt" style:font-size-complex="12pt"/>
    </style:style>
    <style:style style:name="T30_20" style:family="text">
      <style:text-properties fo:background-color="#ffffff" fo:color="#0b0c0c" fo:font-size="12pt" style:font-size-asian="12pt" style:font-size-complex="12pt"/>
    </style:style>
    <style:style style:name="T30_21" style:family="text">
      <style:text-properties fo:background-color="#ffffff" fo:color="#0b0c0c" fo:font-size="12pt" style:font-size-asian="12pt" style:font-size-complex="12pt"/>
    </style:style>
    <style:style style:name="T30_22" style:family="text">
      <style:text-properties fo:background-color="#ffffff" fo:color="#0b0c0c" fo:font-size="12pt" style:font-size-asian="12pt" style:font-size-complex="12pt"/>
    </style:style>
    <style:style style:name="T30_23" style:family="text">
      <style:text-properties fo:background-color="#ffffff" fo:color="#0b0c0c" fo:font-size="12pt" style:font-size-asian="12pt" style:font-size-complex="12pt"/>
    </style:style>
    <style:style style:name="T30_24" style:family="text">
      <style:text-properties fo:background-color="#ffffff" fo:color="#0b0c0c" fo:font-size="12pt" style:font-size-asian="12pt" style:font-size-complex="12pt"/>
    </style:style>
    <style:style style:name="P31" style:family="paragraph" style:parent-style-name="Standard">
      <style:paragraph-properties fo:break-before="auto" fo:line-height="132%" fo:margin-top="0cm" style:writing-mode="lr-tb"/>
    </style:style>
    <style:style style:name="T31_1" style:family="text">
      <style:text-properties fo:background-color="#ffffff" fo:color="#0b0c0c" fo:font-size="12pt" style:font-size-asian="12pt" style:font-size-complex="12pt"/>
    </style:style>
    <style:style style:name="T31_2" style:family="text">
      <style:text-properties fo:background-color="#ffffff" fo:color="#0b0c0c" fo:font-size="12pt" style:font-size-asian="12pt" style:font-size-complex="12pt"/>
    </style:style>
    <style:style style:name="T31_3" style:family="text">
      <style:text-properties fo:background-color="#ffffff" fo:color="#0b0c0c" fo:font-size="12pt" style:font-size-asian="12pt" style:font-size-complex="12pt"/>
    </style:style>
    <style:style style:name="T31_4" style:family="text">
      <style:text-properties fo:background-color="#ffffff" fo:color="#0b0c0c" fo:font-size="12pt" style:font-size-asian="12pt" style:font-size-complex="12pt"/>
    </style:style>
    <style:style style:name="T31_5" style:family="text">
      <style:text-properties fo:background-color="#ffffff" fo:color="#0b0c0c" fo:font-size="12pt" style:font-size-asian="12pt" style:font-size-complex="12pt"/>
    </style:style>
    <style:style style:name="T31_6" style:family="text">
      <style:text-properties fo:background-color="#ffffff" fo:color="#0b0c0c" fo:font-size="12pt" style:font-size-asian="12pt" style:font-size-complex="12pt"/>
    </style:style>
    <style:style style:name="T31_7" style:family="text">
      <style:text-properties fo:background-color="#ffffff" fo:color="#0b0c0c" fo:font-size="12pt" style:font-size-asian="12pt" style:font-size-complex="12pt"/>
    </style:style>
    <style:style style:name="T31_8" style:family="text">
      <style:text-properties fo:background-color="#ffffff" fo:color="#0b0c0c" fo:font-size="12pt" style:font-size-asian="12pt" style:font-size-complex="12pt"/>
    </style:style>
    <style:style style:name="T31_9" style:family="text">
      <style:text-properties fo:background-color="#ffffff" fo:color="#0b0c0c" fo:font-size="12pt" style:font-size-asian="12pt" style:font-size-complex="12pt"/>
    </style:style>
    <style:style style:name="T31_10" style:family="text">
      <style:text-properties fo:background-color="#ffffff" fo:color="#0b0c0c" fo:font-size="12pt" style:font-size-asian="12pt" style:font-size-complex="12pt"/>
    </style:style>
    <style:style style:name="T31_11" style:family="text">
      <style:text-properties fo:background-color="#ffffff" fo:color="#0b0c0c" fo:font-size="12pt" style:font-size-asian="12pt" style:font-size-complex="12pt"/>
    </style:style>
    <style:style style:name="T31_12" style:family="text">
      <style:text-properties fo:background-color="#ffffff" fo:color="#0b0c0c" fo:font-size="12pt" style:font-size-asian="12pt" style:font-size-complex="12pt"/>
    </style:style>
    <style:style style:name="T31_13" style:family="text">
      <style:text-properties fo:background-color="#ffffff" fo:color="#0b0c0c" fo:font-size="12pt" style:font-size-asian="12pt" style:font-size-complex="12pt"/>
    </style:style>
    <style:style style:name="T31_14" style:family="text">
      <style:text-properties fo:background-color="#ffffff" fo:color="#0b0c0c" fo:font-size="12pt" style:font-size-asian="12pt" style:font-size-complex="12pt"/>
    </style:style>
    <style:style style:name="T31_15" style:family="text">
      <style:text-properties fo:background-color="#ffffff" fo:color="#0b0c0c" fo:font-size="12pt" style:font-size-asian="12pt" style:font-size-complex="12pt"/>
    </style:style>
    <style:style style:name="T31_16" style:family="text">
      <style:text-properties fo:background-color="#ffffff" fo:color="#0b0c0c" fo:font-size="12pt" style:font-size-asian="12pt" style:font-size-complex="12pt"/>
    </style:style>
    <style:style style:name="T31_17" style:family="text">
      <style:text-properties fo:background-color="#ffffff" fo:color="#0b0c0c" fo:font-size="12pt" style:font-size-asian="12pt" style:font-size-complex="12pt"/>
    </style:style>
    <style:style style:name="T31_18" style:family="text">
      <style:text-properties fo:background-color="#ffffff" fo:color="#0b0c0c" fo:font-size="12pt" style:font-size-asian="12pt" style:font-size-complex="12pt"/>
    </style:style>
    <style:style style:name="T31_19" style:family="text">
      <style:text-properties fo:background-color="#ffffff" fo:color="#0b0c0c" fo:font-size="12pt" style:font-size-asian="12pt" style:font-size-complex="12pt"/>
    </style:style>
    <style:style style:name="T31_20" style:family="text">
      <style:text-properties fo:background-color="#ffffff" fo:color="#0b0c0c" fo:font-size="12pt" style:font-size-asian="12pt" style:font-size-complex="12pt"/>
    </style:style>
    <style:style style:name="T31_21" style:family="text">
      <style:text-properties fo:background-color="#ffffff" fo:color="#0b0c0c" fo:font-size="12pt" style:font-size-asian="12pt" style:font-size-complex="12pt"/>
    </style:style>
    <style:style style:name="T31_22" style:family="text">
      <style:text-properties fo:background-color="#ffffff" fo:color="#0b0c0c" fo:font-size="12pt" style:font-size-asian="12pt" style:font-size-complex="12pt"/>
    </style:style>
    <style:style style:name="T31_23" style:family="text">
      <style:text-properties fo:background-color="#ffffff" fo:color="#0b0c0c" fo:font-size="12pt" style:font-size-asian="12pt" style:font-size-complex="12pt"/>
    </style:style>
    <style:style style:name="T31_24" style:family="text">
      <style:text-properties fo:background-color="#ffffff" fo:color="#0b0c0c" fo:font-size="12pt" style:font-size-asian="12pt" style:font-size-complex="12pt"/>
    </style:style>
    <style:style style:name="T31_25" style:family="text">
      <style:text-properties fo:background-color="#ffffff" fo:color="#0b0c0c" fo:font-size="12pt" style:font-size-asian="12pt" style:font-size-complex="12pt"/>
    </style:style>
    <style:style style:name="P32" style:family="paragraph" style:parent-style-name="Standard">
      <style:paragraph-properties fo:break-before="auto" fo:line-height="132%" fo:margin-top="0.282cm" style:writing-mode="lr-tb"/>
    </style:style>
    <style:style style:name="T32_1" style:family="text">
      <style:text-properties fo:background-color="#ffffff" fo:color="#0b0c0c"/>
    </style:style>
    <style:style style:name="T32_2" style:family="text">
      <style:text-properties fo:background-color="#ffffff" fo:color="#0b0c0c"/>
    </style:style>
    <style:style style:name="T32_3" style:family="text">
      <style:text-properties fo:background-color="#ffffff" fo:color="#0b0c0c"/>
    </style:style>
    <style:style style:name="T32_4" style:family="text">
      <style:text-properties fo:background-color="#ffffff" fo:color="#0b0c0c"/>
    </style:style>
    <style:style style:name="T32_5" style:family="text">
      <style:text-properties fo:background-color="#ffffff" fo:color="#0b0c0c"/>
    </style:style>
    <style:style style:name="P33" style:family="paragraph" style:parent-style-name="Standard">
      <style:paragraph-properties fo:break-before="auto" fo:line-height="132%" fo:margin-top="0.282cm" fo:margin-bottom="0.282cm" style:writing-mode="lr-tb"/>
    </style:style>
    <style:style style:name="T33_1" style:family="text">
      <style:text-properties fo:background-color="#ffffff" fo:color="#0b0c0c"/>
    </style:style>
    <style:style style:name="P34" style:family="paragraph" style:parent-style-name="Standard">
      <style:paragraph-properties fo:break-before="auto" fo:line-height="132%" fo:margin-top="0cm" style:writing-mode="lr-tb"/>
    </style:style>
    <style:style style:name="T34_1" style:family="text">
      <style:text-properties fo:background-color="#ffffff" fo:color="#0b0c0c" fo:font-size="12pt" style:font-size-asian="12pt" style:font-size-complex="12pt"/>
    </style:style>
    <style:style style:name="T34_2" style:family="text">
      <style:text-properties fo:background-color="#ffffff" fo:color="#0b0c0c" fo:font-size="12pt" style:font-size-asian="12pt" style:font-size-complex="12pt"/>
    </style:style>
    <style:style style:name="T34_3" style:family="text">
      <style:text-properties fo:background-color="#ffffff" fo:color="#0b0c0c" fo:font-size="12pt" style:font-size-asian="12pt" style:font-size-complex="12pt"/>
    </style:style>
    <style:style style:name="T34_4" style:family="text">
      <style:text-properties fo:background-color="#ffffff" fo:color="#0b0c0c" fo:font-size="12pt" style:font-size-asian="12pt" style:font-size-complex="12pt"/>
    </style:style>
    <style:style style:name="T34_5" style:family="text">
      <style:text-properties fo:background-color="#ffffff" fo:color="#0b0c0c" fo:font-size="12pt" style:font-size-asian="12pt" style:font-size-complex="12pt"/>
    </style:style>
    <style:style style:name="T34_6" style:family="text">
      <style:text-properties fo:background-color="#ffffff" fo:color="#0b0c0c" fo:font-size="12pt" style:font-size-asian="12pt" style:font-size-complex="12pt"/>
    </style:style>
    <style:style style:name="T34_7" style:family="text">
      <style:text-properties fo:background-color="#ffffff" fo:color="#0b0c0c" fo:font-size="12pt" style:font-size-asian="12pt" style:font-size-complex="12pt"/>
    </style:style>
    <style:style style:name="T34_8" style:family="text">
      <style:text-properties fo:background-color="#ffffff" fo:color="#0b0c0c" fo:font-size="12pt" style:font-size-asian="12pt" style:font-size-complex="12pt"/>
    </style:style>
    <style:style style:name="T34_9" style:family="text">
      <style:text-properties fo:background-color="#ffffff" fo:color="#0b0c0c" fo:font-size="12pt" style:font-size-asian="12pt" style:font-size-complex="12pt"/>
    </style:style>
    <style:style style:name="T34_10" style:family="text">
      <style:text-properties fo:background-color="#ffffff" fo:color="#0b0c0c" fo:font-size="12pt" style:font-size-asian="12pt" style:font-size-complex="12pt"/>
    </style:style>
    <style:style style:name="T34_11" style:family="text">
      <style:text-properties fo:background-color="#ffffff" fo:color="#0b0c0c" fo:font-size="12pt" style:font-size-asian="12pt" style:font-size-complex="12pt"/>
    </style:style>
    <style:style style:name="T34_12" style:family="text">
      <style:text-properties fo:background-color="#ffffff" fo:color="#0b0c0c" fo:font-size="12pt" style:font-size-asian="12pt" style:font-size-complex="12pt"/>
    </style:style>
    <style:style style:name="T34_13" style:family="text">
      <style:text-properties fo:background-color="#ffffff" fo:color="#0b0c0c" fo:font-size="12pt" style:font-size-asian="12pt" style:font-size-complex="12pt"/>
    </style:style>
    <style:style style:name="T34_14" style:family="text">
      <style:text-properties fo:background-color="#ffffff" fo:color="#0b0c0c" fo:font-size="12pt" style:font-size-asian="12pt" style:font-size-complex="12pt"/>
    </style:style>
    <style:style style:name="T34_15" style:family="text">
      <style:text-properties fo:background-color="#ffffff" fo:color="#0b0c0c" fo:font-size="12pt" style:font-size-asian="12pt" style:font-size-complex="12pt"/>
    </style:style>
    <style:style style:name="T34_16" style:family="text">
      <style:text-properties fo:background-color="#ffffff" fo:color="#0b0c0c" fo:font-size="12pt" style:font-size-asian="12pt" style:font-size-complex="12pt"/>
    </style:style>
    <style:style style:name="T34_17" style:family="text">
      <style:text-properties fo:background-color="#ffffff" fo:color="#0b0c0c" fo:font-size="12pt" style:font-size-asian="12pt" style:font-size-complex="12pt"/>
    </style:style>
    <style:style style:name="T34_18" style:family="text">
      <style:text-properties fo:background-color="#ffffff" fo:color="#0b0c0c" fo:font-size="12pt" style:font-size-asian="12pt" style:font-size-complex="12pt"/>
    </style:style>
    <style:style style:name="T34_19" style:family="text">
      <style:text-properties fo:background-color="#ffffff" fo:color="#0b0c0c" fo:font-size="12pt" style:font-size-asian="12pt" style:font-size-complex="12pt"/>
    </style:style>
    <style:style style:name="T34_20" style:family="text">
      <style:text-properties fo:background-color="#ffffff" fo:color="#0b0c0c" fo:font-size="12pt" style:font-size-asian="12pt" style:font-size-complex="12pt"/>
    </style:style>
    <style:style style:name="T34_21" style:family="text">
      <style:text-properties fo:background-color="#ffffff" fo:color="#0b0c0c" fo:font-size="12pt" style:font-size-asian="12pt" style:font-size-complex="12pt"/>
    </style:style>
    <style:style style:name="P35" style:family="paragraph" style:parent-style-name="Standard">
      <style:paragraph-properties fo:break-before="auto" fo:line-height="132%" fo:margin-top="0cm" style:writing-mode="lr-tb"/>
    </style:style>
    <style:style style:name="T35_1" style:family="text">
      <style:text-properties fo:background-color="#ffffff" fo:color="#0b0c0c" fo:font-size="12pt" style:font-size-asian="12pt" style:font-size-complex="12pt"/>
    </style:style>
    <style:style style:name="T35_2" style:family="text">
      <style:text-properties fo:background-color="#ffffff" fo:color="#0b0c0c" fo:font-size="12pt" style:font-size-asian="12pt" style:font-size-complex="12pt"/>
    </style:style>
    <style:style style:name="T35_3" style:family="text">
      <style:text-properties fo:background-color="#ffffff" fo:color="#0b0c0c" fo:font-size="12pt" style:font-size-asian="12pt" style:font-size-complex="12pt"/>
    </style:style>
    <style:style style:name="T35_4" style:family="text">
      <style:text-properties fo:background-color="#ffffff" fo:color="#0b0c0c" fo:font-size="12pt" style:font-size-asian="12pt" style:font-size-complex="12pt"/>
    </style:style>
    <style:style style:name="T35_5" style:family="text">
      <style:text-properties fo:background-color="#ffffff" fo:color="#0b0c0c" fo:font-size="12pt" style:font-size-asian="12pt" style:font-size-complex="12pt"/>
    </style:style>
    <style:style style:name="T35_6" style:family="text">
      <style:text-properties fo:background-color="#ffffff" fo:color="#0b0c0c" fo:font-size="12pt" style:font-size-asian="12pt" style:font-size-complex="12pt"/>
    </style:style>
    <style:style style:name="T35_7" style:family="text">
      <style:text-properties fo:background-color="#ffffff" fo:color="#0b0c0c" fo:font-size="12pt" style:font-size-asian="12pt" style:font-size-complex="12pt"/>
    </style:style>
    <style:style style:name="T35_8" style:family="text">
      <style:text-properties fo:background-color="#ffffff" fo:color="#0b0c0c" fo:font-size="12pt" style:font-size-asian="12pt" style:font-size-complex="12pt"/>
    </style:style>
    <style:style style:name="T35_9" style:family="text">
      <style:text-properties fo:background-color="#ffffff" fo:color="#0b0c0c" fo:font-size="12pt" style:font-size-asian="12pt" style:font-size-complex="12pt"/>
    </style:style>
    <style:style style:name="T35_10" style:family="text">
      <style:text-properties fo:background-color="#ffffff" fo:color="#0b0c0c" fo:font-size="12pt" style:font-size-asian="12pt" style:font-size-complex="12pt"/>
    </style:style>
    <style:style style:name="T35_11" style:family="text">
      <style:text-properties fo:background-color="#ffffff" fo:color="#0b0c0c" fo:font-size="12pt" style:font-size-asian="12pt" style:font-size-complex="12pt"/>
    </style:style>
    <style:style style:name="T35_12" style:family="text">
      <style:text-properties fo:background-color="#ffffff" fo:color="#0b0c0c" fo:font-size="12pt" style:font-size-asian="12pt" style:font-size-complex="12pt"/>
    </style:style>
    <style:style style:name="T35_13" style:family="text">
      <style:text-properties fo:background-color="#ffffff" fo:color="#0b0c0c" fo:font-size="12pt" style:font-size-asian="12pt" style:font-size-complex="12pt"/>
    </style:style>
    <style:style style:name="T35_14" style:family="text">
      <style:text-properties fo:background-color="#ffffff" fo:color="#0b0c0c" fo:font-size="12pt" style:font-size-asian="12pt" style:font-size-complex="12pt"/>
    </style:style>
    <style:style style:name="T35_15" style:family="text">
      <style:text-properties fo:background-color="#ffffff" fo:color="#0b0c0c" fo:font-size="12pt" style:font-size-asian="12pt" style:font-size-complex="12pt"/>
    </style:style>
    <style:style style:name="T35_16" style:family="text">
      <style:text-properties fo:background-color="#ffffff" fo:color="#0b0c0c" fo:font-size="12pt" style:font-size-asian="12pt" style:font-size-complex="12pt"/>
    </style:style>
    <style:style style:name="T35_17" style:family="text">
      <style:text-properties fo:background-color="#ffffff" fo:color="#0b0c0c" fo:font-size="12pt" style:font-size-asian="12pt" style:font-size-complex="12pt"/>
    </style:style>
    <style:style style:name="T35_18" style:family="text">
      <style:text-properties fo:background-color="#ffffff" fo:color="#0b0c0c" fo:font-size="12pt" style:font-size-asian="12pt" style:font-size-complex="12pt"/>
    </style:style>
    <style:style style:name="T35_19" style:family="text">
      <style:text-properties fo:background-color="#ffffff" fo:color="#0b0c0c" fo:font-size="12pt" style:font-size-asian="12pt" style:font-size-complex="12pt"/>
    </style:style>
    <style:style style:name="T35_20" style:family="text">
      <style:text-properties fo:background-color="#ffffff" fo:color="#0b0c0c" fo:font-size="12pt" style:font-size-asian="12pt" style:font-size-complex="12pt"/>
    </style:style>
    <style:style style:name="T35_21" style:family="text">
      <style:text-properties fo:background-color="#ffffff" fo:color="#0b0c0c" fo:font-size="12pt" style:font-size-asian="12pt" style:font-size-complex="12pt"/>
    </style:style>
    <style:style style:name="T35_22" style:family="text">
      <style:text-properties fo:background-color="#ffffff" fo:color="#0b0c0c" fo:font-size="12pt" style:font-size-asian="12pt" style:font-size-complex="12pt"/>
    </style:style>
    <style:style style:name="T35_23" style:family="text">
      <style:text-properties fo:background-color="#ffffff" fo:color="#0b0c0c" fo:font-size="12pt" style:font-size-asian="12pt" style:font-size-complex="12pt"/>
    </style:style>
    <style:style style:name="P36" style:family="paragraph" style:parent-style-name="Standard">
      <style:paragraph-properties fo:break-before="auto" fo:line-height="132%" fo:margin-top="0cm" style:writing-mode="lr-tb"/>
    </style:style>
    <style:style style:name="T36_1" style:family="text">
      <style:text-properties fo:background-color="#ffffff" fo:color="#0b0c0c" fo:font-size="12pt" style:font-size-asian="12pt" style:font-size-complex="12pt"/>
    </style:style>
    <style:style style:name="T36_2" style:family="text">
      <style:text-properties fo:background-color="#ffffff" fo:color="#0b0c0c" fo:font-size="12pt" style:font-size-asian="12pt" style:font-size-complex="12pt"/>
    </style:style>
    <style:style style:name="T36_3" style:family="text">
      <style:text-properties fo:background-color="#ffffff" fo:color="#0b0c0c" fo:font-size="12pt" style:font-size-asian="12pt" style:font-size-complex="12pt"/>
    </style:style>
    <style:style style:name="T36_4" style:family="text">
      <style:text-properties fo:background-color="#ffffff" fo:color="#0b0c0c" fo:font-size="12pt" style:font-size-asian="12pt" style:font-size-complex="12pt"/>
    </style:style>
    <style:style style:name="T36_5" style:family="text">
      <style:text-properties fo:background-color="#ffffff" fo:color="#0b0c0c" fo:font-size="12pt" style:font-size-asian="12pt" style:font-size-complex="12pt"/>
    </style:style>
    <style:style style:name="T36_6" style:family="text">
      <style:text-properties fo:background-color="#ffffff" fo:color="#0b0c0c" fo:font-size="12pt" style:font-size-asian="12pt" style:font-size-complex="12pt"/>
    </style:style>
    <style:style style:name="T36_7" style:family="text">
      <style:text-properties fo:background-color="#ffffff" fo:color="#0b0c0c" fo:font-size="12pt" style:font-size-asian="12pt" style:font-size-complex="12pt"/>
    </style:style>
    <style:style style:name="T36_8" style:family="text">
      <style:text-properties fo:background-color="#ffffff" fo:color="#0b0c0c" fo:font-size="12pt" style:font-size-asian="12pt" style:font-size-complex="12pt"/>
    </style:style>
    <style:style style:name="T36_9" style:family="text">
      <style:text-properties fo:background-color="#ffffff" fo:color="#0b0c0c" fo:font-size="12pt" style:font-size-asian="12pt" style:font-size-complex="12pt"/>
    </style:style>
    <style:style style:name="T36_10" style:family="text">
      <style:text-properties fo:background-color="#ffffff" fo:color="#0b0c0c" fo:font-size="12pt" style:font-size-asian="12pt" style:font-size-complex="12pt"/>
    </style:style>
    <style:style style:name="T36_11" style:family="text">
      <style:text-properties fo:background-color="#ffffff" fo:color="#0b0c0c" fo:font-size="12pt" style:font-size-asian="12pt" style:font-size-complex="12pt"/>
    </style:style>
    <style:style style:name="T36_12" style:family="text">
      <style:text-properties fo:background-color="#ffffff" fo:color="#0b0c0c" fo:font-size="12pt" style:font-size-asian="12pt" style:font-size-complex="12pt"/>
    </style:style>
    <style:style style:name="T36_13" style:family="text">
      <style:text-properties fo:background-color="#ffffff" fo:color="#0b0c0c" fo:font-size="12pt" style:font-size-asian="12pt" style:font-size-complex="12pt"/>
    </style:style>
    <style:style style:name="T36_14" style:family="text">
      <style:text-properties fo:background-color="#ffffff" fo:color="#0b0c0c" fo:font-size="12pt" style:font-size-asian="12pt" style:font-size-complex="12pt"/>
    </style:style>
    <style:style style:name="T36_15" style:family="text">
      <style:text-properties fo:background-color="#ffffff" fo:color="#0b0c0c" fo:font-size="12pt" style:font-size-asian="12pt" style:font-size-complex="12pt"/>
    </style:style>
    <style:style style:name="T36_16" style:family="text">
      <style:text-properties fo:background-color="#ffffff" fo:color="#0b0c0c" fo:font-size="12pt" style:font-size-asian="12pt" style:font-size-complex="12pt"/>
    </style:style>
    <style:style style:name="T36_17" style:family="text">
      <style:text-properties fo:background-color="#ffffff" fo:color="#0b0c0c" fo:font-size="12pt" style:font-size-asian="12pt" style:font-size-complex="12pt"/>
    </style:style>
    <style:style style:name="T36_18" style:family="text">
      <style:text-properties fo:background-color="#ffffff" fo:color="#0b0c0c" fo:font-size="12pt" style:font-size-asian="12pt" style:font-size-complex="12pt"/>
    </style:style>
    <style:style style:name="T36_19" style:family="text">
      <style:text-properties fo:background-color="#ffffff" fo:color="#0b0c0c" fo:font-size="12pt" style:font-size-asian="12pt" style:font-size-complex="12pt"/>
    </style:style>
    <style:style style:name="T36_20" style:family="text">
      <style:text-properties fo:background-color="#ffffff" fo:color="#0b0c0c" fo:font-size="12pt" style:font-size-asian="12pt" style:font-size-complex="12pt"/>
    </style:style>
    <style:style style:name="T36_21" style:family="text">
      <style:text-properties fo:background-color="#ffffff" fo:color="#0b0c0c" fo:font-size="12pt" style:font-size-asian="12pt" style:font-size-complex="12pt"/>
    </style:style>
    <style:style style:name="T36_22" style:family="text">
      <style:text-properties fo:background-color="#ffffff" fo:color="#0b0c0c" fo:font-size="12pt" style:font-size-asian="12pt" style:font-size-complex="12pt"/>
    </style:style>
    <style:style style:name="T36_23" style:family="text">
      <style:text-properties fo:background-color="#ffffff" fo:color="#0b0c0c" fo:font-size="12pt" style:font-size-asian="12pt" style:font-size-complex="12pt"/>
    </style:style>
    <style:style style:name="T36_24" style:family="text">
      <style:text-properties fo:background-color="#ffffff" fo:color="#0b0c0c" fo:font-size="12pt" style:font-size-asian="12pt" style:font-size-complex="12pt"/>
    </style:style>
    <style:style style:name="T36_25" style:family="text">
      <style:text-properties fo:background-color="#ffffff" fo:color="#0b0c0c" fo:font-size="12pt" style:font-size-asian="12pt" style:font-size-complex="12pt"/>
    </style:style>
    <style:style style:name="P37" style:family="paragraph" style:parent-style-name="Standard">
      <style:paragraph-properties fo:break-before="auto" fo:line-height="132%" fo:margin-top="0cm" style:writing-mode="lr-tb"/>
    </style:style>
    <style:style style:name="T37_1" style:family="text">
      <style:text-properties fo:background-color="#ffffff" fo:color="#0b0c0c" fo:font-size="12pt" style:font-size-asian="12pt" style:font-size-complex="12pt"/>
    </style:style>
    <style:style style:name="T37_2" style:family="text">
      <style:text-properties fo:background-color="#ffffff" fo:color="#0b0c0c" fo:font-size="12pt" style:font-size-asian="12pt" style:font-size-complex="12pt"/>
    </style:style>
    <style:style style:name="T37_3" style:family="text">
      <style:text-properties fo:background-color="#ffffff" fo:color="#0b0c0c" fo:font-size="12pt" style:font-size-asian="12pt" style:font-size-complex="12pt"/>
    </style:style>
    <style:style style:name="T37_4" style:family="text">
      <style:text-properties fo:background-color="#ffffff" fo:color="#0b0c0c" fo:font-size="12pt" style:font-size-asian="12pt" style:font-size-complex="12pt"/>
    </style:style>
    <style:style style:name="T37_5" style:family="text">
      <style:text-properties fo:background-color="#ffffff" fo:color="#0b0c0c" fo:font-size="12pt" style:font-size-asian="12pt" style:font-size-complex="12pt"/>
    </style:style>
    <style:style style:name="T37_6" style:family="text">
      <style:text-properties fo:background-color="#ffffff" fo:color="#0b0c0c" fo:font-size="12pt" style:font-size-asian="12pt" style:font-size-complex="12pt"/>
    </style:style>
    <style:style style:name="T37_7" style:family="text">
      <style:text-properties fo:background-color="#ffffff" fo:color="#0b0c0c" fo:font-size="12pt" style:font-size-asian="12pt" style:font-size-complex="12pt"/>
    </style:style>
    <style:style style:name="T37_8" style:family="text">
      <style:text-properties fo:background-color="#ffffff" fo:color="#0b0c0c" fo:font-size="12pt" style:font-size-asian="12pt" style:font-size-complex="12pt"/>
    </style:style>
    <style:style style:name="T37_9" style:family="text">
      <style:text-properties fo:background-color="#ffffff" fo:color="#0b0c0c" fo:font-size="12pt" style:font-size-asian="12pt" style:font-size-complex="12pt"/>
    </style:style>
    <style:style style:name="T37_10" style:family="text">
      <style:text-properties fo:background-color="#ffffff" fo:color="#0b0c0c" fo:font-size="12pt" style:font-size-asian="12pt" style:font-size-complex="12pt"/>
    </style:style>
    <style:style style:name="T37_11" style:family="text">
      <style:text-properties fo:background-color="#ffffff" fo:color="#0b0c0c" fo:font-size="12pt" style:font-size-asian="12pt" style:font-size-complex="12pt"/>
    </style:style>
    <style:style style:name="T37_12" style:family="text">
      <style:text-properties fo:background-color="#ffffff" fo:color="#0b0c0c" fo:font-size="12pt" style:font-size-asian="12pt" style:font-size-complex="12pt"/>
    </style:style>
    <style:style style:name="T37_13" style:family="text">
      <style:text-properties fo:background-color="#ffffff" fo:color="#0b0c0c" fo:font-size="12pt" style:font-size-asian="12pt" style:font-size-complex="12pt"/>
    </style:style>
    <style:style style:name="T37_14" style:family="text">
      <style:text-properties fo:background-color="#ffffff" fo:color="#0b0c0c" fo:font-size="12pt" style:font-size-asian="12pt" style:font-size-complex="12pt"/>
    </style:style>
    <style:style style:name="T37_15" style:family="text">
      <style:text-properties fo:background-color="#ffffff" fo:color="#0b0c0c" fo:font-size="12pt" style:font-size-asian="12pt" style:font-size-complex="12pt"/>
    </style:style>
    <style:style style:name="T37_16" style:family="text">
      <style:text-properties fo:background-color="#ffffff" fo:color="#0b0c0c" fo:font-size="12pt" style:font-size-asian="12pt" style:font-size-complex="12pt"/>
    </style:style>
    <style:style style:name="T37_17" style:family="text">
      <style:text-properties fo:background-color="#ffffff" fo:color="#0b0c0c" fo:font-size="12pt" style:font-size-asian="12pt" style:font-size-complex="12pt"/>
    </style:style>
    <style:style style:name="T37_18" style:family="text">
      <style:text-properties fo:background-color="#ffffff" fo:color="#0b0c0c" fo:font-size="12pt" style:font-size-asian="12pt" style:font-size-complex="12pt"/>
    </style:style>
    <style:style style:name="T37_19" style:family="text">
      <style:text-properties fo:background-color="#ffffff" fo:color="#0b0c0c" fo:font-size="12pt" style:font-size-asian="12pt" style:font-size-complex="12pt"/>
    </style:style>
    <style:style style:name="T37_20" style:family="text">
      <style:text-properties fo:background-color="#ffffff" fo:color="#0b0c0c" fo:font-size="12pt" style:font-size-asian="12pt" style:font-size-complex="12pt"/>
    </style:style>
    <style:style style:name="T37_21" style:family="text">
      <style:text-properties fo:background-color="#ffffff" fo:color="#0b0c0c" fo:font-size="12pt" style:font-size-asian="12pt" style:font-size-complex="12pt"/>
    </style:style>
    <style:style style:name="T37_22" style:family="text">
      <style:text-properties fo:background-color="#ffffff" fo:color="#0b0c0c" fo:font-size="12pt" style:font-size-asian="12pt" style:font-size-complex="12pt"/>
    </style:style>
    <style:style style:name="P38" style:family="paragraph" style:parent-style-name="Standard">
      <style:paragraph-properties fo:break-before="auto" fo:line-height="132%" fo:margin-top="0.282cm" style:writing-mode="lr-tb"/>
    </style:style>
    <style:style style:name="T38_1" style:family="text">
      <style:text-properties fo:background-color="#ffffff" fo:color="#0b0c0c"/>
    </style:style>
    <style:style style:name="T38_2" style:family="text">
      <style:text-properties fo:background-color="#ffffff" fo:color="#0b0c0c"/>
    </style:style>
    <style:style style:name="T38_3" style:family="text">
      <style:text-properties fo:background-color="#ffffff" fo:color="#0b0c0c"/>
    </style:style>
    <style:style style:name="T38_4" style:family="text">
      <style:text-properties fo:background-color="#ffffff" fo:color="#0b0c0c"/>
    </style:style>
    <style:style style:name="T38_5" style:family="text">
      <style:text-properties fo:background-color="#ffffff" fo:color="#0b0c0c"/>
    </style:style>
    <style:style style:name="P39" style:family="paragraph" style:parent-style-name="Standard">
      <style:paragraph-properties fo:break-before="auto" fo:line-height="132%" fo:margin-top="0.282cm" fo:margin-bottom="0.282cm" style:writing-mode="lr-tb"/>
    </style:style>
    <style:style style:name="T39_1" style:family="text">
      <style:text-properties fo:background-color="#ffffff" fo:color="#0b0c0c"/>
    </style:style>
    <style:style style:name="P40" style:family="paragraph" style:parent-style-name="Standard">
      <style:paragraph-properties fo:break-before="auto" fo:line-height="132%" fo:margin-top="0cm" style:writing-mode="lr-tb"/>
    </style:style>
    <style:style style:name="T40_1" style:family="text">
      <style:text-properties fo:background-color="#ffffff" fo:color="#0b0c0c" fo:font-size="12pt" style:font-size-asian="12pt" style:font-size-complex="12pt"/>
    </style:style>
    <style:style style:name="T40_2" style:family="text">
      <style:text-properties fo:background-color="#ffffff" fo:color="#0b0c0c" fo:font-size="12pt" style:font-size-asian="12pt" style:font-size-complex="12pt"/>
    </style:style>
    <style:style style:name="T40_3" style:family="text">
      <style:text-properties fo:background-color="#ffffff" fo:color="#0b0c0c" fo:font-size="12pt" style:font-size-asian="12pt" style:font-size-complex="12pt"/>
    </style:style>
    <style:style style:name="T40_4" style:family="text">
      <style:text-properties fo:background-color="#ffffff" fo:color="#0b0c0c" fo:font-size="12pt" style:font-size-asian="12pt" style:font-size-complex="12pt"/>
    </style:style>
    <style:style style:name="T40_5" style:family="text">
      <style:text-properties fo:background-color="#ffffff" fo:color="#0b0c0c" fo:font-size="12pt" style:font-size-asian="12pt" style:font-size-complex="12pt"/>
    </style:style>
    <style:style style:name="T40_6" style:family="text">
      <style:text-properties fo:background-color="#ffffff" fo:color="#0b0c0c" fo:font-size="12pt" style:font-size-asian="12pt" style:font-size-complex="12pt"/>
    </style:style>
    <style:style style:name="T40_7" style:family="text">
      <style:text-properties fo:background-color="#ffffff" fo:color="#0b0c0c" fo:font-size="12pt" style:font-size-asian="12pt" style:font-size-complex="12pt"/>
    </style:style>
    <style:style style:name="T40_8" style:family="text">
      <style:text-properties fo:background-color="#ffffff" fo:color="#0b0c0c" fo:font-size="12pt" style:font-size-asian="12pt" style:font-size-complex="12pt"/>
    </style:style>
    <style:style style:name="T40_9" style:family="text">
      <style:text-properties fo:background-color="#ffffff" fo:color="#0b0c0c" fo:font-size="12pt" style:font-size-asian="12pt" style:font-size-complex="12pt"/>
    </style:style>
    <style:style style:name="T40_10" style:family="text">
      <style:text-properties fo:background-color="#ffffff" fo:color="#0b0c0c" fo:font-size="12pt" style:font-size-asian="12pt" style:font-size-complex="12pt"/>
    </style:style>
    <style:style style:name="T40_11" style:family="text">
      <style:text-properties fo:background-color="#ffffff" fo:color="#0b0c0c" fo:font-size="12pt" style:font-size-asian="12pt" style:font-size-complex="12pt"/>
    </style:style>
    <style:style style:name="T40_12" style:family="text">
      <style:text-properties fo:background-color="#ffffff" fo:color="#0b0c0c" fo:font-size="12pt" style:font-size-asian="12pt" style:font-size-complex="12pt"/>
    </style:style>
    <style:style style:name="T40_13" style:family="text">
      <style:text-properties fo:background-color="#ffffff" fo:color="#0b0c0c" fo:font-size="12pt" style:font-size-asian="12pt" style:font-size-complex="12pt"/>
    </style:style>
    <style:style style:name="T40_14" style:family="text">
      <style:text-properties fo:background-color="#ffffff" fo:color="#0b0c0c" fo:font-size="12pt" style:font-size-asian="12pt" style:font-size-complex="12pt"/>
    </style:style>
    <style:style style:name="T40_15" style:family="text">
      <style:text-properties fo:background-color="#ffffff" fo:color="#0b0c0c" fo:font-size="12pt" style:font-size-asian="12pt" style:font-size-complex="12pt"/>
    </style:style>
    <style:style style:name="T40_16" style:family="text">
      <style:text-properties fo:background-color="#ffffff" fo:color="#0b0c0c" fo:font-size="12pt" style:font-size-asian="12pt" style:font-size-complex="12pt"/>
    </style:style>
    <style:style style:name="T40_17" style:family="text">
      <style:text-properties fo:background-color="#ffffff" fo:color="#0b0c0c" fo:font-size="12pt" style:font-size-asian="12pt" style:font-size-complex="12pt"/>
    </style:style>
    <style:style style:name="T40_18" style:family="text">
      <style:text-properties fo:background-color="#ffffff" fo:color="#0b0c0c" fo:font-size="12pt" style:font-size-asian="12pt" style:font-size-complex="12pt"/>
    </style:style>
    <style:style style:name="T40_19" style:family="text">
      <style:text-properties fo:background-color="#ffffff" fo:color="#0b0c0c" fo:font-size="12pt" style:font-size-asian="12pt" style:font-size-complex="12pt"/>
    </style:style>
    <style:style style:name="T40_20" style:family="text">
      <style:text-properties fo:background-color="#ffffff" fo:color="#0b0c0c" fo:font-size="12pt" style:font-size-asian="12pt" style:font-size-complex="12pt"/>
    </style:style>
    <style:style style:name="T40_21" style:family="text">
      <style:text-properties fo:background-color="#ffffff" fo:color="#0b0c0c" fo:font-size="12pt" style:font-size-asian="12pt" style:font-size-complex="12pt"/>
    </style:style>
    <style:style style:name="T40_22" style:family="text">
      <style:text-properties fo:background-color="#ffffff" fo:color="#0b0c0c" fo:font-size="12pt" style:font-size-asian="12pt" style:font-size-complex="12pt"/>
    </style:style>
    <style:style style:name="T40_23" style:family="text">
      <style:text-properties fo:background-color="#ffffff" fo:color="#0b0c0c" fo:font-size="12pt" style:font-size-asian="12pt" style:font-size-complex="12pt"/>
    </style:style>
    <style:style style:name="T40_24" style:family="text">
      <style:text-properties fo:background-color="#ffffff" fo:color="#0b0c0c" fo:font-size="12pt" style:font-size-asian="12pt" style:font-size-complex="12pt"/>
    </style:style>
    <style:style style:name="T40_25" style:family="text">
      <style:text-properties fo:background-color="#ffffff" fo:color="#0b0c0c" fo:font-size="12pt" style:font-size-asian="12pt" style:font-size-complex="12pt"/>
    </style:style>
    <style:style style:name="T40_26" style:family="text">
      <style:text-properties fo:background-color="#ffffff" fo:color="#0b0c0c" fo:font-size="12pt" style:font-size-asian="12pt" style:font-size-complex="12pt"/>
    </style:style>
    <style:style style:name="T40_27" style:family="text">
      <style:text-properties fo:background-color="#ffffff" fo:color="#0b0c0c" fo:font-size="12pt" style:font-size-asian="12pt" style:font-size-complex="12pt"/>
    </style:style>
    <style:style style:name="T40_28" style:family="text">
      <style:text-properties fo:background-color="#ffffff" fo:color="#0b0c0c" fo:font-size="12pt" style:font-size-asian="12pt" style:font-size-complex="12pt"/>
    </style:style>
    <style:style style:name="T40_29" style:family="text">
      <style:text-properties fo:background-color="#ffffff" fo:color="#0b0c0c" fo:font-size="12pt" style:font-size-asian="12pt" style:font-size-complex="12pt"/>
    </style:style>
    <style:style style:name="T40_30" style:family="text">
      <style:text-properties fo:background-color="#ffffff" fo:color="#0b0c0c" fo:font-size="12pt" style:font-size-asian="12pt" style:font-size-complex="12pt"/>
    </style:style>
    <style:style style:name="T40_31" style:family="text">
      <style:text-properties fo:background-color="#ffffff" fo:color="#0b0c0c" fo:font-size="12pt" style:font-size-asian="12pt" style:font-size-complex="12pt"/>
    </style:style>
    <style:style style:name="T40_32" style:family="text">
      <style:text-properties fo:background-color="#ffffff" fo:color="#0b0c0c" fo:font-size="12pt" style:font-size-asian="12pt" style:font-size-complex="12pt"/>
    </style:style>
    <style:style style:name="T40_33" style:family="text">
      <style:text-properties fo:background-color="#ffffff" fo:color="#0b0c0c" fo:font-size="12pt" style:font-size-asian="12pt" style:font-size-complex="12pt"/>
    </style:style>
    <style:style style:name="T40_34" style:family="text">
      <style:text-properties fo:background-color="#ffffff" fo:color="#0b0c0c" fo:font-size="12pt" style:font-size-asian="12pt" style:font-size-complex="12pt"/>
    </style:style>
    <style:style style:name="T40_35" style:family="text">
      <style:text-properties fo:background-color="#ffffff" fo:color="#0b0c0c" fo:font-size="12pt" style:font-size-asian="12pt" style:font-size-complex="12pt"/>
    </style:style>
    <style:style style:name="T40_36" style:family="text">
      <style:text-properties fo:background-color="#ffffff" fo:color="#0b0c0c" fo:font-size="12pt" style:font-size-asian="12pt" style:font-size-complex="12pt"/>
    </style:style>
    <style:style style:name="T40_37" style:family="text">
      <style:text-properties fo:background-color="#ffffff" fo:color="#0b0c0c" fo:font-size="12pt" style:font-size-asian="12pt" style:font-size-complex="12pt"/>
    </style:style>
    <style:style style:name="T40_38" style:family="text">
      <style:text-properties fo:background-color="#ffffff" fo:color="#0b0c0c" fo:font-size="12pt" style:font-size-asian="12pt" style:font-size-complex="12pt"/>
    </style:style>
    <style:style style:name="T40_39" style:family="text">
      <style:text-properties fo:background-color="#ffffff" fo:color="#0b0c0c" fo:font-size="12pt" style:font-size-asian="12pt" style:font-size-complex="12pt"/>
    </style:style>
    <style:style style:name="T40_40" style:family="text">
      <style:text-properties fo:background-color="#ffffff" fo:color="#0b0c0c" fo:font-size="12pt" style:font-size-asian="12pt" style:font-size-complex="12pt"/>
    </style:style>
    <style:style style:name="T40_41" style:family="text">
      <style:text-properties fo:background-color="#ffffff" fo:color="#0b0c0c" fo:font-size="12pt" style:font-size-asian="12pt" style:font-size-complex="12pt"/>
    </style:style>
    <style:style style:name="P41" style:family="paragraph" style:parent-style-name="Standard">
      <style:paragraph-properties fo:break-before="auto" fo:line-height="132%" fo:margin-top="0cm" style:writing-mode="lr-tb"/>
    </style:style>
    <style:style style:name="T41_1" style:family="text">
      <style:text-properties fo:background-color="#ffffff" fo:color="#0b0c0c" fo:font-size="12pt" style:font-size-asian="12pt" style:font-size-complex="12pt"/>
    </style:style>
    <style:style style:name="T41_2" style:family="text">
      <style:text-properties fo:background-color="#ffffff" fo:color="#0b0c0c" fo:font-size="12pt" style:font-size-asian="12pt" style:font-size-complex="12pt"/>
    </style:style>
    <style:style style:name="T41_3" style:family="text">
      <style:text-properties fo:background-color="#ffffff" fo:color="#0b0c0c" fo:font-size="12pt" style:font-size-asian="12pt" style:font-size-complex="12pt"/>
    </style:style>
    <style:style style:name="T41_4" style:family="text">
      <style:text-properties fo:background-color="#ffffff" fo:color="#0b0c0c" fo:font-size="12pt" style:font-size-asian="12pt" style:font-size-complex="12pt"/>
    </style:style>
    <style:style style:name="T41_5" style:family="text">
      <style:text-properties fo:background-color="#ffffff" fo:color="#0b0c0c" fo:font-size="12pt" style:font-size-asian="12pt" style:font-size-complex="12pt"/>
    </style:style>
    <style:style style:name="T41_6" style:family="text">
      <style:text-properties fo:background-color="#ffffff" fo:color="#0b0c0c" fo:font-size="12pt" style:font-size-asian="12pt" style:font-size-complex="12pt"/>
    </style:style>
    <style:style style:name="T41_7" style:family="text">
      <style:text-properties fo:background-color="#ffffff" fo:color="#0b0c0c" fo:font-size="12pt" style:font-size-asian="12pt" style:font-size-complex="12pt"/>
    </style:style>
    <style:style style:name="T41_8" style:family="text">
      <style:text-properties fo:background-color="#ffffff" fo:color="#0b0c0c" fo:font-size="12pt" style:font-size-asian="12pt" style:font-size-complex="12pt"/>
    </style:style>
    <style:style style:name="T41_9" style:family="text">
      <style:text-properties fo:background-color="#ffffff" fo:color="#0b0c0c" fo:font-size="12pt" style:font-size-asian="12pt" style:font-size-complex="12pt"/>
    </style:style>
    <style:style style:name="T41_10" style:family="text">
      <style:text-properties fo:background-color="#ffffff" fo:color="#0b0c0c" fo:font-size="12pt" style:font-size-asian="12pt" style:font-size-complex="12pt"/>
    </style:style>
    <style:style style:name="T41_11" style:family="text">
      <style:text-properties fo:background-color="#ffffff" fo:color="#0b0c0c" fo:font-size="12pt" style:font-size-asian="12pt" style:font-size-complex="12pt"/>
    </style:style>
    <style:style style:name="T41_12" style:family="text">
      <style:text-properties fo:background-color="#ffffff" fo:color="#0b0c0c" fo:font-size="12pt" style:font-size-asian="12pt" style:font-size-complex="12pt"/>
    </style:style>
    <style:style style:name="T41_13" style:family="text">
      <style:text-properties fo:background-color="#ffffff" fo:color="#0b0c0c" fo:font-size="12pt" style:font-size-asian="12pt" style:font-size-complex="12pt"/>
    </style:style>
    <style:style style:name="T41_14" style:family="text">
      <style:text-properties fo:background-color="#ffffff" fo:color="#0b0c0c" fo:font-size="12pt" style:font-size-asian="12pt" style:font-size-complex="12pt"/>
    </style:style>
    <style:style style:name="T41_15" style:family="text">
      <style:text-properties fo:background-color="#ffffff" fo:color="#0b0c0c" fo:font-size="12pt" style:font-size-asian="12pt" style:font-size-complex="12pt"/>
    </style:style>
    <style:style style:name="T41_16" style:family="text">
      <style:text-properties fo:background-color="#ffffff" fo:color="#0b0c0c" fo:font-size="12pt" style:font-size-asian="12pt" style:font-size-complex="12pt"/>
    </style:style>
    <style:style style:name="T41_17" style:family="text">
      <style:text-properties fo:background-color="#ffffff" fo:color="#0b0c0c" fo:font-size="12pt" style:font-size-asian="12pt" style:font-size-complex="12pt"/>
    </style:style>
    <style:style style:name="T41_18" style:family="text">
      <style:text-properties fo:background-color="#ffffff" fo:color="#0b0c0c" fo:font-size="12pt" style:font-size-asian="12pt" style:font-size-complex="12pt"/>
    </style:style>
    <style:style style:name="T41_19" style:family="text">
      <style:text-properties fo:background-color="#ffffff" fo:color="#0b0c0c" fo:font-size="12pt" style:font-size-asian="12pt" style:font-size-complex="12pt"/>
    </style:style>
    <style:style style:name="T41_20" style:family="text">
      <style:text-properties fo:background-color="#ffffff" fo:color="#0b0c0c" fo:font-size="12pt" style:font-size-asian="12pt" style:font-size-complex="12pt"/>
    </style:style>
    <style:style style:name="T41_21" style:family="text">
      <style:text-properties fo:background-color="#ffffff" fo:color="#0b0c0c" fo:font-size="12pt" style:font-size-asian="12pt" style:font-size-complex="12pt"/>
    </style:style>
    <style:style style:name="T41_22" style:family="text">
      <style:text-properties fo:background-color="#ffffff" fo:color="#0b0c0c" fo:font-size="12pt" style:font-size-asian="12pt" style:font-size-complex="12pt"/>
    </style:style>
    <style:style style:name="T41_23" style:family="text">
      <style:text-properties fo:background-color="#ffffff" fo:color="#0b0c0c" fo:font-size="12pt" style:font-size-asian="12pt" style:font-size-complex="12pt"/>
    </style:style>
    <style:style style:name="P42" style:family="paragraph" style:parent-style-name="Standard">
      <style:paragraph-properties fo:break-before="auto" fo:line-height="132%" fo:margin-top="0.282cm" style:writing-mode="lr-tb"/>
    </style:style>
    <style:style style:name="T42_1" style:family="text">
      <style:text-properties fo:background-color="#ffffff" fo:color="#0b0c0c"/>
    </style:style>
    <style:style style:name="T42_2" style:family="text">
      <style:text-properties fo:background-color="#ffffff" fo:color="#0b0c0c"/>
    </style:style>
    <style:style style:name="T42_3" style:family="text">
      <style:text-properties fo:background-color="#ffffff" fo:color="#0b0c0c"/>
    </style:style>
    <style:style style:name="T42_4" style:family="text">
      <style:text-properties fo:background-color="#ffffff" fo:color="#0b0c0c"/>
    </style:style>
    <style:style style:name="T42_5" style:family="text">
      <style:text-properties fo:background-color="#ffffff" fo:color="#0b0c0c"/>
    </style:style>
    <style:style style:name="T42_6" style:family="text">
      <style:text-properties fo:background-color="#ffffff" fo:color="#0b0c0c"/>
    </style:style>
    <style:style style:name="T42_7" style:family="text">
      <style:text-properties fo:background-color="#ffffff" fo:color="#0b0c0c"/>
    </style:style>
    <style:style style:name="P43" style:family="paragraph" style:parent-style-name="Standard">
      <style:paragraph-properties fo:break-before="auto" fo:line-height="132%" fo:margin-top="0.282cm" fo:margin-bottom="0.282cm" style:writing-mode="lr-tb"/>
    </style:style>
    <style:style style:name="T43_1" style:family="text">
      <style:text-properties fo:background-color="#ffffff" fo:color="#0b0c0c"/>
    </style:style>
    <style:style style:name="T43_2" style:family="text">
      <style:text-properties fo:background-color="#ffffff" fo:color="#0b0c0c"/>
    </style:style>
    <style:style style:name="P44" style:family="paragraph" style:parent-style-name="Standard">
      <style:paragraph-properties fo:text-align="left" fo:break-before="auto" fo:line-height="132%" fo:margin-top="0cm" fo:margin-right="0cm" style:writing-mode="lr-tb"/>
    </style:style>
    <style:style style:name="T44_1" style:family="text">
      <style:text-properties fo:background-color="#ffffff" fo:color="#0b0c0c" fo:font-size="12pt" style:font-size-asian="12pt" style:font-size-complex="12pt"/>
    </style:style>
    <style:style style:name="T44_2" style:family="text">
      <style:text-properties fo:background-color="#ffffff" fo:color="#0b0c0c" fo:font-size="12pt" style:font-size-asian="12pt" style:font-size-complex="12pt"/>
    </style:style>
    <style:style style:name="T44_3" style:family="text">
      <style:text-properties fo:background-color="#ffffff" fo:color="#0b0c0c" fo:font-size="12pt" style:font-size-asian="12pt" style:font-size-complex="12pt"/>
    </style:style>
    <style:style style:name="T44_4" style:family="text">
      <style:text-properties fo:background-color="#ffffff" fo:color="#0b0c0c" fo:font-size="12pt" style:font-size-asian="12pt" style:font-size-complex="12pt"/>
    </style:style>
    <style:style style:name="T44_5" style:family="text">
      <style:text-properties fo:background-color="#ffffff" fo:color="#0b0c0c" fo:font-size="12pt" style:font-size-asian="12pt" style:font-size-complex="12pt"/>
    </style:style>
    <style:style style:name="T44_6" style:family="text">
      <style:text-properties fo:background-color="#ffffff" fo:color="#0b0c0c" fo:font-size="12pt" style:font-size-asian="12pt" style:font-size-complex="12pt"/>
    </style:style>
    <style:style style:name="T44_7" style:family="text">
      <style:text-properties fo:background-color="#ffffff" fo:color="#0b0c0c" fo:font-size="12pt" style:font-size-asian="12pt" style:font-size-complex="12pt"/>
    </style:style>
    <style:style style:name="T44_8" style:family="text">
      <style:text-properties fo:background-color="#ffffff" fo:color="#0b0c0c" fo:font-size="12pt" style:font-size-asian="12pt" style:font-size-complex="12pt"/>
    </style:style>
    <style:style style:name="T44_9" style:family="text">
      <style:text-properties fo:background-color="#ffffff" fo:color="#0b0c0c" fo:font-size="12pt" style:font-size-asian="12pt" style:font-size-complex="12pt"/>
    </style:style>
    <style:style style:name="T44_10" style:family="text">
      <style:text-properties fo:background-color="#ffffff" fo:color="#0b0c0c" fo:font-size="12pt" style:font-size-asian="12pt" style:font-size-complex="12pt"/>
    </style:style>
    <style:style style:name="T44_11" style:family="text">
      <style:text-properties fo:background-color="#ffffff" fo:color="#0b0c0c" fo:font-size="12pt" style:font-size-asian="12pt" style:font-size-complex="12pt"/>
    </style:style>
    <style:style style:name="T44_12" style:family="text">
      <style:text-properties fo:background-color="#ffffff" fo:color="#0b0c0c" fo:font-size="12pt" style:font-size-asian="12pt" style:font-size-complex="12pt"/>
    </style:style>
    <style:style style:name="T44_13" style:family="text">
      <style:text-properties fo:background-color="#ffffff" fo:color="#0b0c0c" fo:font-size="12pt" style:font-size-asian="12pt" style:font-size-complex="12pt"/>
    </style:style>
    <style:style style:name="T44_14" style:family="text">
      <style:text-properties fo:background-color="#ffffff" fo:color="#0b0c0c" fo:font-size="12pt" style:font-size-asian="12pt" style:font-size-complex="12pt"/>
    </style:style>
    <style:style style:name="T44_15" style:family="text">
      <style:text-properties fo:background-color="#ffffff" fo:color="#0b0c0c" fo:font-size="12pt" style:font-size-asian="12pt" style:font-size-complex="12pt"/>
    </style:style>
    <style:style style:name="T44_16" style:family="text">
      <style:text-properties fo:background-color="#ffffff" fo:color="#0b0c0c" fo:font-size="12pt" style:font-size-asian="12pt" style:font-size-complex="12pt"/>
    </style:style>
    <style:style style:name="T44_17" style:family="text">
      <style:text-properties fo:background-color="#ffffff" fo:color="#0b0c0c" fo:font-size="12pt" style:font-size-asian="12pt" style:font-size-complex="12pt"/>
    </style:style>
    <style:style style:name="T44_18" style:family="text">
      <style:text-properties fo:background-color="#ffffff" fo:color="#0b0c0c" fo:font-size="12pt" style:font-size-asian="12pt" style:font-size-complex="12pt"/>
    </style:style>
    <style:style style:name="T44_19" style:family="text">
      <style:text-properties fo:background-color="#ffffff" fo:color="#0b0c0c" fo:font-size="12pt" style:font-size-asian="12pt" style:font-size-complex="12pt"/>
    </style:style>
    <style:style style:name="T44_20" style:family="text">
      <style:text-properties fo:background-color="#ffffff" fo:color="#0b0c0c" fo:font-size="12pt" style:font-size-asian="12pt" style:font-size-complex="12pt"/>
    </style:style>
    <style:style style:name="T44_21" style:family="text">
      <style:text-properties fo:background-color="#ffffff" fo:color="#0b0c0c" fo:font-size="12pt" style:font-size-asian="12pt" style:font-size-complex="12pt"/>
    </style:style>
    <style:style style:name="T44_22" style:family="text">
      <style:text-properties fo:background-color="#ffffff" fo:color="#0b0c0c" fo:font-size="12pt" style:font-size-asian="12pt" style:font-size-complex="12pt"/>
    </style:style>
    <style:style style:name="T44_23" style:family="text">
      <style:text-properties fo:background-color="#ffffff" fo:color="#0b0c0c" fo:font-size="12pt" style:font-size-asian="12pt" style:font-size-complex="12pt"/>
    </style:style>
    <style:style style:name="T44_24" style:family="text">
      <style:text-properties fo:background-color="#ffffff" fo:color="#0b0c0c" fo:font-size="12pt" style:font-size-asian="12pt" style:font-size-complex="12pt"/>
    </style:style>
    <style:style style:name="T44_25" style:family="text">
      <style:text-properties fo:background-color="#ffffff" fo:color="#0b0c0c" fo:font-size="12pt" style:font-size-asian="12pt" style:font-size-complex="12pt"/>
    </style:style>
    <style:style style:name="T44_26" style:family="text">
      <style:text-properties fo:background-color="#ffffff" fo:color="#0b0c0c" fo:font-size="12pt" style:font-size-asian="12pt" style:font-size-complex="12pt"/>
    </style:style>
    <style:style style:name="T44_27" style:family="text">
      <style:text-properties fo:background-color="#ffffff" fo:color="#0b0c0c" fo:font-size="12pt" style:font-size-asian="12pt" style:font-size-complex="12pt"/>
    </style:style>
    <style:style style:name="T44_28" style:family="text">
      <style:text-properties fo:background-color="#ffffff" fo:color="#0b0c0c" fo:font-size="12pt" style:font-size-asian="12pt" style:font-size-complex="12pt"/>
    </style:style>
    <style:style style:name="T44_29" style:family="text">
      <style:text-properties fo:background-color="#ffffff" fo:color="#0b0c0c" fo:font-size="12pt" style:font-size-asian="12pt" style:font-size-complex="12pt"/>
    </style:style>
    <style:style style:name="T44_30" style:family="text">
      <style:text-properties fo:background-color="#ffffff" fo:color="#0b0c0c" fo:font-size="12pt" style:font-size-asian="12pt" style:font-size-complex="12pt"/>
    </style:style>
    <style:style style:name="P45" style:family="paragraph" style:parent-style-name="Standard">
      <style:paragraph-properties fo:text-align="left" fo:break-before="auto" fo:line-height="132%" fo:margin-top="0cm" fo:margin-right="0cm" style:writing-mode="lr-tb"/>
    </style:style>
    <style:style style:name="T45_1" style:family="text">
      <style:text-properties fo:background-color="#ffffff" fo:color="#0b0c0c" fo:font-size="12pt" style:font-size-asian="12pt" style:font-size-complex="12pt"/>
    </style:style>
    <style:style style:name="T45_2" style:family="text">
      <style:text-properties fo:background-color="#ffffff" fo:color="#0b0c0c" fo:font-size="12pt" style:font-size-asian="12pt" style:font-size-complex="12pt"/>
    </style:style>
    <style:style style:name="T45_3" style:family="text">
      <style:text-properties fo:background-color="#ffffff" fo:color="#0b0c0c" fo:font-size="12pt" style:font-size-asian="12pt" style:font-size-complex="12pt"/>
    </style:style>
    <style:style style:name="T45_4" style:family="text">
      <style:text-properties fo:background-color="#ffffff" fo:color="#0b0c0c" fo:font-size="12pt" style:font-size-asian="12pt" style:font-size-complex="12pt"/>
    </style:style>
    <style:style style:name="T45_5" style:family="text">
      <style:text-properties fo:background-color="#ffffff" fo:color="#0b0c0c" fo:font-size="12pt" style:font-size-asian="12pt" style:font-size-complex="12pt"/>
    </style:style>
    <style:style style:name="T45_6" style:family="text">
      <style:text-properties fo:background-color="#ffffff" fo:color="#0b0c0c" fo:font-size="12pt" style:font-size-asian="12pt" style:font-size-complex="12pt"/>
    </style:style>
    <style:style style:name="T45_7" style:family="text">
      <style:text-properties fo:background-color="#ffffff" fo:color="#0b0c0c" fo:font-size="12pt" style:font-size-asian="12pt" style:font-size-complex="12pt"/>
    </style:style>
    <style:style style:name="T45_8" style:family="text">
      <style:text-properties fo:background-color="#ffffff" fo:color="#0b0c0c" fo:font-size="12pt" style:font-size-asian="12pt" style:font-size-complex="12pt"/>
    </style:style>
    <style:style style:name="T45_9" style:family="text">
      <style:text-properties fo:background-color="#ffffff" fo:color="#0b0c0c" fo:font-size="12pt" style:font-size-asian="12pt" style:font-size-complex="12pt"/>
    </style:style>
    <style:style style:name="T45_10" style:family="text">
      <style:text-properties fo:background-color="#ffffff" fo:color="#0b0c0c" fo:font-size="12pt" style:font-size-asian="12pt" style:font-size-complex="12pt"/>
    </style:style>
    <style:style style:name="T45_11" style:family="text">
      <style:text-properties fo:background-color="#ffffff" fo:color="#0b0c0c" fo:font-size="12pt" style:font-size-asian="12pt" style:font-size-complex="12pt"/>
    </style:style>
    <style:style style:name="T45_12" style:family="text">
      <style:text-properties fo:background-color="#ffffff" fo:color="#0b0c0c" fo:font-size="12pt" style:font-size-asian="12pt" style:font-size-complex="12pt"/>
    </style:style>
    <style:style style:name="T45_13" style:family="text">
      <style:text-properties fo:background-color="#ffffff" fo:color="#0b0c0c" fo:font-size="12pt" style:font-size-asian="12pt" style:font-size-complex="12pt"/>
    </style:style>
    <style:style style:name="T45_14" style:family="text">
      <style:text-properties fo:background-color="#ffffff" fo:color="#0b0c0c" fo:font-size="12pt" style:font-size-asian="12pt" style:font-size-complex="12pt"/>
    </style:style>
    <style:style style:name="T45_15" style:family="text">
      <style:text-properties fo:background-color="#ffffff" fo:color="#0b0c0c" fo:font-size="12pt" style:font-size-asian="12pt" style:font-size-complex="12pt"/>
    </style:style>
    <style:style style:name="T45_16" style:family="text">
      <style:text-properties fo:background-color="#ffffff" fo:color="#0b0c0c" fo:font-size="12pt" style:font-size-asian="12pt" style:font-size-complex="12pt"/>
    </style:style>
    <style:style style:name="T45_17" style:family="text">
      <style:text-properties fo:background-color="#ffffff" fo:color="#0b0c0c" fo:font-size="12pt" style:font-size-asian="12pt" style:font-size-complex="12pt"/>
    </style:style>
    <style:style style:name="T45_18" style:family="text">
      <style:text-properties fo:background-color="#ffffff" fo:color="#0b0c0c" fo:font-size="12pt" style:font-size-asian="12pt" style:font-size-complex="12pt"/>
    </style:style>
    <style:style style:name="T45_19" style:family="text">
      <style:text-properties fo:background-color="#ffffff" fo:color="#0b0c0c" fo:font-size="12pt" style:font-size-asian="12pt" style:font-size-complex="12pt"/>
    </style:style>
    <style:style style:name="T45_20" style:family="text">
      <style:text-properties fo:background-color="#ffffff" fo:color="#0b0c0c" fo:font-size="12pt" style:font-size-asian="12pt" style:font-size-complex="12pt"/>
    </style:style>
    <style:style style:name="T45_21" style:family="text">
      <style:text-properties fo:background-color="#ffffff" fo:color="#0b0c0c" fo:font-size="12pt" style:font-size-asian="12pt" style:font-size-complex="12pt"/>
    </style:style>
    <style:style style:name="T45_22" style:family="text">
      <style:text-properties fo:background-color="#ffffff" fo:color="#0b0c0c" fo:font-size="12pt" style:font-size-asian="12pt" style:font-size-complex="12pt"/>
    </style:style>
    <style:style style:name="T45_23" style:family="text">
      <style:text-properties fo:background-color="#ffffff" fo:color="#0b0c0c" fo:font-size="12pt" style:font-size-asian="12pt" style:font-size-complex="12pt"/>
    </style:style>
    <style:style style:name="P46" style:family="paragraph" style:parent-style-name="Standard">
      <style:paragraph-properties fo:break-before="auto" fo:line-height="132%" fo:margin-top="0.282cm" style:writing-mode="lr-tb"/>
    </style:style>
    <style:style style:name="T46_1" style:family="text">
      <style:text-properties fo:background-color="#ffffff" fo:color="#0b0c0c"/>
    </style:style>
    <style:style style:name="T46_2" style:family="text">
      <style:text-properties fo:background-color="#ffffff" fo:color="#0b0c0c"/>
    </style:style>
    <style:style style:name="T46_3" style:family="text">
      <style:text-properties fo:background-color="#ffffff" fo:color="#0b0c0c"/>
    </style:style>
    <style:style style:name="T46_4" style:family="text">
      <style:text-properties fo:background-color="#ffffff" fo:color="#0b0c0c"/>
    </style:style>
    <style:style style:name="T46_5" style:family="text">
      <style:text-properties fo:background-color="#ffffff" fo:color="#0b0c0c"/>
    </style:style>
    <style:style style:name="T46_6" style:family="text">
      <style:text-properties fo:background-color="#ffffff" fo:color="#0b0c0c"/>
    </style:style>
    <style:style style:name="T46_7" style:family="text">
      <style:text-properties fo:background-color="#ffffff" fo:color="#0b0c0c"/>
    </style:style>
    <style:style style:name="P47" style:family="paragraph" style:parent-style-name="Standard">
      <style:paragraph-properties fo:break-before="auto" fo:line-height="132%" fo:margin-top="0.282cm" fo:margin-bottom="0.282cm" style:writing-mode="lr-tb"/>
    </style:style>
    <style:style style:name="T47_1" style:family="text">
      <style:text-properties fo:background-color="#ffffff" fo:color="#0b0c0c"/>
    </style:style>
    <style:style style:name="P48" style:family="paragraph" style:parent-style-name="Standard">
      <style:paragraph-properties fo:break-before="auto" fo:line-height="132%" fo:margin-top="0cm" style:writing-mode="lr-tb"/>
    </style:style>
    <style:style style:name="T48_1" style:family="text">
      <style:text-properties fo:background-color="#ffffff" fo:color="#0b0c0c" fo:font-size="12pt" style:font-size-asian="12pt" style:font-size-complex="12pt"/>
    </style:style>
    <style:style style:name="T48_2" style:family="text">
      <style:text-properties fo:background-color="#ffffff" fo:color="#0b0c0c" fo:font-size="12pt" style:font-size-asian="12pt" style:font-size-complex="12pt"/>
    </style:style>
    <style:style style:name="T48_3" style:family="text">
      <style:text-properties fo:background-color="#ffffff" fo:color="#0b0c0c" fo:font-size="12pt" style:font-size-asian="12pt" style:font-size-complex="12pt"/>
    </style:style>
    <style:style style:name="T48_4" style:family="text">
      <style:text-properties fo:background-color="#ffffff" fo:color="#0b0c0c" fo:font-size="12pt" style:font-size-asian="12pt" style:font-size-complex="12pt"/>
    </style:style>
    <style:style style:name="T48_5" style:family="text">
      <style:text-properties fo:background-color="#ffffff" fo:color="#0b0c0c" fo:font-size="12pt" style:font-size-asian="12pt" style:font-size-complex="12pt"/>
    </style:style>
    <style:style style:name="T48_6" style:family="text">
      <style:text-properties fo:background-color="#ffffff" fo:color="#0b0c0c" fo:font-size="12pt" style:font-size-asian="12pt" style:font-size-complex="12pt"/>
    </style:style>
    <style:style style:name="T48_7" style:family="text">
      <style:text-properties fo:background-color="#ffffff" fo:color="#0b0c0c" fo:font-size="12pt" style:font-size-asian="12pt" style:font-size-complex="12pt"/>
    </style:style>
    <style:style style:name="T48_8" style:family="text">
      <style:text-properties fo:background-color="#ffffff" fo:color="#0b0c0c" fo:font-size="12pt" style:font-size-asian="12pt" style:font-size-complex="12pt"/>
    </style:style>
    <style:style style:name="T48_9" style:family="text">
      <style:text-properties fo:background-color="#ffffff" fo:color="#0b0c0c" fo:font-size="12pt" style:font-size-asian="12pt" style:font-size-complex="12pt"/>
    </style:style>
    <style:style style:name="T48_10" style:family="text">
      <style:text-properties fo:background-color="#ffffff" fo:color="#0b0c0c" fo:font-size="12pt" style:font-size-asian="12pt" style:font-size-complex="12pt"/>
    </style:style>
    <style:style style:name="T48_11" style:family="text">
      <style:text-properties fo:background-color="#ffffff" fo:color="#0b0c0c" fo:font-size="12pt" style:font-size-asian="12pt" style:font-size-complex="12pt"/>
    </style:style>
    <style:style style:name="T48_12" style:family="text">
      <style:text-properties fo:background-color="#ffffff" fo:color="#0b0c0c" fo:font-size="12pt" style:font-size-asian="12pt" style:font-size-complex="12pt"/>
    </style:style>
    <style:style style:name="T48_13" style:family="text">
      <style:text-properties fo:background-color="#ffffff" fo:color="#0b0c0c" fo:font-size="12pt" style:font-size-asian="12pt" style:font-size-complex="12pt"/>
    </style:style>
    <style:style style:name="T48_14" style:family="text">
      <style:text-properties fo:background-color="#ffffff" fo:color="#0b0c0c" fo:font-size="12pt" style:font-size-asian="12pt" style:font-size-complex="12pt"/>
    </style:style>
    <style:style style:name="T48_15" style:family="text">
      <style:text-properties fo:background-color="#ffffff" fo:color="#0b0c0c" fo:font-size="12pt" style:font-size-asian="12pt" style:font-size-complex="12pt"/>
    </style:style>
    <style:style style:name="T48_16" style:family="text">
      <style:text-properties fo:background-color="#ffffff" fo:color="#0b0c0c" fo:font-size="12pt" style:font-size-asian="12pt" style:font-size-complex="12pt"/>
    </style:style>
    <style:style style:name="T48_17" style:family="text">
      <style:text-properties fo:background-color="#ffffff" fo:color="#0b0c0c" fo:font-size="12pt" style:font-size-asian="12pt" style:font-size-complex="12pt"/>
    </style:style>
    <style:style style:name="T48_18" style:family="text">
      <style:text-properties fo:background-color="#ffffff" fo:color="#0b0c0c" fo:font-size="12pt" style:font-size-asian="12pt" style:font-size-complex="12pt"/>
    </style:style>
    <style:style style:name="T48_19" style:family="text">
      <style:text-properties fo:background-color="#ffffff" fo:color="#0b0c0c" fo:font-size="12pt" style:font-size-asian="12pt" style:font-size-complex="12pt"/>
    </style:style>
    <style:style style:name="T48_20" style:family="text">
      <style:text-properties fo:background-color="#ffffff" fo:color="#0b0c0c" fo:font-size="12pt" style:font-size-asian="12pt" style:font-size-complex="12pt"/>
    </style:style>
    <style:style style:name="T48_21" style:family="text">
      <style:text-properties fo:background-color="#ffffff" fo:color="#0b0c0c" fo:font-size="12pt" style:font-size-asian="12pt" style:font-size-complex="12pt"/>
    </style:style>
    <style:style style:name="T48_22" style:family="text">
      <style:text-properties fo:background-color="#ffffff" fo:color="#0b0c0c" fo:font-size="12pt" style:font-size-asian="12pt" style:font-size-complex="12pt"/>
    </style:style>
    <style:style style:name="T48_23" style:family="text">
      <style:text-properties fo:background-color="#ffffff" fo:color="#0b0c0c" fo:font-size="12pt" style:font-size-asian="12pt" style:font-size-complex="12pt"/>
    </style:style>
    <style:style style:name="T48_24" style:family="text">
      <style:text-properties fo:background-color="#ffffff" fo:color="#0b0c0c" fo:font-size="12pt" style:font-size-asian="12pt" style:font-size-complex="12pt"/>
    </style:style>
    <style:style style:name="T48_25" style:family="text">
      <style:text-properties fo:background-color="#ffffff" fo:color="#0b0c0c" fo:font-size="12pt" style:font-size-asian="12pt" style:font-size-complex="12pt"/>
    </style:style>
    <style:style style:name="T48_26" style:family="text">
      <style:text-properties fo:background-color="#ffffff" fo:color="#0b0c0c" fo:font-size="12pt" style:font-size-asian="12pt" style:font-size-complex="12pt"/>
    </style:style>
    <style:style style:name="T48_27" style:family="text">
      <style:text-properties fo:background-color="#ffffff" fo:color="#0b0c0c" fo:font-size="12pt" style:font-size-asian="12pt" style:font-size-complex="12pt"/>
    </style:style>
    <style:style style:name="T48_28" style:family="text">
      <style:text-properties fo:background-color="#ffffff" fo:color="#0b0c0c" fo:font-size="12pt" style:font-size-asian="12pt" style:font-size-complex="12pt"/>
    </style:style>
    <style:style style:name="T48_29" style:family="text">
      <style:text-properties fo:background-color="#ffffff" fo:color="#0b0c0c" fo:font-size="12pt" style:font-size-asian="12pt" style:font-size-complex="12pt"/>
    </style:style>
    <style:style style:name="T48_30" style:family="text">
      <style:text-properties fo:background-color="#ffffff" fo:color="#0b0c0c" fo:font-size="12pt" style:font-size-asian="12pt" style:font-size-complex="12pt"/>
    </style:style>
    <style:style style:name="T48_31" style:family="text">
      <style:text-properties fo:background-color="#ffffff" fo:color="#0b0c0c" fo:font-size="12pt" style:font-size-asian="12pt" style:font-size-complex="12pt"/>
    </style:style>
    <style:style style:name="T48_32" style:family="text">
      <style:text-properties fo:background-color="#ffffff" fo:color="#0b0c0c" fo:font-size="12pt" style:font-size-asian="12pt" style:font-size-complex="12pt"/>
    </style:style>
    <style:style style:name="T48_33" style:family="text">
      <style:text-properties fo:background-color="#ffffff" fo:color="#0b0c0c" fo:font-size="12pt" style:font-size-asian="12pt" style:font-size-complex="12pt"/>
    </style:style>
    <style:style style:name="T48_34" style:family="text">
      <style:text-properties fo:background-color="#ffffff" fo:color="#0b0c0c" fo:font-size="12pt" style:font-size-asian="12pt" style:font-size-complex="12pt"/>
    </style:style>
    <style:style style:name="T48_35" style:family="text">
      <style:text-properties fo:background-color="#ffffff" fo:color="#0b0c0c" fo:font-size="12pt" style:font-size-asian="12pt" style:font-size-complex="12pt"/>
    </style:style>
    <style:style style:name="T48_36" style:family="text">
      <style:text-properties fo:background-color="#ffffff" fo:color="#0b0c0c" fo:font-size="12pt" style:font-size-asian="12pt" style:font-size-complex="12pt"/>
    </style:style>
    <style:style style:name="T48_37" style:family="text">
      <style:text-properties fo:background-color="#ffffff" fo:color="#0b0c0c" fo:font-size="12pt" style:font-size-asian="12pt" style:font-size-complex="12pt"/>
    </style:style>
    <style:style style:name="T48_38" style:family="text">
      <style:text-properties fo:background-color="#ffffff" fo:color="#0b0c0c" fo:font-size="12pt" style:font-size-asian="12pt" style:font-size-complex="12pt"/>
    </style:style>
    <style:style style:name="T48_39" style:family="text">
      <style:text-properties fo:background-color="#ffffff" fo:color="#0b0c0c" fo:font-size="12pt" style:font-size-asian="12pt" style:font-size-complex="12pt"/>
    </style:style>
    <style:style style:name="P49" style:family="paragraph" style:parent-style-name="Standard">
      <style:paragraph-properties fo:break-before="auto" fo:line-height="132%" fo:margin-top="0cm" style:writing-mode="lr-tb"/>
    </style:style>
    <style:style style:name="T49_1" style:family="text">
      <style:text-properties fo:background-color="#ffffff" fo:color="#0b0c0c" fo:font-size="12pt" style:font-size-asian="12pt" style:font-size-complex="12pt"/>
    </style:style>
    <style:style style:name="T49_2" style:family="text">
      <style:text-properties fo:background-color="#ffffff" fo:color="#0b0c0c" fo:font-size="12pt" style:font-size-asian="12pt" style:font-size-complex="12pt"/>
    </style:style>
    <style:style style:name="T49_3" style:family="text">
      <style:text-properties fo:background-color="#ffffff" fo:color="#0b0c0c" fo:font-size="12pt" style:font-size-asian="12pt" style:font-size-complex="12pt"/>
    </style:style>
    <style:style style:name="T49_4" style:family="text">
      <style:text-properties fo:background-color="#ffffff" fo:color="#0b0c0c" fo:font-size="12pt" style:font-size-asian="12pt" style:font-size-complex="12pt"/>
    </style:style>
    <style:style style:name="T49_5" style:family="text">
      <style:text-properties fo:background-color="#ffffff" fo:color="#0b0c0c" fo:font-size="12pt" style:font-size-asian="12pt" style:font-size-complex="12pt"/>
    </style:style>
    <style:style style:name="T49_6" style:family="text">
      <style:text-properties fo:background-color="#ffffff" fo:color="#0b0c0c" fo:font-size="12pt" style:font-size-asian="12pt" style:font-size-complex="12pt"/>
    </style:style>
    <style:style style:name="T49_7" style:family="text">
      <style:text-properties fo:background-color="#ffffff" fo:color="#0b0c0c" fo:font-size="12pt" style:font-size-asian="12pt" style:font-size-complex="12pt"/>
    </style:style>
    <style:style style:name="T49_8" style:family="text">
      <style:text-properties fo:background-color="#ffffff" fo:color="#0b0c0c" fo:font-size="12pt" style:font-size-asian="12pt" style:font-size-complex="12pt"/>
    </style:style>
    <style:style style:name="T49_9" style:family="text">
      <style:text-properties fo:background-color="#ffffff" fo:color="#0b0c0c" fo:font-size="12pt" style:font-size-asian="12pt" style:font-size-complex="12pt"/>
    </style:style>
    <style:style style:name="T49_10" style:family="text">
      <style:text-properties fo:background-color="#ffffff" fo:color="#0b0c0c" fo:font-size="12pt" style:font-size-asian="12pt" style:font-size-complex="12pt"/>
    </style:style>
    <style:style style:name="T49_11" style:family="text">
      <style:text-properties fo:background-color="#ffffff" fo:color="#0b0c0c" fo:font-size="12pt" style:font-size-asian="12pt" style:font-size-complex="12pt"/>
    </style:style>
    <style:style style:name="T49_12" style:family="text">
      <style:text-properties fo:background-color="#ffffff" fo:color="#0b0c0c" fo:font-size="12pt" style:font-size-asian="12pt" style:font-size-complex="12pt"/>
    </style:style>
    <style:style style:name="T49_13" style:family="text">
      <style:text-properties fo:background-color="#ffffff" fo:color="#0b0c0c" fo:font-size="12pt" style:font-size-asian="12pt" style:font-size-complex="12pt"/>
    </style:style>
    <style:style style:name="T49_14" style:family="text">
      <style:text-properties fo:background-color="#ffffff" fo:color="#0b0c0c" fo:font-size="12pt" style:font-size-asian="12pt" style:font-size-complex="12pt"/>
    </style:style>
    <style:style style:name="T49_15" style:family="text">
      <style:text-properties fo:background-color="#ffffff" fo:color="#0b0c0c" fo:font-size="12pt" style:font-size-asian="12pt" style:font-size-complex="12pt"/>
    </style:style>
    <style:style style:name="T49_16" style:family="text">
      <style:text-properties fo:background-color="#ffffff" fo:color="#0b0c0c" fo:font-size="12pt" style:font-size-asian="12pt" style:font-size-complex="12pt"/>
    </style:style>
    <style:style style:name="T49_17" style:family="text">
      <style:text-properties fo:background-color="#ffffff" fo:color="#0b0c0c" fo:font-size="12pt" style:font-size-asian="12pt" style:font-size-complex="12pt"/>
    </style:style>
    <style:style style:name="T49_18" style:family="text">
      <style:text-properties fo:background-color="#ffffff" fo:color="#0b0c0c" fo:font-size="12pt" style:font-size-asian="12pt" style:font-size-complex="12pt"/>
    </style:style>
    <style:style style:name="T49_19" style:family="text">
      <style:text-properties fo:background-color="#ffffff" fo:color="#0b0c0c" fo:font-size="12pt" style:font-size-asian="12pt" style:font-size-complex="12pt"/>
    </style:style>
    <style:style style:name="T49_20" style:family="text">
      <style:text-properties fo:background-color="#ffffff" fo:color="#0b0c0c" fo:font-size="12pt" style:font-size-asian="12pt" style:font-size-complex="12pt"/>
    </style:style>
    <style:style style:name="T49_21" style:family="text">
      <style:text-properties fo:background-color="#ffffff" fo:color="#0b0c0c" fo:font-size="12pt" style:font-size-asian="12pt" style:font-size-complex="12pt"/>
    </style:style>
    <style:style style:name="T49_22" style:family="text">
      <style:text-properties fo:background-color="#ffffff" fo:color="#0b0c0c" fo:font-size="12pt" style:font-size-asian="12pt" style:font-size-complex="12pt"/>
    </style:style>
    <style:style style:name="T49_23" style:family="text">
      <style:text-properties fo:background-color="#ffffff" fo:color="#0b0c0c" fo:font-size="12pt" style:font-size-asian="12pt" style:font-size-complex="12pt"/>
    </style:style>
    <style:style style:name="T49_24" style:family="text">
      <style:text-properties fo:background-color="#ffffff" fo:color="#0b0c0c" fo:font-size="12pt" style:font-size-asian="12pt" style:font-size-complex="12pt"/>
    </style:style>
    <style:style style:name="T49_25" style:family="text">
      <style:text-properties fo:background-color="#ffffff" fo:color="#0b0c0c" fo:font-size="12pt" style:font-size-asian="12pt" style:font-size-complex="12pt"/>
    </style:style>
    <style:style style:name="T49_26" style:family="text">
      <style:text-properties fo:background-color="#ffffff" fo:color="#0b0c0c" fo:font-size="12pt" style:font-size-asian="12pt" style:font-size-complex="12pt"/>
    </style:style>
    <style:style style:name="T49_27" style:family="text">
      <style:text-properties fo:background-color="#ffffff" fo:color="#0b0c0c" fo:font-size="12pt" style:font-size-asian="12pt" style:font-size-complex="12pt"/>
    </style:style>
    <style:style style:name="T49_28" style:family="text">
      <style:text-properties fo:background-color="#ffffff" fo:color="#0b0c0c" fo:font-size="12pt" style:font-size-asian="12pt" style:font-size-complex="12pt"/>
    </style:style>
    <style:style style:name="T49_29" style:family="text">
      <style:text-properties fo:background-color="#ffffff" fo:color="#0b0c0c" fo:font-size="12pt" style:font-size-asian="12pt" style:font-size-complex="12pt"/>
    </style:style>
    <style:style style:name="T49_30" style:family="text">
      <style:text-properties fo:background-color="#ffffff" fo:color="#0b0c0c" fo:font-size="12pt" style:font-size-asian="12pt" style:font-size-complex="12pt"/>
    </style:style>
    <style:style style:name="T49_31" style:family="text">
      <style:text-properties fo:background-color="#ffffff" fo:color="#0b0c0c" fo:font-size="12pt" style:font-size-asian="12pt" style:font-size-complex="12pt"/>
    </style:style>
    <style:style style:name="P50" style:family="paragraph" style:parent-style-name="Standard">
      <style:paragraph-properties fo:break-before="auto" fo:line-height="132%" fo:margin-top="0cm" style:writing-mode="lr-tb"/>
    </style:style>
    <style:style style:name="T50_1" style:family="text">
      <style:text-properties fo:background-color="#ffffff" fo:color="#0b0c0c" fo:font-size="12pt" style:font-size-asian="12pt" style:font-size-complex="12pt"/>
    </style:style>
    <style:style style:name="T50_2" style:family="text">
      <style:text-properties fo:background-color="#ffffff" fo:color="#0b0c0c" fo:font-size="12pt" style:font-size-asian="12pt" style:font-size-complex="12pt"/>
    </style:style>
    <style:style style:name="T50_3" style:family="text">
      <style:text-properties fo:background-color="#ffffff" fo:color="#0b0c0c" fo:font-size="12pt" style:font-size-asian="12pt" style:font-size-complex="12pt"/>
    </style:style>
    <style:style style:name="T50_4" style:family="text">
      <style:text-properties fo:background-color="#ffffff" fo:color="#0b0c0c" fo:font-size="12pt" style:font-size-asian="12pt" style:font-size-complex="12pt"/>
    </style:style>
    <style:style style:name="T50_5" style:family="text">
      <style:text-properties fo:background-color="#ffffff" fo:color="#0b0c0c" fo:font-size="12pt" style:font-size-asian="12pt" style:font-size-complex="12pt"/>
    </style:style>
    <style:style style:name="T50_6" style:family="text">
      <style:text-properties fo:background-color="#ffffff" fo:color="#0b0c0c" fo:font-size="12pt" style:font-size-asian="12pt" style:font-size-complex="12pt"/>
    </style:style>
    <style:style style:name="T50_7" style:family="text">
      <style:text-properties fo:background-color="#ffffff" fo:color="#0b0c0c" fo:font-size="12pt" style:font-size-asian="12pt" style:font-size-complex="12pt"/>
    </style:style>
    <style:style style:name="T50_8" style:family="text">
      <style:text-properties fo:background-color="#ffffff" fo:color="#0b0c0c" fo:font-size="12pt" style:font-size-asian="12pt" style:font-size-complex="12pt"/>
    </style:style>
    <style:style style:name="T50_9" style:family="text">
      <style:text-properties fo:background-color="#ffffff" fo:color="#0b0c0c" fo:font-size="12pt" style:font-size-asian="12pt" style:font-size-complex="12pt"/>
    </style:style>
    <style:style style:name="T50_10" style:family="text">
      <style:text-properties fo:background-color="#ffffff" fo:color="#0b0c0c" fo:font-size="12pt" style:font-size-asian="12pt" style:font-size-complex="12pt"/>
    </style:style>
    <style:style style:name="T50_11" style:family="text">
      <style:text-properties fo:background-color="#ffffff" fo:color="#0b0c0c" fo:font-size="12pt" style:font-size-asian="12pt" style:font-size-complex="12pt"/>
    </style:style>
    <style:style style:name="T50_12" style:family="text">
      <style:text-properties fo:background-color="#ffffff" fo:color="#0b0c0c" fo:font-size="12pt" style:font-size-asian="12pt" style:font-size-complex="12pt"/>
    </style:style>
    <style:style style:name="T50_13" style:family="text">
      <style:text-properties fo:background-color="#ffffff" fo:color="#0b0c0c" fo:font-size="12pt" style:font-size-asian="12pt" style:font-size-complex="12pt"/>
    </style:style>
    <style:style style:name="T50_14" style:family="text">
      <style:text-properties fo:background-color="#ffffff" fo:color="#0b0c0c" fo:font-size="12pt" style:font-size-asian="12pt" style:font-size-complex="12pt"/>
    </style:style>
    <style:style style:name="T50_15" style:family="text">
      <style:text-properties fo:background-color="#ffffff" fo:color="#0b0c0c" fo:font-size="12pt" style:font-size-asian="12pt" style:font-size-complex="12pt"/>
    </style:style>
    <style:style style:name="T50_16" style:family="text">
      <style:text-properties fo:background-color="#ffffff" fo:color="#0b0c0c" fo:font-size="12pt" style:font-size-asian="12pt" style:font-size-complex="12pt"/>
    </style:style>
    <style:style style:name="T50_17" style:family="text">
      <style:text-properties fo:background-color="#ffffff" fo:color="#0b0c0c" fo:font-size="12pt" style:font-size-asian="12pt" style:font-size-complex="12pt"/>
    </style:style>
    <style:style style:name="T50_18" style:family="text">
      <style:text-properties fo:background-color="#ffffff" fo:color="#0b0c0c" fo:font-size="12pt" style:font-size-asian="12pt" style:font-size-complex="12pt"/>
    </style:style>
    <style:style style:name="T50_19" style:family="text">
      <style:text-properties fo:background-color="#ffffff" fo:color="#0b0c0c" fo:font-size="12pt" style:font-size-asian="12pt" style:font-size-complex="12pt"/>
    </style:style>
    <style:style style:name="T50_20" style:family="text">
      <style:text-properties fo:background-color="#ffffff" fo:color="#0b0c0c" fo:font-size="12pt" style:font-size-asian="12pt" style:font-size-complex="12pt"/>
    </style:style>
    <style:style style:name="T50_21" style:family="text">
      <style:text-properties fo:background-color="#ffffff" fo:color="#0b0c0c" fo:font-size="12pt" style:font-size-asian="12pt" style:font-size-complex="12pt"/>
    </style:style>
    <style:style style:name="T50_22" style:family="text">
      <style:text-properties fo:background-color="#ffffff" fo:color="#0b0c0c" fo:font-size="12pt" style:font-size-asian="12pt" style:font-size-complex="12pt"/>
    </style:style>
    <style:style style:name="P51" style:family="paragraph" style:parent-style-name="Standard">
      <style:paragraph-properties fo:break-before="auto" fo:line-height="132%" fo:margin-top="0.282cm" style:writing-mode="lr-tb"/>
    </style:style>
    <style:style style:name="T51_1" style:family="text">
      <style:text-properties fo:background-color="#ffffff" fo:color="#0b0c0c"/>
    </style:style>
    <style:style style:name="T51_2" style:family="text">
      <style:text-properties fo:background-color="#ffffff" fo:color="#0b0c0c"/>
    </style:style>
    <style:style style:name="T51_3" style:family="text">
      <style:text-properties fo:background-color="#ffffff" fo:color="#0b0c0c"/>
    </style:style>
    <style:style style:name="P52" style:family="paragraph" style:parent-style-name="Standard">
      <style:paragraph-properties fo:break-before="auto" fo:line-height="132%" fo:margin-top="0.282cm" fo:margin-bottom="0.282cm" style:writing-mode="lr-tb"/>
    </style:style>
    <style:style style:name="T52_1" style:family="text">
      <style:text-properties fo:background-color="#ffffff" fo:color="#0b0c0c"/>
    </style:style>
    <style:style style:name="P53" style:family="paragraph" style:parent-style-name="Standard">
      <style:paragraph-properties fo:break-before="auto" fo:line-height="132%" fo:margin-top="0cm" style:writing-mode="lr-tb"/>
    </style:style>
    <style:style style:name="T53_1" style:family="text">
      <style:text-properties fo:background-color="#ffffff" fo:color="#0b0c0c" fo:font-size="12pt" style:font-size-asian="12pt" style:font-size-complex="12pt"/>
    </style:style>
    <style:style style:name="T53_2" style:family="text">
      <style:text-properties fo:background-color="#ffffff" fo:color="#0b0c0c" fo:font-size="12pt" style:font-size-asian="12pt" style:font-size-complex="12pt"/>
    </style:style>
    <style:style style:name="T53_3" style:family="text">
      <style:text-properties fo:background-color="#ffffff" fo:color="#0b0c0c" fo:font-size="12pt" style:font-size-asian="12pt" style:font-size-complex="12pt"/>
    </style:style>
    <style:style style:name="T53_4" style:family="text">
      <style:text-properties fo:background-color="#ffffff" fo:color="#0b0c0c" fo:font-size="12pt" style:font-size-asian="12pt" style:font-size-complex="12pt"/>
    </style:style>
    <style:style style:name="T53_5" style:family="text">
      <style:text-properties fo:background-color="#ffffff" fo:color="#0b0c0c" fo:font-size="12pt" style:font-size-asian="12pt" style:font-size-complex="12pt"/>
    </style:style>
    <style:style style:name="T53_6" style:family="text">
      <style:text-properties fo:background-color="#ffffff" fo:color="#0b0c0c" fo:font-size="12pt" style:font-size-asian="12pt" style:font-size-complex="12pt"/>
    </style:style>
    <style:style style:name="T53_7" style:family="text">
      <style:text-properties fo:background-color="#ffffff" fo:color="#0b0c0c" fo:font-size="12pt" style:font-size-asian="12pt" style:font-size-complex="12pt"/>
    </style:style>
    <style:style style:name="T53_8" style:family="text">
      <style:text-properties fo:background-color="#ffffff" fo:color="#0b0c0c" fo:font-size="12pt" style:font-size-asian="12pt" style:font-size-complex="12pt"/>
    </style:style>
    <style:style style:name="T53_9" style:family="text">
      <style:text-properties fo:background-color="#ffffff" fo:color="#0b0c0c" fo:font-size="12pt" style:font-size-asian="12pt" style:font-size-complex="12pt"/>
    </style:style>
    <style:style style:name="T53_10" style:family="text">
      <style:text-properties fo:background-color="#ffffff" fo:color="#0b0c0c" fo:font-size="12pt" style:font-size-asian="12pt" style:font-size-complex="12pt"/>
    </style:style>
    <style:style style:name="T53_11" style:family="text">
      <style:text-properties fo:background-color="#ffffff" fo:color="#0b0c0c" fo:font-size="12pt" style:font-size-asian="12pt" style:font-size-complex="12pt"/>
    </style:style>
    <style:style style:name="P54" style:family="paragraph" style:parent-style-name="Standard">
      <style:paragraph-properties fo:break-before="auto" fo:line-height="132%" fo:margin-top="0cm" fo:margin-bottom="0cm" style:writing-mode="lr-tb"/>
    </style:style>
    <style:style style:name="T54_1" style:family="text">
      <style:text-properties fo:background-color="#ffffff" fo:color="#0b0c0c" fo:font-size="12pt" style:font-size-asian="12pt" style:font-size-complex="12pt"/>
    </style:style>
    <style:style style:name="T54_2" style:family="text">
      <style:text-properties fo:background-color="#ffffff" fo:color="#0b0c0c" fo:font-size="12pt" style:font-size-asian="12pt" style:font-size-complex="12pt"/>
    </style:style>
    <style:style style:name="T54_3" style:family="text">
      <style:text-properties fo:background-color="#ffffff" fo:color="#0b0c0c" fo:font-size="12pt" style:font-size-asian="12pt" style:font-size-complex="12pt"/>
    </style:style>
    <style:style style:name="T54_4" style:family="text">
      <style:text-properties fo:background-color="#ffffff" fo:color="#0b0c0c" fo:font-size="12pt" style:font-size-asian="12pt" style:font-size-complex="12pt"/>
    </style:style>
    <style:style style:name="T54_5" style:family="text">
      <style:text-properties fo:background-color="#ffffff" fo:color="#0b0c0c" fo:font-size="12pt" style:font-size-asian="12pt" style:font-size-complex="12pt"/>
    </style:style>
    <style:style style:name="T54_6" style:family="text">
      <style:text-properties fo:background-color="#ffffff" fo:color="#0b0c0c" fo:font-size="12pt" style:font-size-asian="12pt" style:font-size-complex="12pt"/>
    </style:style>
    <style:style style:name="T54_7" style:family="text">
      <style:text-properties fo:background-color="#ffffff" fo:color="#0b0c0c" fo:font-size="12pt" style:font-size-asian="12pt" style:font-size-complex="12pt"/>
    </style:style>
    <style:style style:name="T54_8" style:family="text">
      <style:text-properties fo:background-color="#ffffff" fo:color="#0b0c0c" fo:font-size="12pt" style:font-size-asian="12pt" style:font-size-complex="12pt"/>
    </style:style>
    <style:style style:name="T54_9" style:family="text">
      <style:text-properties fo:background-color="#ffffff" fo:color="#0b0c0c" fo:font-size="12pt" style:font-size-asian="12pt" style:font-size-complex="12pt"/>
    </style:style>
    <style:style style:name="T54_10" style:family="text">
      <style:text-properties fo:background-color="#ffffff" fo:color="#0b0c0c" fo:font-size="12pt" style:font-size-asian="12pt" style:font-size-complex="12pt"/>
    </style:style>
    <style:style style:name="T54_11" style:family="text">
      <style:text-properties fo:background-color="#ffffff" fo:color="#0b0c0c" fo:font-size="12pt" style:font-size-asian="12pt" style:font-size-complex="12pt"/>
    </style:style>
    <style:style style:name="T54_12" style:family="text">
      <style:text-properties fo:background-color="#ffffff" fo:color="#0b0c0c" fo:font-size="12pt" style:font-size-asian="12pt" style:font-size-complex="12pt"/>
    </style:style>
    <style:style style:name="T54_13" style:family="text">
      <style:text-properties fo:background-color="#ffffff" fo:color="#0b0c0c" fo:font-size="12pt" style:font-size-asian="12pt" style:font-size-complex="12pt"/>
    </style:style>
    <style:style style:name="T54_14" style:family="text">
      <style:text-properties fo:background-color="#ffffff" fo:color="#0b0c0c" fo:font-size="12pt" style:font-size-asian="12pt" style:font-size-complex="12pt"/>
    </style:style>
    <style:style style:name="T54_15" style:family="text">
      <style:text-properties fo:background-color="#ffffff" fo:color="#0b0c0c" fo:font-size="12pt" style:font-size-asian="12pt" style:font-size-complex="12pt"/>
    </style:style>
    <style:style style:name="T54_16" style:family="text">
      <style:text-properties fo:background-color="#ffffff" fo:color="#0b0c0c" fo:font-size="12pt" style:font-size-asian="12pt" style:font-size-complex="12pt"/>
    </style:style>
    <style:style style:name="T54_17" style:family="text">
      <style:text-properties fo:background-color="#ffffff" fo:color="#0b0c0c" fo:font-size="12pt" style:font-size-asian="12pt" style:font-size-complex="12pt"/>
    </style:style>
    <style:style style:name="T54_18" style:family="text">
      <style:text-properties fo:background-color="#ffffff" fo:color="#0b0c0c" fo:font-size="12pt" style:font-size-asian="12pt" style:font-size-complex="12pt"/>
    </style:style>
    <style:style style:name="T54_19" style:family="text">
      <style:text-properties fo:background-color="#ffffff" fo:color="#0b0c0c" fo:font-size="12pt" style:font-size-asian="12pt" style:font-size-complex="12pt"/>
    </style:style>
    <style:style style:name="T54_20" style:family="text">
      <style:text-properties fo:background-color="#ffffff" fo:color="#0b0c0c" fo:font-size="12pt" style:font-size-asian="12pt" style:font-size-complex="12pt"/>
    </style:style>
    <style:style style:name="T54_21" style:family="text">
      <style:text-properties fo:background-color="#ffffff" fo:color="#0b0c0c" fo:font-size="12pt" style:font-size-asian="12pt" style:font-size-complex="12pt"/>
    </style:style>
    <style:style style:name="T54_22" style:family="text">
      <style:text-properties fo:background-color="#ffffff" fo:color="#0b0c0c" fo:font-size="12pt" style:font-size-asian="12pt" style:font-size-complex="12pt"/>
    </style:style>
    <style:style style:name="T54_23" style:family="text">
      <style:text-properties fo:background-color="#ffffff" fo:color="#0b0c0c" fo:font-size="12pt" style:font-size-asian="12pt" style:font-size-complex="12pt"/>
    </style:style>
    <style:style style:name="T54_24" style:family="text">
      <style:text-properties fo:background-color="#ffffff" fo:color="#0b0c0c" fo:font-size="12pt" style:font-size-asian="12pt" style:font-size-complex="12pt"/>
    </style:style>
    <style:style style:name="T54_25" style:family="text">
      <style:text-properties fo:background-color="#ffffff" fo:color="#0b0c0c" fo:font-size="12pt" style:font-size-asian="12pt" style:font-size-complex="12pt"/>
    </style:style>
    <style:style style:name="T54_26" style:family="text">
      <style:text-properties fo:background-color="#ffffff" fo:color="#0b0c0c" fo:font-size="12pt" style:font-size-asian="12pt" style:font-size-complex="12pt"/>
    </style:style>
    <style:style style:name="T54_27" style:family="text">
      <style:text-properties fo:background-color="#ffffff" fo:color="#0b0c0c" fo:font-size="12pt" style:font-size-asian="12pt" style:font-size-complex="12pt"/>
    </style:style>
    <style:style style:name="T54_28" style:family="text">
      <style:text-properties fo:background-color="#ffffff" fo:color="#0b0c0c" fo:font-size="12pt" style:font-size-asian="12pt" style:font-size-complex="12pt"/>
    </style:style>
    <style:style style:name="T54_29" style:family="text">
      <style:text-properties fo:background-color="#ffffff" fo:color="#0b0c0c" fo:font-size="12pt" style:font-size-asian="12pt" style:font-size-complex="12pt"/>
    </style:style>
    <style:style style:name="T54_30" style:family="text">
      <style:text-properties fo:background-color="#ffffff" fo:color="#0b0c0c" fo:font-size="12pt" style:font-size-asian="12pt" style:font-size-complex="12pt"/>
    </style:style>
    <style:style style:name="T54_31" style:family="text">
      <style:text-properties fo:background-color="#ffffff" fo:color="#0b0c0c" fo:font-size="12pt" style:font-size-asian="12pt" style:font-size-complex="12pt"/>
    </style:style>
    <style:style style:name="T54_32" style:family="text">
      <style:text-properties fo:background-color="#ffffff" fo:color="#0b0c0c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span text:style-name="T1_1">Digital</text:span><text:span text:style-name="T1_2"><text:s/></text:span><text:span text:style-name="T1_3">performance</text:span><text:span text:style-name="T1_4"><text:s/></text:span><text:span text:style-name="T1_5">analyst</text:span></text:h>
      <text:p text:style-name="P2"><text:span text:style-name="T2_1">Digital</text:span><text:span text:style-name="T2_2"><text:s/></text:span><text:span text:style-name="T2_3">Performance</text:span><text:span text:style-name="T2_4"><text:s/></text:span><text:span text:style-name="T2_5">Analysts</text:span><text:span text:style-name="T2_6"><text:s/></text:span><text:span text:style-name="T2_7">sit</text:span><text:span text:style-name="T2_8"><text:s/></text:span><text:span text:style-name="T2_9">at</text:span><text:span text:style-name="T2_10"><text:s/></text:span><text:span text:style-name="T2_11">the</text:span><text:span text:style-name="T2_12"><text:s/></text:span><text:span text:style-name="T2_13">heart</text:span><text:span text:style-name="T2_14"><text:s/></text:span><text:span text:style-name="T2_15">of</text:span><text:span text:style-name="T2_16"><text:s/></text:span><text:span text:style-name="T2_17"><text:a xlink:type="simple" xlink:href="https://www.gov.uk/service-manual/the-team"><text:span text:style-name="T2_18">a</text:span></text:a></text:span><text:span text:style-name="T2_19"><text:a xlink:type="simple" xlink:href="https://www.gov.uk/service-manual/the-team"><text:span text:style-name="T2_20"><text:s/></text:span></text:a></text:span><text:span text:style-name="T2_21"><text:a xlink:type="simple" xlink:href="https://www.gov.uk/service-manual/the-team"><text:span text:style-name="T2_22">team</text:span></text:a></text:span><text:span text:style-name="T2_23">,<text:s/></text:span><text:span text:style-name="T2_24">working</text:span><text:span text:style-name="T2_25"><text:s/></text:span><text:span text:style-name="T2_26">to</text:span><text:span text:style-name="T2_27"><text:s/></text:span><text:span text:style-name="T2_28">specify</text:span><text:span text:style-name="T2_29">,<text:s/></text:span><text:span text:style-name="T2_30">collect</text:span><text:span text:style-name="T2_31"><text:s/></text:span><text:span text:style-name="T2_32">and</text:span><text:span text:style-name="T2_33"><text:s/></text:span><text:span text:style-name="T2_34">present</text:span><text:span text:style-name="T2_35"><text:s/></text:span><text:span text:style-name="T2_36">the</text:span><text:span text:style-name="T2_37"><text:s/></text:span><text:span text:style-name="T2_38">key</text:span><text:span text:style-name="T2_39"><text:s/></text:span><text:span text:style-name="T2_40">performance</text:span><text:span text:style-name="T2_41"><text:s/></text:span><text:span text:style-name="T2_42">data</text:span><text:span text:style-name="T2_43"><text:s/></text:span><text:span text:style-name="T2_44">and</text:span><text:span text:style-name="T2_45"><text:s/></text:span><text:span text:style-name="T2_46">analysis</text:span><text:span text:style-name="T2_47"><text:s/></text:span><text:span text:style-name="T2_48">for</text:span><text:span text:style-name="T2_49"><text:s/></text:span><text:span text:style-name="T2_50">their</text:span><text:span text:style-name="T2_51"><text:s/></text:span><text:span text:style-name="T2_52">service</text:span><text:span text:style-name="T2_53">.<text:s/></text:span><text:span text:style-name="T2_54">The</text:span><text:span text:style-name="T2_55"><text:s/></text:span><text:span text:style-name="T2_56">post</text:span><text:span text:style-name="T2_57"><text:s/></text:span><text:span text:style-name="T2_58">holder</text:span><text:span text:style-name="T2_59"><text:s/></text:span><text:span text:style-name="T2_60">will</text:span><text:span text:style-name="T2_61"><text:s/></text:span><text:span text:style-name="T2_62">be</text:span><text:span text:style-name="T2_63"><text:s/></text:span><text:span text:style-name="T2_64">part</text:span><text:span text:style-name="T2_65"><text:s/></text:span><text:span text:style-name="T2_66">of</text:span><text:span text:style-name="T2_67"><text:s/></text:span><text:span text:style-name="T2_68">a</text:span><text:span text:style-name="T2_69"><text:s/></text:span><text:span text:style-name="T2_70">revolution</text:span><text:span text:style-name="T2_71"><text:s/></text:span><text:span text:style-name="T2_72">in</text:span><text:span text:style-name="T2_73"><text:s/></text:span><text:span text:style-name="T2_74">the</text:span><text:span text:style-name="T2_75"><text:s/></text:span><text:span text:style-name="T2_76">way</text:span><text:span text:style-name="T2_77"><text:s/></text:span><text:span text:style-name="T2_78">in</text:span><text:span text:style-name="T2_79"><text:s/></text:span><text:span text:style-name="T2_80">which</text:span><text:span text:style-name="T2_81"><text:s/></text:span><text:span text:style-name="T2_82">government</text:span><text:span text:style-name="T2_83"><text:s/></text:span><text:span text:style-name="T2_84">continuously</text:span><text:span text:style-name="T2_85"><text:s/></text:span><text:span text:style-name="T2_86">measures</text:span><text:span text:style-name="T2_87">,<text:s/></text:span><text:span text:style-name="T2_88">assesses</text:span><text:span text:style-name="T2_89">,<text:s/></text:span><text:span text:style-name="T2_90">and</text:span><text:span text:style-name="T2_91"><text:s/></text:span><text:span text:style-name="T2_92">improves</text:span><text:span text:style-name="T2_93"><text:s/></text:span><text:span text:style-name="T2_94">performance</text:span><text:span text:style-name="T2_95"><text:s/></text:span><text:span text:style-name="T2_96">in</text:span><text:span text:style-name="T2_97"><text:s/></text:span><text:span text:style-name="T2_98">transacting</text:span><text:span text:style-name="T2_99"><text:s/></text:span><text:span text:style-name="T2_100">with</text:span><text:span text:style-name="T2_101"><text:s/></text:span><text:span text:style-name="T2_102">the</text:span><text:span text:style-name="T2_103"><text:s/></text:span><text:span text:style-name="T2_104">public</text:span><text:span text:style-name="T2_105">.</text:span></text:p>
      <text:p text:style-name="P3"><text:span text:style-name="T3_1">They</text:span><text:span text:style-name="T3_2"><text:s/></text:span><text:span text:style-name="T3_3">support</text:span><text:span text:style-name="T3_4"><text:s/></text:span><text:span text:style-name="T3_5">service</text:span><text:span text:style-name="T3_6"><text:s/></text:span><text:span text:style-name="T3_7">managers</text:span><text:span text:style-name="T3_8"><text:s/></text:span><text:span text:style-name="T3_9">by</text:span><text:span text:style-name="T3_10"><text:s/></text:span><text:span text:style-name="T3_11">generating</text:span><text:span text:style-name="T3_12"><text:s/></text:span><text:span text:style-name="T3_13">new</text:span><text:span text:style-name="T3_14"><text:s/></text:span><text:span text:style-name="T3_15">and</text:span><text:span text:style-name="T3_16"><text:s/></text:span><text:span text:style-name="T3_17">useful</text:span><text:span text:style-name="T3_18"><text:s/></text:span><text:span text:style-name="T3_19">information</text:span><text:span text:style-name="T3_20"><text:s/></text:span><text:span text:style-name="T3_21">and</text:span><text:span text:style-name="T3_22"><text:s/></text:span><text:span text:style-name="T3_23">translating</text:span><text:span text:style-name="T3_24"><text:s/></text:span><text:span text:style-name="T3_25">it</text:span><text:span text:style-name="T3_26"><text:s/></text:span><text:span text:style-name="T3_27">into</text:span><text:span text:style-name="T3_28"><text:s/></text:span><text:span text:style-name="T3_29">actions</text:span><text:span text:style-name="T3_30"><text:s/></text:span><text:span text:style-name="T3_31">that</text:span><text:span text:style-name="T3_32"><text:s/></text:span><text:span text:style-name="T3_33">will</text:span><text:span text:style-name="T3_34"><text:s/></text:span><text:span text:style-name="T3_35">allow</text:span><text:span text:style-name="T3_36"><text:s/></text:span><text:span text:style-name="T3_37">them</text:span><text:span text:style-name="T3_38"><text:s/></text:span><text:span text:style-name="T3_39">to</text:span><text:span text:style-name="T3_40"><text:s/></text:span><text:span text:style-name="T3_41">iteratively</text:span><text:span text:style-name="T3_42"><text:s/></text:span><text:span text:style-name="T3_43">improve</text:span><text:span text:style-name="T3_44"><text:s/></text:span><text:span text:style-name="T3_45">their</text:span><text:span text:style-name="T3_46"><text:s/></text:span><text:span text:style-name="T3_47">service</text:span><text:span text:style-name="T3_48"><text:s/></text:span><text:span text:style-name="T3_49">for</text:span><text:span text:style-name="T3_50"><text:s/></text:span><text:span text:style-name="T3_51">users</text:span><text:span text:style-name="T3_52">.</text:span></text:p>
      <text:p text:style-name="P4"><text:span text:style-name="T4_1">You</text:span><text:span text:style-name="T4_2"><text:s/></text:span><text:span text:style-name="T4_3">will</text:span><text:span text:style-name="T4_4"><text:s/></text:span><text:span text:style-name="T4_5">have</text:span><text:span text:style-name="T4_6"><text:s/></text:span><text:span text:style-name="T4_7">excellent</text:span><text:span text:style-name="T4_8"><text:s/></text:span><text:span text:style-name="T4_9">analytical</text:span><text:span text:style-name="T4_10"><text:s/></text:span><text:span text:style-name="T4_11">and</text:span><text:span text:style-name="T4_12"><text:s/></text:span><text:span text:style-name="T4_13">problem</text:span><text:span text:style-name="T4_14"><text:s/></text:span><text:span text:style-name="T4_15">solving</text:span><text:span text:style-name="T4_16"><text:s/></text:span><text:span text:style-name="T4_17">skills</text:span><text:span text:style-name="T4_18"><text:s/></text:span><text:span text:style-name="T4_19">will</text:span><text:span text:style-name="T4_20"><text:s/></text:span><text:span text:style-name="T4_21">enable</text:span><text:span text:style-name="T4_22"><text:s/></text:span><text:span text:style-name="T4_23">you</text:span><text:span text:style-name="T4_24"><text:s/></text:span><text:span text:style-name="T4_25">to</text:span><text:span text:style-name="T4_26"><text:s/></text:span><text:span text:style-name="T4_27">quickly</text:span><text:span text:style-name="T4_28"><text:s/></text:span><text:span text:style-name="T4_29">develop</text:span><text:span text:style-name="T4_30"><text:s/></text:span><text:span text:style-name="T4_31">recommendations</text:span><text:span text:style-name="T4_32"><text:s/></text:span><text:span text:style-name="T4_33">based</text:span><text:span text:style-name="T4_34"><text:s/></text:span><text:span text:style-name="T4_35">on</text:span><text:span text:style-name="T4_36"><text:s/></text:span><text:span text:style-name="T4_37">the</text:span><text:span text:style-name="T4_38"><text:s/></text:span><text:span text:style-name="T4_39">quantitative</text:span><text:span text:style-name="T4_40"><text:s/></text:span><text:span text:style-name="T4_41">and</text:span><text:span text:style-name="T4_42"><text:s/></text:span><text:span text:style-name="T4_43">qualitative</text:span><text:span text:style-name="T4_44"><text:s/></text:span><text:span text:style-name="T4_45">evidence</text:span><text:span text:style-name="T4_46"><text:s/></text:span><text:span text:style-name="T4_47">gathered</text:span><text:span text:style-name="T4_48"><text:s/></text:span><text:span text:style-name="T4_49">via</text:span><text:span text:style-name="T4_50"><text:s/></text:span><text:span text:style-name="T4_51"><text:a xlink:type="simple" xlink:href="https://www.gov.uk/service-manual/making-software/analytics-tools.html"><text:span text:style-name="T4_52">web</text:span></text:a></text:span><text:span text:style-name="T4_53"><text:a xlink:type="simple" xlink:href="https://www.gov.uk/service-manual/making-software/analytics-tools.html"><text:span text:style-name="T4_54"><text:s/></text:span></text:a></text:span><text:span text:style-name="T4_55"><text:a xlink:type="simple" xlink:href="https://www.gov.uk/service-manual/making-software/analytics-tools.html"><text:span text:style-name="T4_56">analytics</text:span></text:a></text:span><text:span text:style-name="T4_57">,<text:s/></text:span><text:span text:style-name="T4_58"><text:a xlink:type="simple" xlink:href="https://www.gov.uk/service-manual/measurement/cost-per-transaction.html"><text:span text:style-name="T4_59">financial</text:span></text:a></text:span><text:span text:style-name="T4_60"><text:a xlink:type="simple" xlink:href="https://www.gov.uk/service-manual/measurement/cost-per-transaction.html"><text:span text:style-name="T4_61"><text:s/></text:span></text:a></text:span><text:span text:style-name="T4_62"><text:a xlink:type="simple" xlink:href="https://www.gov.uk/service-manual/measurement/cost-per-transaction.html"><text:span text:style-name="T4_63">data</text:span></text:a></text:span><text:span text:style-name="T4_64"><text:s/></text:span><text:span text:style-name="T4_65">and</text:span><text:span text:style-name="T4_66"><text:s/></text:span><text:span text:style-name="T4_67"><text:a xlink:type="simple" xlink:href="https://www.gov.uk/service-manual/operations/helpdesk.html"><text:span text:style-name="T4_68">user</text:span></text:a></text:span><text:span text:style-name="T4_69"><text:a xlink:type="simple" xlink:href="https://www.gov.uk/service-manual/operations/helpdesk.html"><text:span text:style-name="T4_70"><text:s/></text:span></text:a></text:span><text:span text:style-name="T4_71"><text:a xlink:type="simple" xlink:href="https://www.gov.uk/service-manual/operations/helpdesk.html"><text:span text:style-name="T4_72">feedback</text:span></text:a></text:span><text:span text:style-name="T4_73">.</text:span></text:p>
      <text:p text:style-name="P5"><text:span text:style-name="T5_1">You</text:span><text:span text:style-name="T5_2"><text:s/></text:span><text:span text:style-name="T5_3">will</text:span><text:span text:style-name="T5_4"><text:s/></text:span><text:span text:style-name="T5_5">need</text:span><text:span text:style-name="T5_6"><text:s/></text:span><text:span text:style-name="T5_7">to</text:span><text:span text:style-name="T5_8"><text:s/></text:span><text:span text:style-name="T5_9">be</text:span><text:span text:style-name="T5_10"><text:s/></text:span><text:span text:style-name="T5_11">confident</text:span><text:span text:style-name="T5_12"><text:s/></text:span><text:span text:style-name="T5_13">in</text:span><text:span text:style-name="T5_14"><text:s/></text:span><text:span text:style-name="T5_15">explaining</text:span><text:span text:style-name="T5_16"><text:s/></text:span><text:span text:style-name="T5_17">technical</text:span><text:span text:style-name="T5_18"><text:s/></text:span><text:span text:style-name="T5_19">concepts</text:span><text:span text:style-name="T5_20"><text:s/></text:span><text:span text:style-name="T5_21">to</text:span><text:span text:style-name="T5_22"><text:s/></text:span><text:span text:style-name="T5_23">senior</text:span><text:span text:style-name="T5_24"><text:s/></text:span><text:span text:style-name="T5_25">civil</text:span><text:span text:style-name="T5_26"><text:s/></text:span><text:span text:style-name="T5_27">servants</text:span><text:span text:style-name="T5_28"><text:s/></text:span><text:span text:style-name="T5_29">with</text:span><text:span text:style-name="T5_30"><text:s/></text:span><text:span text:style-name="T5_31">limited</text:span><text:span text:style-name="T5_32"><text:s/></text:span><text:span text:style-name="T5_33">technological</text:span><text:span text:style-name="T5_34"><text:s/></text:span><text:span text:style-name="T5_35">background</text:span><text:span text:style-name="T5_36">.<text:s/></text:span><text:span text:style-name="T5_37">You</text:span><text:span text:style-name="T5_38"><text:s/></text:span><text:span text:style-name="T5_39">will</text:span><text:span text:style-name="T5_40"><text:s/></text:span><text:span text:style-name="T5_41">be</text:span><text:span text:style-name="T5_42"><text:s/></text:span><text:span text:style-name="T5_43">comfortable</text:span><text:span text:style-name="T5_44"><text:s/></text:span><text:span text:style-name="T5_45">working</text:span><text:span text:style-name="T5_46"><text:s/></text:span><text:span text:style-name="T5_47">with</text:span><text:span text:style-name="T5_48"><text:s/></text:span><text:span text:style-name="T5_49">data</text:span><text:span text:style-name="T5_50">,<text:s/></text:span><text:span text:style-name="T5_51">from</text:span><text:span text:style-name="T5_52"><text:s/></text:span><text:span text:style-name="T5_53">gathering</text:span><text:span text:style-name="T5_54"><text:s/></text:span><text:span text:style-name="T5_55">and</text:span><text:span text:style-name="T5_56"><text:s/></text:span><text:span text:style-name="T5_57">analysis</text:span><text:span text:style-name="T5_58"><text:s/></text:span><text:span text:style-name="T5_59">through</text:span><text:span text:style-name="T5_60"><text:s/></text:span><text:span text:style-name="T5_61">to</text:span><text:span text:style-name="T5_62"><text:s/></text:span><text:span text:style-name="T5_63">design</text:span><text:span text:style-name="T5_64"><text:s/></text:span><text:span text:style-name="T5_65">and</text:span><text:span text:style-name="T5_66"><text:s/></text:span><text:span text:style-name="T5_67">presentation</text:span><text:span text:style-name="T5_68">.<text:s/></text:span><text:span text:style-name="T5_69">Commercial</text:span><text:span text:style-name="T5_70"><text:s/></text:span><text:span text:style-name="T5_71">experience</text:span><text:span text:style-name="T5_72"><text:s/></text:span><text:span text:style-name="T5_73">of</text:span><text:span text:style-name="T5_74"><text:s/></text:span><text:span text:style-name="T5_75">performance</text:span><text:span text:style-name="T5_76"><text:s/></text:span><text:span text:style-name="T5_77">management</text:span><text:span text:style-name="T5_78"><text:s/></text:span><text:span text:style-name="T5_79">is</text:span><text:span text:style-name="T5_80"><text:s/></text:span><text:span text:style-name="T5_81">an</text:span><text:span text:style-name="T5_82"><text:s/></text:span><text:span text:style-name="T5_83">advantage</text:span><text:span text:style-name="T5_84">.</text:span></text:p>
      <text:p text:style-name="P6"><text:span text:style-name="T6_1">The</text:span><text:span text:style-name="T6_2"><text:s/></text:span><text:span text:style-name="T6_3">main</text:span><text:span text:style-name="T6_4"><text:s/></text:span><text:span text:style-name="T6_5">responsibilities</text:span><text:span text:style-name="T6_6"><text:s/></text:span><text:span text:style-name="T6_7">of</text:span><text:span text:style-name="T6_8"><text:s/></text:span><text:span text:style-name="T6_9">the</text:span><text:span text:style-name="T6_10"><text:s/></text:span><text:span text:style-name="T6_11">post</text:span><text:span text:style-name="T6_12"><text:s/></text:span><text:span text:style-name="T6_13">are</text:span><text:span text:style-name="T6_14"><text:s/></text:span><text:span text:style-name="T6_15">to</text:span><text:span text:style-name="T6_16">:</text:span></text:p>
      <text:list text:style-name="LS1" xml:id="list0">
        <text:list-item>
          <text:p text:style-name="P7"><text:span text:style-name="T7_1">support</text:span><text:span text:style-name="T7_2"><text:s/></text:span><text:span text:style-name="T7_3">the</text:span><text:span text:style-name="T7_4"><text:s/></text:span><text:span text:style-name="T7_5"><text:a xlink:type="simple" xlink:href="https://www.gov.uk/service-manual/the-team/service-manager.html"><text:span text:style-name="T7_6">service</text:span></text:a></text:span><text:span text:style-name="T7_7"><text:a xlink:type="simple" xlink:href="https://www.gov.uk/service-manual/the-team/service-manager.html"><text:span text:style-name="T7_8"><text:s/></text:span></text:a></text:span><text:span text:style-name="T7_9"><text:a xlink:type="simple" xlink:href="https://www.gov.uk/service-manual/the-team/service-manager.html"><text:span text:style-name="T7_10">manager</text:span></text:a></text:span><text:span text:style-name="T7_11"><text:s/></text:span><text:span text:style-name="T7_12">in</text:span><text:span text:style-name="T7_13"><text:s/></text:span><text:span text:style-name="T7_14">ensuring</text:span><text:span text:style-name="T7_15"><text:s/></text:span><text:span text:style-name="T7_16">that</text:span><text:span text:style-name="T7_17"><text:s/></text:span><text:span text:style-name="T7_18">their</text:span><text:span text:style-name="T7_19"><text:s/></text:span><text:span text:style-name="T7_20">service</text:span><text:span text:style-name="T7_21"><text:s/></text:span><text:span text:style-name="T7_22">meets</text:span><text:span text:style-name="T7_23"><text:s/></text:span><text:span text:style-name="T7_24">the</text:span><text:span text:style-name="T7_25"><text:s/></text:span><text:span text:style-name="T7_26">performance</text:span><text:span text:style-name="T7_27"><text:s/></text:span><text:span text:style-name="T7_28">requirements</text:span><text:span text:style-name="T7_29"><text:s/></text:span><text:span text:style-name="T7_30">set</text:span><text:span text:style-name="T7_31"><text:s/></text:span><text:span text:style-name="T7_32">out</text:span><text:span text:style-name="T7_33"><text:s/></text:span><text:span text:style-name="T7_34">in</text:span><text:span text:style-name="T7_35"><text:s/></text:span><text:span text:style-name="T7_36">the</text:span><text:span text:style-name="T7_37"><text:s/></text:span><text:span text:style-name="T7_38"><text:a xlink:type="simple" xlink:href="https://www.gov.uk/service-manual/digital-by-default"><text:span text:style-name="T7_39">Digital</text:span></text:a></text:span><text:span text:style-name="T7_40"><text:a xlink:type="simple" xlink:href="https://www.gov.uk/service-manual/digital-by-default"><text:span text:style-name="T7_41"><text:s/></text:span></text:a></text:span><text:span text:style-name="T7_42"><text:a xlink:type="simple" xlink:href="https://www.gov.uk/service-manual/digital-by-default"><text:span text:style-name="T7_43">by</text:span></text:a></text:span><text:span text:style-name="T7_44"><text:a xlink:type="simple" xlink:href="https://www.gov.uk/service-manual/digital-by-default"><text:span text:style-name="T7_45"><text:s/></text:span></text:a></text:span><text:span text:style-name="T7_46"><text:a xlink:type="simple" xlink:href="https://www.gov.uk/service-manual/digital-by-default"><text:span text:style-name="T7_47">Default</text:span></text:a></text:span><text:span text:style-name="T7_48"><text:a xlink:type="simple" xlink:href="https://www.gov.uk/service-manual/digital-by-default"><text:span text:style-name="T7_49"><text:s/></text:span></text:a></text:span><text:span text:style-name="T7_50"><text:a xlink:type="simple" xlink:href="https://www.gov.uk/service-manual/digital-by-default"><text:span text:style-name="T7_51">Service</text:span></text:a></text:span><text:span text:style-name="T7_52"><text:a xlink:type="simple" xlink:href="https://www.gov.uk/service-manual/digital-by-default"><text:span text:style-name="T7_53"><text:s/></text:span></text:a></text:span><text:span text:style-name="T7_54"><text:a xlink:type="simple" xlink:href="https://www.gov.uk/service-manual/digital-by-default"><text:span text:style-name="T7_55">Standard</text:span></text:a></text:span></text:p>
        </text:list-item>
        <text:list-item>
          <text:p text:style-name="P8"><text:span text:style-name="T8_1">communicate</text:span><text:span text:style-name="T8_2"><text:s/></text:span><text:span text:style-name="T8_3">service</text:span><text:span text:style-name="T8_4"><text:s/></text:span><text:span text:style-name="T8_5">performance</text:span><text:span text:style-name="T8_6"><text:s/></text:span><text:span text:style-name="T8_7">against</text:span><text:span text:style-name="T8_8"><text:s/></text:span><text:span text:style-name="T8_9">key</text:span><text:span text:style-name="T8_10"><text:s/></text:span><text:span text:style-name="T8_11">indicators</text:span><text:span text:style-name="T8_12"><text:s/></text:span><text:span text:style-name="T8_13">to</text:span><text:span text:style-name="T8_14"><text:s/></text:span><text:span text:style-name="T8_15">the</text:span><text:span text:style-name="T8_16"><text:s/></text:span><text:span text:style-name="T8_17">Cabinet</text:span><text:span text:style-name="T8_18"><text:s/></text:span><text:span text:style-name="T8_19">Office</text:span><text:span text:style-name="T8_20"><text:s/></text:span><text:span text:style-name="T8_21">and</text:span><text:span text:style-name="T8_22"><text:s/></text:span><text:span text:style-name="T8_23">other</text:span><text:span text:style-name="T8_24"><text:s/></text:span><text:span text:style-name="T8_25">senior</text:span><text:span text:style-name="T8_26"><text:s/></text:span><text:span text:style-name="T8_27">stakeholders</text:span><text:span text:style-name="T8_28"><text:s/></text:span><text:span text:style-name="T8_29">within</text:span><text:span text:style-name="T8_30"><text:s/></text:span><text:span text:style-name="T8_31">the</text:span><text:span text:style-name="T8_32"><text:s/></text:span><text:span text:style-name="T8_33">department</text:span></text:p>
        </text:list-item>
        <text:list-item>
          <text:p text:style-name="P9"><text:span text:style-name="T9_1">ensure</text:span><text:span text:style-name="T9_2"><text:s/></text:span><text:span text:style-name="T9_3">high</text:span><text:span text:style-name="T9_4"><text:s/></text:span><text:span text:style-name="T9_5">quality</text:span><text:span text:style-name="T9_6"><text:s/></text:span><text:span text:style-name="T9_7">analysis</text:span><text:span text:style-name="T9_8"><text:s/></text:span><text:span text:style-name="T9_9">of</text:span><text:span text:style-name="T9_10"><text:s/></text:span><text:span text:style-name="T9_11">departmental</text:span><text:span text:style-name="T9_12"><text:s/></text:span><text:span text:style-name="T9_13"><text:a xlink:type="simple" xlink:href="https://www.gov.uk/service-manual/measurement/cost-per-transaction.html"><text:span text:style-name="T9_14">transaction</text:span></text:a></text:span><text:span text:style-name="T9_15"><text:a xlink:type="simple" xlink:href="https://www.gov.uk/service-manual/measurement/cost-per-transaction.html"><text:span text:style-name="T9_16"><text:s/></text:span></text:a></text:span><text:span text:style-name="T9_17"><text:a xlink:type="simple" xlink:href="https://www.gov.uk/service-manual/measurement/cost-per-transaction.html"><text:span text:style-name="T9_18">data</text:span></text:a></text:span></text:p>
        </text:list-item>
        <text:list-item>
          <text:p text:style-name="P10"><text:span text:style-name="T10_1">support</text:span><text:span text:style-name="T10_2"><text:s/></text:span><text:span text:style-name="T10_3">the</text:span><text:span text:style-name="T10_4"><text:s/></text:span><text:span text:style-name="T10_5">procurement</text:span><text:span text:style-name="T10_6"><text:s/></text:span><text:span text:style-name="T10_7">of</text:span><text:span text:style-name="T10_8"><text:s/></text:span><text:span text:style-name="T10_9">the</text:span><text:span text:style-name="T10_10"><text:s/></text:span><text:span text:style-name="T10_11"><text:a xlink:type="simple" xlink:href="https://www.gov.uk/service-manual/making-software/analytics-tools.html"><text:span text:style-name="T10_12">necessary</text:span></text:a></text:span><text:span text:style-name="T10_13"><text:a xlink:type="simple" xlink:href="https://www.gov.uk/service-manual/making-software/analytics-tools.html"><text:span text:style-name="T10_14"><text:s/></text:span></text:a></text:span><text:span text:style-name="T10_15"><text:a xlink:type="simple" xlink:href="https://www.gov.uk/service-manual/making-software/analytics-tools.html"><text:span text:style-name="T10_16">digital</text:span></text:a></text:span><text:span text:style-name="T10_17"><text:a xlink:type="simple" xlink:href="https://www.gov.uk/service-manual/making-software/analytics-tools.html"><text:span text:style-name="T10_18"><text:s/></text:span></text:a></text:span><text:span text:style-name="T10_19"><text:a xlink:type="simple" xlink:href="https://www.gov.uk/service-manual/making-software/analytics-tools.html"><text:span text:style-name="T10_20">platforms</text:span></text:a></text:span><text:span text:style-name="T10_21"><text:s/></text:span><text:span text:style-name="T10_22">to</text:span><text:span text:style-name="T10_23"><text:s/></text:span><text:span text:style-name="T10_24">support</text:span><text:span text:style-name="T10_25"><text:s/></text:span><text:span text:style-name="T10_26">automated</text:span><text:span text:style-name="T10_27"><text:s/></text:span><text:span text:style-name="T10_28">and</text:span><text:span text:style-name="T10_29"><text:s/></text:span><text:span text:style-name="T10_30">real</text:span><text:span text:style-name="T10_31">-</text:span><text:span text:style-name="T10_32">time</text:span><text:span text:style-name="T10_33"><text:s/></text:span><text:span text:style-name="T10_34">collection</text:span><text:span text:style-name="T10_35"><text:s/></text:span><text:span text:style-name="T10_36">and</text:span><text:span text:style-name="T10_37"><text:s/></text:span><text:span text:style-name="T10_38">presentation</text:span><text:span text:style-name="T10_39"><text:s/></text:span><text:span text:style-name="T10_40">of</text:span><text:span text:style-name="T10_41"><text:s/></text:span><text:span text:style-name="T10_42">data</text:span></text:p>
        </text:list-item>
        <text:list-item>
          <text:p text:style-name="P11"><text:span text:style-name="T11_1">share</text:span><text:span text:style-name="T11_2"><text:s/></text:span><text:span text:style-name="T11_3">examples</text:span><text:span text:style-name="T11_4"><text:s/></text:span><text:span text:style-name="T11_5">of</text:span><text:span text:style-name="T11_6"><text:s/></text:span><text:span text:style-name="T11_7">best</text:span><text:span text:style-name="T11_8"><text:s/></text:span><text:span text:style-name="T11_9">practice</text:span><text:span text:style-name="T11_10"><text:s/></text:span><text:span text:style-name="T11_11">in</text:span><text:span text:style-name="T11_12"><text:s/></text:span><text:span text:style-name="T11_13">digital</text:span><text:span text:style-name="T11_14"><text:s/></text:span><text:span text:style-name="T11_15">performance</text:span><text:span text:style-name="T11_16"><text:s/></text:span><text:span text:style-name="T11_17">management</text:span><text:span text:style-name="T11_18"><text:s/></text:span><text:span text:style-name="T11_19">across</text:span><text:span text:style-name="T11_20"><text:s/></text:span><text:span text:style-name="T11_21">government</text:span><text:span text:style-name="T11_22">,<text:s/></text:span><text:span text:style-name="T11_23">contributing</text:span><text:span text:style-name="T11_24"><text:s/></text:span><text:span text:style-name="T11_25">to</text:span><text:span text:style-name="T11_26"><text:s/></text:span><text:span text:style-name="T11_27">the</text:span><text:span text:style-name="T11_28"><text:s/></text:span><text:span text:style-name="T11_29"><text:a xlink:type="simple" xlink:href="https://www.gov.uk/service-manual"><text:span text:style-name="T11_30">Government</text:span></text:a></text:span><text:span text:style-name="T11_31"><text:a xlink:type="simple" xlink:href="https://www.gov.uk/service-manual"><text:span text:style-name="T11_32"><text:s/></text:span></text:a></text:span><text:span text:style-name="T11_33"><text:a xlink:type="simple" xlink:href="https://www.gov.uk/service-manual"><text:span text:style-name="T11_34">Service</text:span></text:a></text:span><text:span text:style-name="T11_35"><text:a xlink:type="simple" xlink:href="https://www.gov.uk/service-manual"><text:span text:style-name="T11_36"><text:s/></text:span></text:a></text:span><text:span text:style-name="T11_37"><text:a xlink:type="simple" xlink:href="https://www.gov.uk/service-manual"><text:span text:style-name="T11_38">Design</text:span></text:a></text:span><text:span text:style-name="T11_39"><text:a xlink:type="simple" xlink:href="https://www.gov.uk/service-manual"><text:span text:style-name="T11_40"><text:s/></text:span></text:a></text:span><text:span text:style-name="T11_41"><text:a xlink:type="simple" xlink:href="https://www.gov.uk/service-manual"><text:span text:style-name="T11_42">Manual</text:span></text:a></text:span></text:p>
        </text:list-item>
        <text:list-item>
          <text:p text:style-name="P12"><text:span text:style-name="T12_1">identify</text:span><text:span text:style-name="T12_2"><text:s/></text:span><text:span text:style-name="T12_3">delivery</text:span><text:span text:style-name="T12_4"><text:s/></text:span><text:span text:style-name="T12_5">obstacles</text:span><text:span text:style-name="T12_6"><text:s/></text:span><text:span text:style-name="T12_7">to</text:span><text:span text:style-name="T12_8"><text:s/></text:span><text:span text:style-name="T12_9">improving</text:span><text:span text:style-name="T12_10"><text:s/></text:span><text:span text:style-name="T12_11">transactional</text:span><text:span text:style-name="T12_12"><text:s/></text:span><text:span text:style-name="T12_13">performance</text:span><text:span text:style-name="T12_14"><text:s/></text:span><text:span text:style-name="T12_15">within</text:span><text:span text:style-name="T12_16"><text:s/></text:span><text:span text:style-name="T12_17">departments</text:span><text:span text:style-name="T12_18"><text:s/></text:span><text:span text:style-name="T12_19">and</text:span><text:span text:style-name="T12_20"><text:s/></text:span><text:span text:style-name="T12_21">working</text:span><text:span text:style-name="T12_22"><text:s/></text:span><text:span text:style-name="T12_23">with</text:span><text:span text:style-name="T12_24"><text:s/></text:span><text:span text:style-name="T12_25">teams</text:span><text:span text:style-name="T12_26"><text:s/></text:span><text:span text:style-name="T12_27">to</text:span><text:span text:style-name="T12_28"><text:s/></text:span><text:span text:style-name="T12_29">overcome</text:span><text:span text:style-name="T12_30"><text:s/></text:span><text:span text:style-name="T12_31">those</text:span><text:span text:style-name="T12_32"><text:s/></text:span><text:span text:style-name="T12_33">obstacles</text:span><text:span text:style-name="T12_34">.</text:span></text:p>
        </text:list-item>
      </text:list>
      <text:h text:style-name="P13" text:outline-level="10"><text:span text:style-name="T13_1">Personal</text:span><text:span text:style-name="T13_2"><text:s/></text:span><text:span text:style-name="T13_3">Specification</text:span><text:span text:style-name="T13_4"><text:s/>-<text:s/></text:span><text:span text:style-name="T13_5">Competencies</text:span><text:span text:style-name="T13_6"><text:s/>/<text:s/></text:span><text:span text:style-name="T13_7">Skills</text:span></text:h>
      <text:p text:style-name="P14"><text:span text:style-name="T14_1">SEEING</text:span><text:span text:style-name="T14_2"><text:s/></text:span><text:span text:style-name="T14_3">THE</text:span><text:span text:style-name="T14_4"><text:s/></text:span><text:span text:style-name="T14_5">BIG</text:span><text:span text:style-name="T14_6"><text:s/></text:span><text:span text:style-name="T14_7">PICTURE</text:span></text:p>
      <text:p text:style-name="P15"><text:span text:style-name="T15_1">Essential</text:span></text:p>
      <text:list text:style-name="LS2" xml:id="list6">
        <text:list-item>
          <text:p text:style-name="P16"><text:span text:style-name="T16_1">Building</text:span><text:span text:style-name="T16_2"><text:s/></text:span><text:span text:style-name="T16_3">on</text:span><text:span text:style-name="T16_4"><text:s/></text:span><text:span text:style-name="T16_5">the</text:span><text:span text:style-name="T16_6"><text:s/></text:span><text:span text:style-name="T16_7">inter</text:span><text:span text:style-name="T16_8">-</text:span><text:span text:style-name="T16_9">dependencies</text:span><text:span text:style-name="T16_10"><text:s/></text:span><text:span text:style-name="T16_11">and</text:span><text:span text:style-name="T16_12"><text:s/></text:span><text:span text:style-name="T16_13">relationships</text:span><text:span text:style-name="T16_14"><text:s/></text:span><text:span text:style-name="T16_15">between</text:span><text:span text:style-name="T16_16"><text:s/></text:span><text:span text:style-name="T16_17">teams</text:span><text:span text:style-name="T16_18"><text:s/></text:span><text:span text:style-name="T16_19">to</text:span><text:span text:style-name="T16_20"><text:s/></text:span><text:span text:style-name="T16_21">create</text:span><text:span text:style-name="T16_22"><text:s/></text:span><text:span text:style-name="T16_23">a</text:span><text:span text:style-name="T16_24"><text:s/></text:span><text:span text:style-name="T16_25">common</text:span><text:span text:style-name="T16_26"><text:s/></text:span><text:span text:style-name="T16_27">purpose</text:span></text:p>
        </text:list-item>
        <text:list-item>
          <text:p text:style-name="P17"><text:span text:style-name="T17_1">Clarifying</text:span><text:span text:style-name="T17_2"><text:s/></text:span><text:span text:style-name="T17_3">and</text:span><text:span text:style-name="T17_4"><text:s/></text:span><text:span text:style-name="T17_5">communicating</text:span><text:span text:style-name="T17_6"><text:s/></text:span><text:span text:style-name="T17_7">team</text:span><text:span text:style-name="T17_8"><text:s/></text:span><text:span text:style-name="T17_9">objectives</text:span><text:span text:style-name="T17_10">,<text:s/></text:span><text:span text:style-name="T17_11">bringing</text:span><text:span text:style-name="T17_12"><text:s/></text:span><text:span text:style-name="T17_13">a</text:span><text:span text:style-name="T17_14"><text:s/></text:span><text:span text:style-name="T17_15">broader</text:span><text:span text:style-name="T17_16"><text:s/></text:span><text:span text:style-name="T17_17">perspective</text:span><text:span text:style-name="T17_18"><text:s/></text:span><text:span text:style-name="T17_19">to</text:span><text:span text:style-name="T17_20"><text:s/></text:span><text:span text:style-name="T17_21">a</text:span><text:span text:style-name="T17_22"><text:s/></text:span><text:span text:style-name="T17_23">team</text:span><text:span text:style-name="T17_24"><text:s/></text:span><text:span text:style-name="T17_25">so</text:span><text:span text:style-name="T17_26"><text:s/></text:span><text:span text:style-name="T17_27">that</text:span><text:span text:style-name="T17_28"><text:s/></text:span><text:span text:style-name="T17_29">it</text:span><text:span text:style-name="T17_30"><text:s/></text:span><text:span text:style-name="T17_31">can</text:span><text:span text:style-name="T17_32"><text:s/></text:span><text:span text:style-name="T17_33">focus</text:span><text:span text:style-name="T17_34"><text:s/></text:span><text:span text:style-name="T17_35">on</text:span><text:span text:style-name="T17_36"><text:s/></text:span><text:span text:style-name="T17_37">different</text:span><text:span text:style-name="T17_38"><text:s/></text:span><text:span text:style-name="T17_39">delivery</text:span><text:span text:style-name="T17_40"><text:s/></text:span><text:span text:style-name="T17_41">approaches</text:span></text:p>
        </text:list-item>
        <text:list-item>
          <text:p text:style-name="P18"><text:span text:style-name="T18_1">Co</text:span><text:span text:style-name="T18_2">-</text:span><text:span text:style-name="T18_3">ordinating</text:span><text:span text:style-name="T18_4"><text:s/></text:span><text:span text:style-name="T18_5">and</text:span><text:span text:style-name="T18_6"><text:s/></text:span><text:span text:style-name="T18_7">monitoring</text:span><text:span text:style-name="T18_8"><text:s/></text:span><text:span text:style-name="T18_9">team</text:span><text:span text:style-name="T18_10"><text:s/></text:span><text:span text:style-name="T18_11">performance</text:span><text:span text:style-name="T18_12">,<text:s/></text:span><text:span text:style-name="T18_13">utilising</text:span><text:span text:style-name="T18_14"><text:s/></text:span><text:span text:style-name="T18_15">team</text:span><text:span text:style-name="T18_16"><text:s/></text:span><text:span text:style-name="T18_17">diversity</text:span><text:span text:style-name="T18_18"><text:s/></text:span><text:span text:style-name="T18_19">to</text:span><text:span text:style-name="T18_20"><text:s/></text:span><text:span text:style-name="T18_21">maximise</text:span><text:span text:style-name="T18_22"><text:s/></text:span><text:span text:style-name="T18_23">effectiveness</text:span></text:p>
        </text:list-item>
      </text:list>
      <text:p text:style-name="P19"><text:span text:style-name="T19_1">Desirable</text:span></text:p>
      <text:list text:style-name="LS3" xml:id="list9">
        <text:list-item>
          <text:p text:style-name="P20"><text:span text:style-name="T20_1">Familiarity</text:span><text:span text:style-name="T20_2"><text:s/></text:span><text:span text:style-name="T20_3">with</text:span><text:span text:style-name="T20_4"><text:s/></text:span><text:span text:style-name="T20_5">the</text:span><text:span text:style-name="T20_6"><text:s/></text:span><text:span text:style-name="T20_7">public</text:span><text:span text:style-name="T20_8"><text:s/></text:span><text:span text:style-name="T20_9">sector</text:span><text:span text:style-name="T20_10"><text:s/></text:span><text:span text:style-name="T20_11">and</text:span><text:span text:style-name="T20_12"><text:s/></text:span><text:span text:style-name="T20_13">government</text:span><text:span text:style-name="T20_14"><text:s/></text:span><text:span text:style-name="T20_15">processes</text:span></text:p>
        </text:list-item>
      </text:list>
      <text:p text:style-name="P21"><text:span text:style-name="T21_1">BUILDING</text:span><text:span text:style-name="T21_2"><text:s/></text:span><text:span text:style-name="T21_3">CAPABILITY</text:span><text:span text:style-name="T21_4"><text:s/></text:span><text:span text:style-name="T21_5">FOR</text:span><text:span text:style-name="T21_6"><text:s/></text:span><text:span text:style-name="T21_7">ALL</text:span></text:p>
      <text:p text:style-name="P22"><text:span text:style-name="T22_1">Essential</text:span></text:p>
      <text:list text:style-name="LS4" xml:id="list10">
        <text:list-item>
          <text:p text:style-name="P23"><text:span text:style-name="T23_1">Valuing</text:span><text:span text:style-name="T23_2"><text:s/></text:span><text:span text:style-name="T23_3">contributions</text:span><text:span text:style-name="T23_4"><text:s/></text:span><text:span text:style-name="T23_5">from</text:span><text:span text:style-name="T23_6"><text:s/></text:span><text:span text:style-name="T23_7">everyone</text:span><text:span text:style-name="T23_8">,<text:s/></text:span><text:span text:style-name="T23_9">rewarding</text:span><text:span text:style-name="T23_10"><text:s/></text:span><text:span text:style-name="T23_11">productive</text:span><text:span text:style-name="T23_12"><text:s/></text:span><text:span text:style-name="T23_13">behaviour</text:span><text:span text:style-name="T23_14"><text:s/></text:span><text:span text:style-name="T23_15">and</text:span><text:span text:style-name="T23_16"><text:s/></text:span><text:span text:style-name="T23_17">promptly</text:span><text:span text:style-name="T23_18"><text:s/></text:span><text:span text:style-name="T23_19">addressing</text:span><text:span text:style-name="T23_20"><text:s/></text:span><text:span text:style-name="T23_21">any</text:span><text:span text:style-name="T23_22"><text:s/></text:span><text:span text:style-name="T23_23">poor</text:span><text:span text:style-name="T23_24"><text:s/></text:span><text:span text:style-name="T23_25">performance</text:span></text:p>
        </text:list-item>
        <text:list-item>
          <text:p text:style-name="P24"><text:span text:style-name="T24_1">Ability</text:span><text:span text:style-name="T24_2"><text:s/></text:span><text:span text:style-name="T24_3">to</text:span><text:span text:style-name="T24_4"><text:s/></text:span><text:span text:style-name="T24_5">work</text:span><text:span text:style-name="T24_6"><text:s/></text:span><text:span text:style-name="T24_7">in</text:span><text:span text:style-name="T24_8"><text:s/></text:span><text:span text:style-name="T24_9">a</text:span><text:span text:style-name="T24_10"><text:s/></text:span><text:span text:style-name="T24_11">diverse</text:span><text:span text:style-name="T24_12"><text:s/></text:span><text:span text:style-name="T24_13">team</text:span><text:span text:style-name="T24_14"><text:s/></text:span><text:span text:style-name="T24_15">of</text:span><text:span text:style-name="T24_16"><text:s/></text:span><text:span text:style-name="T24_17">highly</text:span><text:span text:style-name="T24_18"><text:s/></text:span><text:span text:style-name="T24_19">talented</text:span><text:span text:style-name="T24_20"><text:s/></text:span><text:span text:style-name="T24_21">staff</text:span><text:span text:style-name="T24_22">,<text:s/></text:span><text:span text:style-name="T24_23">from</text:span><text:span text:style-name="T24_24"><text:s/></text:span><text:span text:style-name="T24_25">different</text:span><text:span text:style-name="T24_26"><text:s/></text:span><text:span text:style-name="T24_27">disciplines</text:span><text:span text:style-name="T24_28"><text:s/></text:span><text:span text:style-name="T24_29">and</text:span><text:span text:style-name="T24_30"><text:s/></text:span><text:span text:style-name="T24_31">backgrounds</text:span><text:span text:style-name="T24_32">.</text:span></text:p>
        </text:list-item>
        <text:list-item>
          <text:p text:style-name="P25"><text:span text:style-name="T25_1">Using</text:span><text:span text:style-name="T25_2"><text:s/></text:span><text:span text:style-name="T25_3">regular</text:span><text:span text:style-name="T25_4"><text:s/></text:span><text:span text:style-name="T25_5">performance</text:span><text:span text:style-name="T25_6"><text:s/></text:span><text:span text:style-name="T25_7">assessment</text:span><text:span text:style-name="T25_8"><text:s/></text:span><text:span text:style-name="T25_9">to</text:span><text:span text:style-name="T25_10"><text:s/></text:span><text:span text:style-name="T25_11">focus</text:span><text:span text:style-name="T25_12"><text:s/></text:span><text:span text:style-name="T25_13">on</text:span><text:span text:style-name="T25_14"><text:s/></text:span><text:span text:style-name="T25_15">the</text:span><text:span text:style-name="T25_16"><text:s/></text:span><text:span text:style-name="T25_17">delivery</text:span><text:span text:style-name="T25_18"><text:s/></text:span><text:span text:style-name="T25_19">of</text:span><text:span text:style-name="T25_20"><text:s/></text:span><text:span text:style-name="T25_21">objectives</text:span><text:span text:style-name="T25_22"><text:s/></text:span><text:span text:style-name="T25_23">and</text:span><text:span text:style-name="T25_24"><text:s/></text:span><text:span text:style-name="T25_25">provide</text:span><text:span text:style-name="T25_26"><text:s/></text:span><text:span text:style-name="T25_27">or</text:span><text:span text:style-name="T25_28"><text:s/></text:span><text:span text:style-name="T25_29">gain</text:span><text:span text:style-name="T25_30"><text:s/></text:span><text:span text:style-name="T25_31">timely</text:span><text:span text:style-name="T25_32"><text:s/></text:span><text:span text:style-name="T25_33">and</text:span><text:span text:style-name="T25_34"><text:s/></text:span><text:span text:style-name="T25_35">constructive</text:span><text:span text:style-name="T25_36"><text:s/></text:span><text:span text:style-name="T25_37">feedback</text:span><text:span text:style-name="T25_38"><text:s/></text:span><text:span text:style-name="T25_39">to</text:span><text:span text:style-name="T25_40"><text:s/></text:span><text:span text:style-name="T25_41">agree</text:span><text:span text:style-name="T25_42"><text:s/></text:span><text:span text:style-name="T25_43">development</text:span><text:span text:style-name="T25_44"><text:s/></text:span><text:span text:style-name="T25_45">plans</text:span></text:p>
        </text:list-item>
        <text:list-item>
          <text:p text:style-name="P26"><text:span text:style-name="T26_1">Ensuring</text:span><text:span text:style-name="T26_2"><text:s/></text:span><text:span text:style-name="T26_3">equal</text:span><text:span text:style-name="T26_4"><text:s/></text:span><text:span text:style-name="T26_5">access</text:span><text:span text:style-name="T26_6"><text:s/></text:span><text:span text:style-name="T26_7">to</text:span><text:span text:style-name="T26_8"><text:s/></text:span><text:span text:style-name="T26_9">learning</text:span><text:span text:style-name="T26_10"><text:s/></text:span><text:span text:style-name="T26_11">and</text:span><text:span text:style-name="T26_12"><text:s/></text:span><text:span text:style-name="T26_13">development</text:span><text:span text:style-name="T26_14"><text:s/></text:span><text:span text:style-name="T26_15">opportunities</text:span><text:span text:style-name="T26_16"><text:s/></text:span><text:span text:style-name="T26_17">to</text:span><text:span text:style-name="T26_18"><text:s/></text:span><text:span text:style-name="T26_19">enable</text:span><text:span text:style-name="T26_20"><text:s/></text:span><text:span text:style-name="T26_21">all</text:span><text:span text:style-name="T26_22"><text:s/></text:span><text:span text:style-name="T26_23">people</text:span><text:span text:style-name="T26_24"><text:s/></text:span><text:span text:style-name="T26_25">to</text:span><text:span text:style-name="T26_26"><text:s/></text:span><text:span text:style-name="T26_27">realise</text:span><text:span text:style-name="T26_28"><text:s/></text:span><text:span text:style-name="T26_29">their</text:span><text:span text:style-name="T26_30"><text:s/></text:span><text:span text:style-name="T26_31">full</text:span><text:span text:style-name="T26_32"><text:s/></text:span><text:span text:style-name="T26_33">potential</text:span></text:p>
        </text:list-item>
      </text:list>
      <text:p text:style-name="P27"><text:span text:style-name="T27_1">LEADING</text:span><text:span text:style-name="T27_2"><text:s/></text:span><text:span text:style-name="T27_3">AND</text:span><text:span text:style-name="T27_4"><text:s/></text:span><text:span text:style-name="T27_5">COMMUNICATING</text:span></text:p>
      <text:p text:style-name="P28"><text:span text:style-name="T28_1">Essential</text:span></text:p>
      <text:list text:style-name="LS5" xml:id="list14">
        <text:list-item>
          <text:p text:style-name="P29"><text:span text:style-name="T29_1">Strong</text:span><text:span text:style-name="T29_2"><text:s/></text:span><text:span text:style-name="T29_3">communication</text:span><text:span text:style-name="T29_4"><text:s/></text:span><text:span text:style-name="T29_5">skills</text:span><text:span text:style-name="T29_6">;<text:s/></text:span><text:span text:style-name="T29_7">the</text:span><text:span text:style-name="T29_8"><text:s/></text:span><text:span text:style-name="T29_9">ability</text:span><text:span text:style-name="T29_10"><text:s/></text:span><text:span text:style-name="T29_11">to</text:span><text:span text:style-name="T29_12"><text:s/></text:span><text:span text:style-name="T29_13">make</text:span><text:span text:style-name="T29_14"><text:s/></text:span><text:span text:style-name="T29_15">extremely</text:span><text:span text:style-name="T29_16"><text:s/></text:span><text:span text:style-name="T29_17">complex</text:span><text:span text:style-name="T29_18"><text:s/></text:span><text:span text:style-name="T29_19">subjects</text:span><text:span text:style-name="T29_20"><text:s/></text:span><text:span text:style-name="T29_21">clear</text:span><text:span text:style-name="T29_22"><text:s/></text:span><text:span text:style-name="T29_23">and</text:span><text:span text:style-name="T29_24"><text:s/></text:span><text:span text:style-name="T29_25">easy</text:span><text:span text:style-name="T29_26"><text:s/></text:span><text:span text:style-name="T29_27">to</text:span><text:span text:style-name="T29_28"><text:s/></text:span><text:span text:style-name="T29_29">comprehend</text:span><text:span text:style-name="T29_30">.</text:span></text:p>
        </text:list-item>
        <text:list-item>
          <text:p text:style-name="P30"><text:span text:style-name="T30_1">Excellent</text:span><text:span text:style-name="T30_2"><text:s/></text:span><text:span text:style-name="T30_3">stakeholder</text:span><text:span text:style-name="T30_4"><text:s/></text:span><text:span text:style-name="T30_5">management</text:span><text:span text:style-name="T30_6"><text:s/></text:span><text:span text:style-name="T30_7">skills</text:span><text:span text:style-name="T30_8">,<text:s/></text:span><text:span text:style-name="T30_9">and</text:span><text:span text:style-name="T30_10"><text:s/></text:span><text:span text:style-name="T30_11">the</text:span><text:span text:style-name="T30_12"><text:s/></text:span><text:span text:style-name="T30_13">ability</text:span><text:span text:style-name="T30_14"><text:s/></text:span><text:span text:style-name="T30_15">to</text:span><text:span text:style-name="T30_16"><text:s/></text:span><text:span text:style-name="T30_17">form</text:span><text:span text:style-name="T30_18"><text:s/></text:span><text:span text:style-name="T30_19">strong</text:span><text:span text:style-name="T30_20"><text:s/></text:span><text:span text:style-name="T30_21">collaborative</text:span><text:span text:style-name="T30_22"><text:s/></text:span><text:span text:style-name="T30_23">relationships</text:span><text:span text:style-name="T30_24">.</text:span></text:p>
        </text:list-item>
        <text:list-item>
          <text:p text:style-name="P31"><text:span text:style-name="T31_1">Proposing</text:span><text:span text:style-name="T31_2"><text:s/></text:span><text:span text:style-name="T31_3">ways</text:span><text:span text:style-name="T31_4"><text:s/></text:span><text:span text:style-name="T31_5">in</text:span><text:span text:style-name="T31_6"><text:s/></text:span><text:span text:style-name="T31_7">which</text:span><text:span text:style-name="T31_8"><text:s/></text:span><text:span text:style-name="T31_9">communication</text:span><text:span text:style-name="T31_10"><text:s/></text:span><text:span text:style-name="T31_11">and</text:span><text:span text:style-name="T31_12"><text:s/></text:span><text:span text:style-name="T31_13">marketing</text:span><text:span text:style-name="T31_14"><text:s/></text:span><text:span text:style-name="T31_15">can</text:span><text:span text:style-name="T31_16"><text:s/></text:span><text:span text:style-name="T31_17">add</text:span><text:span text:style-name="T31_18"><text:s/></text:span><text:span text:style-name="T31_19">creative</text:span><text:span text:style-name="T31_20"><text:s/></text:span><text:span text:style-name="T31_21">and</text:span><text:span text:style-name="T31_22"><text:s/></text:span><text:span text:style-name="T31_23">innovative</text:span><text:span text:style-name="T31_24"><text:s/></text:span><text:span text:style-name="T31_25">impact</text:span></text:p>
        </text:list-item>
      </text:list>
      <text:p text:style-name="P32"><text:span text:style-name="T32_1">MAKING</text:span><text:span text:style-name="T32_2"><text:s/></text:span><text:span text:style-name="T32_3">EFFECTIVE</text:span><text:span text:style-name="T32_4"><text:s/></text:span><text:span text:style-name="T32_5">DECISIONS</text:span></text:p>
      <text:p text:style-name="P33"><text:span text:style-name="T33_1">Essential</text:span></text:p>
      <text:list text:style-name="LS6" xml:id="list17">
        <text:list-item>
          <text:p text:style-name="P34"><text:span text:style-name="T34_1">Identifying</text:span><text:span text:style-name="T34_2"><text:s/></text:span><text:span text:style-name="T34_3">emerging</text:span><text:span text:style-name="T34_4"><text:s/></text:span><text:span text:style-name="T34_5">performance</text:span><text:span text:style-name="T34_6"><text:s/></text:span><text:span text:style-name="T34_7">issues</text:span><text:span text:style-name="T34_8"><text:s/></text:span><text:span text:style-name="T34_9">or</text:span><text:span text:style-name="T34_10"><text:s/></text:span><text:span text:style-name="T34_11">trends</text:span><text:span text:style-name="T34_12"><text:s/></text:span><text:span text:style-name="T34_13">and</text:span><text:span text:style-name="T34_14"><text:s/></text:span><text:span text:style-name="T34_15">proposing</text:span><text:span text:style-name="T34_16"><text:s/></text:span><text:span text:style-name="T34_17">decisive</text:span><text:span text:style-name="T34_18"><text:s/></text:span><text:span text:style-name="T34_19">strategic</text:span><text:span text:style-name="T34_20"><text:s/></text:span><text:span text:style-name="T34_21">action</text:span></text:p>
        </text:list-item>
        <text:list-item>
          <text:p text:style-name="P35"><text:span text:style-name="T35_1">Probing</text:span><text:span text:style-name="T35_2"><text:s/></text:span><text:span text:style-name="T35_3">evidence</text:span><text:span text:style-name="T35_4"><text:s/></text:span><text:span text:style-name="T35_5">to</text:span><text:span text:style-name="T35_6"><text:s/></text:span><text:span text:style-name="T35_7">identify</text:span><text:span text:style-name="T35_8"><text:s/></text:span><text:span text:style-name="T35_9">quick</text:span><text:span text:style-name="T35_10"><text:s/></text:span><text:span text:style-name="T35_11">fixes</text:span><text:span text:style-name="T35_12"><text:s/></text:span><text:span text:style-name="T35_13">and</text:span><text:span text:style-name="T35_14"><text:s/></text:span><text:span text:style-name="T35_15">user</text:span><text:span text:style-name="T35_16"><text:s/></text:span><text:span text:style-name="T35_17">needs</text:span><text:span text:style-name="T35_18"><text:s/></text:span><text:span text:style-name="T35_19">for</text:span><text:span text:style-name="T35_20"><text:s/></text:span><text:span text:style-name="T35_21">service</text:span><text:span text:style-name="T35_22"><text:s/></text:span><text:span text:style-name="T35_23">improvements</text:span></text:p>
        </text:list-item>
        <text:list-item>
          <text:p text:style-name="P36"><text:span text:style-name="T36_1">Analysing</text:span><text:span text:style-name="T36_2"><text:s/></text:span><text:span text:style-name="T36_3">evidence</text:span><text:span text:style-name="T36_4"><text:s/></text:span><text:span text:style-name="T36_5">from</text:span><text:span text:style-name="T36_6"><text:s/></text:span><text:span text:style-name="T36_7">diverse</text:span><text:span text:style-name="T36_8"><text:s/></text:span><text:span text:style-name="T36_9">sources</text:span><text:span text:style-name="T36_10"><text:s/></text:span><text:span text:style-name="T36_11">to</text:span><text:span text:style-name="T36_12"><text:s/></text:span><text:span text:style-name="T36_13">generate</text:span><text:span text:style-name="T36_14"><text:s/></text:span><text:span text:style-name="T36_15">robust</text:span><text:span text:style-name="T36_16"><text:s/></text:span><text:span text:style-name="T36_17">solutions</text:span><text:span text:style-name="T36_18"><text:s/></text:span><text:span text:style-name="T36_19">and</text:span><text:span text:style-name="T36_20"><text:s/></text:span><text:span text:style-name="T36_21">make</text:span><text:span text:style-name="T36_22"><text:s/></text:span><text:span text:style-name="T36_23">timely</text:span><text:span text:style-name="T36_24"><text:s/></text:span><text:span text:style-name="T36_25">decisions</text:span></text:p>
        </text:list-item>
        <text:list-item>
          <text:p text:style-name="P37"><text:span text:style-name="T37_1">The</text:span><text:span text:style-name="T37_2"><text:s/></text:span><text:span text:style-name="T37_3">ability</text:span><text:span text:style-name="T37_4"><text:s/></text:span><text:span text:style-name="T37_5">to</text:span><text:span text:style-name="T37_6"><text:s/></text:span><text:span text:style-name="T37_7">make</text:span><text:span text:style-name="T37_8"><text:s/></text:span><text:span text:style-name="T37_9">sound</text:span><text:span text:style-name="T37_10"><text:s/></text:span><text:span text:style-name="T37_11">judgements</text:span><text:span text:style-name="T37_12"><text:s/></text:span><text:span text:style-name="T37_13">under</text:span><text:span text:style-name="T37_14"><text:s/></text:span><text:span text:style-name="T37_15">pressure</text:span><text:span text:style-name="T37_16"><text:s/></text:span><text:span text:style-name="T37_17">and</text:span><text:span text:style-name="T37_18"><text:s/></text:span><text:span text:style-name="T37_19">competing</text:span><text:span text:style-name="T37_20"><text:s/></text:span><text:span text:style-name="T37_21">demands</text:span><text:span text:style-name="T37_22">.</text:span></text:p>
        </text:list-item>
      </text:list>
      <text:p text:style-name="P38"><text:span text:style-name="T38_1">DELIVERING</text:span><text:span text:style-name="T38_2"><text:s/></text:span><text:span text:style-name="T38_3">AT</text:span><text:span text:style-name="T38_4"><text:s/></text:span><text:span text:style-name="T38_5">PACE</text:span></text:p>
      <text:p text:style-name="P39"><text:span text:style-name="T39_1">Essential</text:span></text:p>
      <text:list text:style-name="LS7" xml:id="list21">
        <text:list-item>
          <text:p text:style-name="P40"><text:span text:style-name="T40_1">Ensuring</text:span><text:span text:style-name="T40_2"><text:s/></text:span><text:span text:style-name="T40_3">efficient</text:span><text:span text:style-name="T40_4"><text:s/></text:span><text:span text:style-name="T40_5">and</text:span><text:span text:style-name="T40_6"><text:s/></text:span><text:span text:style-name="T40_7">effective</text:span><text:span text:style-name="T40_8"><text:s/></text:span><text:span text:style-name="T40_9">use</text:span><text:span text:style-name="T40_10"><text:s/></text:span><text:span text:style-name="T40_11">of</text:span><text:span text:style-name="T40_12"><text:s/></text:span><text:span text:style-name="T40_13">resources</text:span><text:span text:style-name="T40_14"><text:s/></text:span><text:span text:style-name="T40_15">to</text:span><text:span text:style-name="T40_16"><text:s/></text:span><text:span text:style-name="T40_17">deliver</text:span><text:span text:style-name="T40_18"><text:s/></text:span><text:span text:style-name="T40_19">programmes</text:span><text:span text:style-name="T40_20"><text:s/></text:span><text:span text:style-name="T40_21">and</text:span><text:span text:style-name="T40_22"><text:s/></text:span><text:span text:style-name="T40_23">projects</text:span><text:span text:style-name="T40_24"><text:s/></text:span><text:span text:style-name="T40_25">on</text:span><text:span text:style-name="T40_26"><text:s/></text:span><text:span text:style-name="T40_27">time</text:span><text:span text:style-name="T40_28">,<text:s/></text:span><text:span text:style-name="T40_29">within</text:span><text:span text:style-name="T40_30"><text:s/></text:span><text:span text:style-name="T40_31">budgets</text:span><text:span text:style-name="T40_32"><text:s/></text:span><text:span text:style-name="T40_33">and</text:span><text:span text:style-name="T40_34"><text:s/></text:span><text:span text:style-name="T40_35">to</text:span><text:span text:style-name="T40_36"><text:s/></text:span><text:span text:style-name="T40_37">agreed</text:span><text:span text:style-name="T40_38"><text:s/></text:span><text:span text:style-name="T40_39">quality</text:span><text:span text:style-name="T40_40"><text:s/></text:span><text:span text:style-name="T40_41">standards</text:span></text:p>
        </text:list-item>
        <text:list-item>
          <text:p text:style-name="P41"><text:span text:style-name="T41_1">Managing</text:span><text:span text:style-name="T41_2"><text:s/></text:span><text:span text:style-name="T41_3">across</text:span><text:span text:style-name="T41_4"><text:s/></text:span><text:span text:style-name="T41_5">boundaries</text:span><text:span text:style-name="T41_6"><text:s/></text:span><text:span text:style-name="T41_7">to</text:span><text:span text:style-name="T41_8"><text:s/></text:span><text:span text:style-name="T41_9">ensure</text:span><text:span text:style-name="T41_10"><text:s/></text:span><text:span text:style-name="T41_11">delivery</text:span><text:span text:style-name="T41_12"><text:s/></text:span><text:span text:style-name="T41_13">of</text:span><text:span text:style-name="T41_14"><text:s/></text:span><text:span text:style-name="T41_15">benefits</text:span><text:span text:style-name="T41_16"><text:s/></text:span><text:span text:style-name="T41_17">and</text:span><text:span text:style-name="T41_18"><text:s/></text:span><text:span text:style-name="T41_19">sharing</text:span><text:span text:style-name="T41_20"><text:s/></text:span><text:span text:style-name="T41_21">lessons</text:span><text:span text:style-name="T41_22"><text:s/></text:span><text:span text:style-name="T41_23">learned</text:span></text:p>
        </text:list-item>
      </text:list>
      <text:p text:style-name="P42"><text:span text:style-name="T42_1">DELIVERING</text:span><text:span text:style-name="T42_2"><text:s/></text:span><text:span text:style-name="T42_3">VALUE</text:span><text:span text:style-name="T42_4"><text:s/></text:span><text:span text:style-name="T42_5">FOR</text:span><text:span text:style-name="T42_6"><text:s/></text:span><text:span text:style-name="T42_7">MONEY</text:span></text:p>
      <text:p text:style-name="P43"><text:span text:style-name="T43_1">Desirable</text:span><text:span text:style-name="T43_2"><text:tab/><text:s/></text:span></text:p>
      <text:list text:style-name="LS7" xml:id="list23">
        <text:list-item>
          <text:p text:style-name="P44"><text:span text:style-name="T44_1">Experience</text:span><text:span text:style-name="T44_2"><text:s/></text:span><text:span text:style-name="T44_3">of</text:span><text:span text:style-name="T44_4"><text:s/></text:span><text:span text:style-name="T44_5">complying</text:span><text:span text:style-name="T44_6"><text:s/></text:span><text:span text:style-name="T44_7">with</text:span><text:span text:style-name="T44_8"><text:s/></text:span><text:span text:style-name="T44_9">government</text:span><text:span text:style-name="T44_10"><text:s/></text:span><text:span text:style-name="T44_11">guidance</text:span><text:span text:style-name="T44_12"><text:s/></text:span><text:span text:style-name="T44_13">on</text:span><text:span text:style-name="T44_14"><text:s/></text:span><text:span text:style-name="T44_15">finance</text:span><text:span text:style-name="T44_16"><text:s/></text:span><text:span text:style-name="T44_17">and</text:span><text:span text:style-name="T44_18"><text:s/></text:span><text:span text:style-name="T44_19">procurement</text:span><text:span text:style-name="T44_20"><text:s/></text:span><text:span text:style-name="T44_21">policies</text:span><text:span text:style-name="T44_22"><text:s/></text:span><text:span text:style-name="T44_23">and</text:span><text:span text:style-name="T44_24"><text:s/></text:span><text:span text:style-name="T44_25">applying</text:span><text:span text:style-name="T44_26"><text:s/></text:span><text:span text:style-name="T44_27">procedures</text:span><text:span text:style-name="T44_28"><text:s/></text:span><text:span text:style-name="T44_29">correctly</text:span><text:span text:style-name="T44_30"><text:s/></text:span></text:p>
        </text:list-item>
        <text:list-item>
          <text:p text:style-name="P45"><text:span text:style-name="T45_1">Advising</text:span><text:span text:style-name="T45_2"><text:s/></text:span><text:span text:style-name="T45_3">on</text:span><text:span text:style-name="T45_4"><text:s/></text:span><text:span text:style-name="T45_5">future</text:span><text:span text:style-name="T45_6"><text:s/></text:span><text:span text:style-name="T45_7">resource</text:span><text:span text:style-name="T45_8"><text:s/></text:span><text:span text:style-name="T45_9">requirements</text:span><text:span text:style-name="T45_10"><text:s/></text:span><text:span text:style-name="T45_11">and</text:span><text:span text:style-name="T45_12"><text:s/></text:span><text:span text:style-name="T45_13">assessing</text:span><text:span text:style-name="T45_14"><text:s/></text:span><text:span text:style-name="T45_15">the</text:span><text:span text:style-name="T45_16"><text:s/></text:span><text:span text:style-name="T45_17">implications</text:span><text:span text:style-name="T45_18"><text:s/></text:span><text:span text:style-name="T45_19">of</text:span><text:span text:style-name="T45_20"><text:s/></text:span><text:span text:style-name="T45_21">changing</text:span><text:span text:style-name="T45_22"><text:s/></text:span><text:span text:style-name="T45_23">demands</text:span></text:p>
        </text:list-item>
      </text:list>
      <text:p text:style-name="P46"><text:span text:style-name="T46_1">MANAGING</text:span><text:span text:style-name="T46_2"><text:s/></text:span><text:span text:style-name="T46_3">A</text:span><text:span text:style-name="T46_4"><text:s/></text:span><text:span text:style-name="T46_5">QUALITY</text:span><text:span text:style-name="T46_6"><text:s/></text:span><text:span text:style-name="T46_7">SERVICE</text:span></text:p>
      <text:p text:style-name="P47"><text:span text:style-name="T47_1">Essential</text:span></text:p>
      <text:list text:style-name="LS8" xml:id="list25">
        <text:list-item>
          <text:p text:style-name="P48"><text:span text:style-name="T48_1">Investing</text:span><text:span text:style-name="T48_2"><text:s/></text:span><text:span text:style-name="T48_3">time</text:span><text:span text:style-name="T48_4"><text:s/></text:span><text:span text:style-name="T48_5">to</text:span><text:span text:style-name="T48_6"><text:s/></text:span><text:span text:style-name="T48_7">understand</text:span><text:span text:style-name="T48_8"><text:s/></text:span><text:span text:style-name="T48_9">customer</text:span><text:span text:style-name="T48_10"><text:s/></text:span><text:span text:style-name="T48_11">and</text:span><text:span text:style-name="T48_12"><text:s/></text:span><text:span text:style-name="T48_13">stakeholder</text:span><text:span text:style-name="T48_14"><text:s/></text:span><text:span text:style-name="T48_15">expectations</text:span><text:span text:style-name="T48_16"><text:s/></text:span><text:span text:style-name="T48_17">and</text:span><text:span text:style-name="T48_18"><text:s/></text:span><text:span text:style-name="T48_19">priorities</text:span><text:span text:style-name="T48_20">,<text:s/></text:span><text:span text:style-name="T48_21">developing</text:span><text:span text:style-name="T48_22"><text:s/></text:span><text:span text:style-name="T48_23">services</text:span><text:span text:style-name="T48_24"><text:s/></text:span><text:span text:style-name="T48_25">to</text:span><text:span text:style-name="T48_26"><text:s/></text:span><text:span text:style-name="T48_27">meet</text:span><text:span text:style-name="T48_28"><text:s/></text:span><text:span text:style-name="T48_29">those</text:span><text:span text:style-name="T48_30"><text:s/></text:span><text:span text:style-name="T48_31">needs</text:span><text:span text:style-name="T48_32">,<text:s/></text:span><text:span text:style-name="T48_33">including</text:span><text:span text:style-name="T48_34"><text:s/></text:span><text:span text:style-name="T48_35">when</text:span><text:span text:style-name="T48_36"><text:s/></text:span><text:span text:style-name="T48_37">they</text:span><text:span text:style-name="T48_38"><text:s/></text:span><text:span text:style-name="T48_39">change</text:span></text:p>
        </text:list-item>
        <text:list-item>
          <text:p text:style-name="P49"><text:span text:style-name="T49_1">Anticipating</text:span><text:span text:style-name="T49_2"><text:s/></text:span><text:span text:style-name="T49_3">and</text:span><text:span text:style-name="T49_4"><text:s/></text:span><text:span text:style-name="T49_5">managing</text:span><text:span text:style-name="T49_6"><text:s/></text:span><text:span text:style-name="T49_7">problems</text:span><text:span text:style-name="T49_8">,<text:s/></text:span><text:span text:style-name="T49_9">bringing</text:span><text:span text:style-name="T49_10"><text:s/></text:span><text:span text:style-name="T49_11">issues</text:span><text:span text:style-name="T49_12"><text:s/></text:span><text:span text:style-name="T49_13">and</text:span><text:span text:style-name="T49_14"><text:s/></text:span><text:span text:style-name="T49_15">conflict</text:span><text:span text:style-name="T49_16"><text:s/></text:span><text:span text:style-name="T49_17">into</text:span><text:span text:style-name="T49_18"><text:s/></text:span><text:span text:style-name="T49_19">the</text:span><text:span text:style-name="T49_20"><text:s/></text:span><text:span text:style-name="T49_21">open</text:span><text:span text:style-name="T49_22"><text:s/></text:span><text:span text:style-name="T49_23">and</text:span><text:span text:style-name="T49_24"><text:s/></text:span><text:span text:style-name="T49_25">taking</text:span><text:span text:style-name="T49_26"><text:s/></text:span><text:span text:style-name="T49_27">pre</text:span><text:span text:style-name="T49_28">-</text:span><text:span text:style-name="T49_29">emptive</text:span><text:span text:style-name="T49_30"><text:s/></text:span><text:span text:style-name="T49_31">action</text:span></text:p>
        </text:list-item>
        <text:list-item>
          <text:p text:style-name="P50"><text:span text:style-name="T50_1">Identifying</text:span><text:span text:style-name="T50_2"><text:s/></text:span><text:span text:style-name="T50_3">and</text:span><text:span text:style-name="T50_4"><text:s/></text:span><text:span text:style-name="T50_5">introducing</text:span><text:span text:style-name="T50_6"><text:s/></text:span><text:span text:style-name="T50_7">improved</text:span><text:span text:style-name="T50_8"><text:s/></text:span><text:span text:style-name="T50_9">services</text:span><text:span text:style-name="T50_10"><text:s/></text:span><text:span text:style-name="T50_11">to</text:span><text:span text:style-name="T50_12"><text:s/></text:span><text:span text:style-name="T50_13">deliver</text:span><text:span text:style-name="T50_14"><text:s/></text:span><text:span text:style-name="T50_15">customer</text:span><text:span text:style-name="T50_16"><text:s/></text:span><text:span text:style-name="T50_17">and</text:span><text:span text:style-name="T50_18"><text:s/></text:span><text:span text:style-name="T50_19">stakeholder</text:span><text:span text:style-name="T50_20"><text:s/></text:span><text:span text:style-name="T50_21">requirements</text:span><text:span text:style-name="T50_22">.</text:span></text:p>
        </text:list-item>
      </text:list>
      <text:p text:style-name="P51"><text:span text:style-name="T51_1">SPECIALIST</text:span><text:span text:style-name="T51_2"><text:s/></text:span><text:span text:style-name="T51_3">SKILLS</text:span></text:p>
      <text:p text:style-name="P52"><text:span text:style-name="T52_1">Essential</text:span></text:p>
      <text:list text:style-name="LS9" xml:id="list28">
        <text:list-item>
          <text:p text:style-name="P53"><text:span text:style-name="T53_1">Familiarity</text:span><text:span text:style-name="T53_2"><text:s/></text:span><text:span text:style-name="T53_3">with</text:span><text:span text:style-name="T53_4"><text:s/></text:span><text:span text:style-name="T53_5">web</text:span><text:span text:style-name="T53_6"><text:s/></text:span><text:span text:style-name="T53_7">technologies</text:span><text:span text:style-name="T53_8"><text:s/></text:span><text:span text:style-name="T53_9">an</text:span><text:span text:style-name="T53_10"><text:s/></text:span><text:span text:style-name="T53_11">advantage</text:span></text:p>
        </text:list-item>
        <text:list-item>
          <text:p text:style-name="P54"><text:span text:style-name="T54_1">Familiarity</text:span><text:span text:style-name="T54_2"><text:s/></text:span><text:span text:style-name="T54_3">with</text:span><text:span text:style-name="T54_4"><text:s/></text:span><text:span text:style-name="T54_5">data</text:span><text:span text:style-name="T54_6"><text:s/></text:span><text:span text:style-name="T54_7">analysis</text:span><text:span text:style-name="T54_8"><text:s/></text:span><text:span text:style-name="T54_9">and</text:span><text:span text:style-name="T54_10"><text:s/></text:span><text:span text:style-name="T54_11">visualisation</text:span><text:span text:style-name="T54_12"><text:s/></text:span><text:span text:style-name="T54_13">tools</text:span><text:span text:style-name="T54_14"><text:s/></text:span><text:span text:style-name="T54_15">an</text:span><text:span text:style-name="T54_16"><text:s/></text:span><text:span text:style-name="T54_17">advantage</text:span><text:span text:style-name="T54_18">,<text:s/></text:span><text:span text:style-name="T54_19">eg</text:span><text:span text:style-name="T54_20"><text:s/></text:span><text:span text:style-name="T54_21">Google</text:span><text:span text:style-name="T54_22"><text:s/></text:span><text:span text:style-name="T54_23">Analytics</text:span><text:span text:style-name="T54_24">,<text:s/></text:span><text:span text:style-name="T54_25">Google</text:span><text:span text:style-name="T54_26"><text:s/></text:span><text:span text:style-name="T54_27">Refine</text:span><text:span text:style-name="T54_28">,<text:s/></text:span><text:span text:style-name="T54_29">Tableau</text:span><text:span text:style-name="T54_30">,<text:s/></text:span><text:span text:style-name="T54_31">etc</text:span><text:span text:style-name="T54_32">.</text:span></text:p>
        </text:list-item>
      </text:list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